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svg:stroke-width="0.1cm" svg:stroke-color="#c50004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32.93cm" svg:height="18.646cm" svg:x="4.626cm" svg:y="0.106cm">
            <draw:object draw:notify-on-update-of-ranges="Лист1.A1:Лист1.A500 Лист1.B1:Лист1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Линия 1" draw:style-name="gr2" draw:text-style-name="P2" svg:x1="7.158cm" svg:y1="12.086cm" svg:x2="35.298cm" svg:y2="12.006cm">
            <text:p/>
          </draw:line>
          <draw:line draw:z-index="2" draw:name="Линия 2" draw:style-name="gr2" draw:text-style-name="P2" svg:x1="30.837cm" svg:y1="0.797cm" svg:x2="30.81cm" svg:y2="12.139cm">
            <text:p/>
          </draw:line>
          <draw:line draw:z-index="3" draw:name="Линия 3" draw:style-name="gr2" draw:text-style-name="P2" svg:x1="12.225cm" svg:y1="0.744cm" svg:x2="12.17cm" svg:y2="12.112cm">
            <text:p/>
          </draw:line>
        </table:shapes>
        <table:table-column table:style-name="co1" table:number-columns-repeated="2" table:default-cell-style-name="Default"/>
        <table:table-row table:style-name="ro1">
          <table:table-cell office:value-type="float" office:value="3.72506544004226" calcext:value-type="float">
            <text:p>3,72506544004226</text:p>
          </table:table-cell>
          <table:table-cell office:value-type="float" office:value="3.22106023934599" calcext:value-type="float">
            <text:p>3,22106023934599</text:p>
          </table:table-cell>
        </table:table-row>
        <table:table-row table:style-name="ro1">
          <table:table-cell office:value-type="float" office:value="2.91095063088632" calcext:value-type="float">
            <text:p>2,91095063088632</text:p>
          </table:table-cell>
          <table:table-cell office:value-type="float" office:value="3.19060137154508" calcext:value-type="float">
            <text:p>3,19060137154508</text:p>
          </table:table-cell>
        </table:table-row>
        <table:table-row table:style-name="ro1">
          <table:table-cell office:value-type="float" office:value="2.96910891069593" calcext:value-type="float">
            <text:p>2,96910891069593</text:p>
          </table:table-cell>
          <table:table-cell office:value-type="float" office:value="1.05218377643478" calcext:value-type="float">
            <text:p>1,05218377643478</text:p>
          </table:table-cell>
        </table:table-row>
        <table:table-row table:style-name="ro1">
          <table:table-cell office:value-type="float" office:value="3.31475226495736" calcext:value-type="float">
            <text:p>3,31475226495736</text:p>
          </table:table-cell>
          <table:table-cell office:value-type="float" office:value="0.649915347788571" calcext:value-type="float">
            <text:p>0,649915347788571</text:p>
          </table:table-cell>
        </table:table-row>
        <table:table-row table:style-name="ro1">
          <table:table-cell office:value-type="float" office:value="1.29640187773246" calcext:value-type="float">
            <text:p>1,29640187773246</text:p>
          </table:table-cell>
          <table:table-cell office:value-type="float" office:value="0.545071543784629" calcext:value-type="float">
            <text:p>0,545071543784629</text:p>
          </table:table-cell>
        </table:table-row>
        <table:table-row table:style-name="ro1">
          <table:table-cell office:value-type="float" office:value="5.15115011136294" calcext:value-type="float">
            <text:p>5,15115011136294</text:p>
          </table:table-cell>
          <table:table-cell office:value-type="float" office:value="3.82444522003903" calcext:value-type="float">
            <text:p>3,82444522003903</text:p>
          </table:table-cell>
        </table:table-row>
        <table:table-row table:style-name="ro1">
          <table:table-cell office:value-type="float" office:value="3.03237399194369" calcext:value-type="float">
            <text:p>3,03237399194369</text:p>
          </table:table-cell>
          <table:table-cell office:value-type="float" office:value="0.74111649363689" calcext:value-type="float">
            <text:p>0,74111649363689</text:p>
          </table:table-cell>
        </table:table-row>
        <table:table-row table:style-name="ro1">
          <table:table-cell office:value-type="float" office:value="2.25792415728266" calcext:value-type="float">
            <text:p>2,25792415728266</text:p>
          </table:table-cell>
          <table:table-cell office:value-type="float" office:value="3.17202439009425" calcext:value-type="float">
            <text:p>3,17202439009425</text:p>
          </table:table-cell>
        </table:table-row>
        <table:table-row table:style-name="ro1">
          <table:table-cell office:value-type="float" office:value="3.8081097263321" calcext:value-type="float">
            <text:p>3,8081097263321</text:p>
          </table:table-cell>
          <table:table-cell office:value-type="float" office:value="3.41655411549097" calcext:value-type="float">
            <text:p>3,41655411549097</text:p>
          </table:table-cell>
        </table:table-row>
        <table:table-row table:style-name="ro1">
          <table:table-cell office:value-type="float" office:value="4.92432703140752" calcext:value-type="float">
            <text:p>4,92432703140752</text:p>
          </table:table-cell>
          <table:table-cell office:value-type="float" office:value="4.51369632097022" calcext:value-type="float">
            <text:p>4,51369632097022</text:p>
          </table:table-cell>
        </table:table-row>
        <table:table-row table:style-name="ro1">
          <table:table-cell office:value-type="float" office:value="2.88786596415539" calcext:value-type="float">
            <text:p>2,88786596415539</text:p>
          </table:table-cell>
          <table:table-cell office:value-type="float" office:value="1.27999237984094" calcext:value-type="float">
            <text:p>1,27999237984094</text:p>
          </table:table-cell>
        </table:table-row>
        <table:table-row table:style-name="ro1">
          <table:table-cell office:value-type="float" office:value="2.20098924532153" calcext:value-type="float">
            <text:p>2,20098924532153</text:p>
          </table:table-cell>
          <table:table-cell office:value-type="float" office:value="0.625010813130312" calcext:value-type="float">
            <text:p>0,625010813130312</text:p>
          </table:table-cell>
        </table:table-row>
        <table:table-row table:style-name="ro1">
          <table:table-cell office:value-type="float" office:value="3.57643013276104" calcext:value-type="float">
            <text:p>3,57643013276104</text:p>
          </table:table-cell>
          <table:table-cell office:value-type="float" office:value="0.359809094755349" calcext:value-type="float">
            <text:p>0,359809094755349</text:p>
          </table:table-cell>
        </table:table-row>
        <table:table-row table:style-name="ro1">
          <table:table-cell office:value-type="float" office:value="2.79205195877351" calcext:value-type="float">
            <text:p>2,79205195877351</text:p>
          </table:table-cell>
          <table:table-cell office:value-type="float" office:value="0.970017413974055" calcext:value-type="float">
            <text:p>0,970017413974055</text:p>
          </table:table-cell>
        </table:table-row>
        <table:table-row table:style-name="ro1">
          <table:table-cell office:value-type="float" office:value="2.66044380562924" calcext:value-type="float">
            <text:p>2,66044380562924</text:p>
          </table:table-cell>
          <table:table-cell office:value-type="float" office:value="0.873618694019132" calcext:value-type="float">
            <text:p>0,873618694019132</text:p>
          </table:table-cell>
        </table:table-row>
        <table:table-row table:style-name="ro1">
          <table:table-cell office:value-type="float" office:value="3.23179583174367" calcext:value-type="float">
            <text:p>3,23179583174367</text:p>
          </table:table-cell>
          <table:table-cell office:value-type="float" office:value="3.4846677197861" calcext:value-type="float">
            <text:p>3,4846677197861</text:p>
          </table:table-cell>
        </table:table-row>
        <table:table-row table:style-name="ro1">
          <table:table-cell office:value-type="float" office:value="0.970474925827045" calcext:value-type="float">
            <text:p>0,970474925827045</text:p>
          </table:table-cell>
          <table:table-cell office:value-type="float" office:value="1.3598234905145" calcext:value-type="float">
            <text:p>1,3598234905145</text:p>
          </table:table-cell>
        </table:table-row>
        <table:table-row table:style-name="ro1">
          <table:table-cell office:value-type="float" office:value="2.91089876491175" calcext:value-type="float">
            <text:p>2,91089876491175</text:p>
          </table:table-cell>
          <table:table-cell office:value-type="float" office:value="0.542723405528968" calcext:value-type="float">
            <text:p>0,542723405528968</text:p>
          </table:table-cell>
        </table:table-row>
        <table:table-row table:style-name="ro1">
          <table:table-cell office:value-type="float" office:value="5.30060407409656" calcext:value-type="float">
            <text:p>5,30060407409656</text:p>
          </table:table-cell>
          <table:table-cell office:value-type="float" office:value="4.20597404142503" calcext:value-type="float">
            <text:p>4,20597404142503</text:p>
          </table:table-cell>
        </table:table-row>
        <table:table-row table:style-name="ro1">
          <table:table-cell office:value-type="float" office:value="3.87188535355905" calcext:value-type="float">
            <text:p>3,87188535355905</text:p>
          </table:table-cell>
          <table:table-cell office:value-type="float" office:value="3.43335563920969" calcext:value-type="float">
            <text:p>3,43335563920969</text:p>
          </table:table-cell>
        </table:table-row>
        <table:table-row table:style-name="ro1">
          <table:table-cell office:value-type="float" office:value="4.33278748780258" calcext:value-type="float">
            <text:p>4,33278748780258</text:p>
          </table:table-cell>
          <table:table-cell office:value-type="float" office:value="3.80534560536226" calcext:value-type="float">
            <text:p>3,80534560536226</text:p>
          </table:table-cell>
        </table:table-row>
        <table:table-row table:style-name="ro1">
          <table:table-cell office:value-type="float" office:value="4.04634549273604" calcext:value-type="float">
            <text:p>4,04634549273604</text:p>
          </table:table-cell>
          <table:table-cell office:value-type="float" office:value="3.48773035197318" calcext:value-type="float">
            <text:p>3,48773035197318</text:p>
          </table:table-cell>
        </table:table-row>
        <table:table-row table:style-name="ro1">
          <table:table-cell office:value-type="float" office:value="3.37759605455817" calcext:value-type="float">
            <text:p>3,37759605455817</text:p>
          </table:table-cell>
          <table:table-cell office:value-type="float" office:value="1.10636378444681" calcext:value-type="float">
            <text:p>1,10636378444681</text:p>
          </table:table-cell>
        </table:table-row>
        <table:table-row table:style-name="ro1">
          <table:table-cell office:value-type="float" office:value="2.75352541074646" calcext:value-type="float">
            <text:p>2,75352541074646</text:p>
          </table:table-cell>
          <table:table-cell office:value-type="float" office:value="0.737356399583355" calcext:value-type="float">
            <text:p>0,737356399583355</text:p>
          </table:table-cell>
        </table:table-row>
        <table:table-row table:style-name="ro1">
          <table:table-cell office:value-type="float" office:value="3.7660474995101" calcext:value-type="float">
            <text:p>3,7660474995101</text:p>
          </table:table-cell>
          <table:table-cell office:value-type="float" office:value="3.81566410093911" calcext:value-type="float">
            <text:p>3,81566410093911</text:p>
          </table:table-cell>
        </table:table-row>
        <table:table-row table:style-name="ro1">
          <table:table-cell office:value-type="float" office:value="2.51257958217297" calcext:value-type="float">
            <text:p>2,51257958217297</text:p>
          </table:table-cell>
          <table:table-cell office:value-type="float" office:value="0.913104008699881" calcext:value-type="float">
            <text:p>0,913104008699881</text:p>
          </table:table-cell>
        </table:table-row>
        <table:table-row table:style-name="ro1">
          <table:table-cell office:value-type="float" office:value="5.43863040737955" calcext:value-type="float">
            <text:p>5,43863040737955</text:p>
          </table:table-cell>
          <table:table-cell office:value-type="float" office:value="1.39281476786539" calcext:value-type="float">
            <text:p>1,39281476786539</text:p>
          </table:table-cell>
        </table:table-row>
        <table:table-row table:style-name="ro1">
          <table:table-cell office:value-type="float" office:value="3.99670688655191" calcext:value-type="float">
            <text:p>3,99670688655191</text:p>
          </table:table-cell>
          <table:table-cell office:value-type="float" office:value="3.48224902847855" calcext:value-type="float">
            <text:p>3,48224902847855</text:p>
          </table:table-cell>
        </table:table-row>
        <table:table-row table:style-name="ro1">
          <table:table-cell office:value-type="float" office:value="4.96557962783701" calcext:value-type="float">
            <text:p>4,96557962783701</text:p>
          </table:table-cell>
          <table:table-cell office:value-type="float" office:value="4.00909367059984" calcext:value-type="float">
            <text:p>4,00909367059984</text:p>
          </table:table-cell>
        </table:table-row>
        <table:table-row table:style-name="ro1">
          <table:table-cell office:value-type="float" office:value="2.11740365889683" calcext:value-type="float">
            <text:p>2,11740365889683</text:p>
          </table:table-cell>
          <table:table-cell office:value-type="float" office:value="3.27579680863462" calcext:value-type="float">
            <text:p>3,27579680863462</text:p>
          </table:table-cell>
        </table:table-row>
        <table:table-row table:style-name="ro1">
          <table:table-cell office:value-type="float" office:value="3.22502221479993" calcext:value-type="float">
            <text:p>3,22502221479993</text:p>
          </table:table-cell>
          <table:table-cell office:value-type="float" office:value="3.4261702678732" calcext:value-type="float">
            <text:p>3,4261702678732</text:p>
          </table:table-cell>
        </table:table-row>
        <table:table-row table:style-name="ro1">
          <table:table-cell office:value-type="float" office:value="3.62105409686942" calcext:value-type="float">
            <text:p>3,62105409686942</text:p>
          </table:table-cell>
          <table:table-cell office:value-type="float" office:value="3.72228097529914" calcext:value-type="float">
            <text:p>3,72228097529914</text:p>
          </table:table-cell>
        </table:table-row>
        <table:table-row table:style-name="ro1">
          <table:table-cell office:value-type="float" office:value="4.05274485312424" calcext:value-type="float">
            <text:p>4,05274485312424</text:p>
          </table:table-cell>
          <table:table-cell office:value-type="float" office:value="3.58522015122373" calcext:value-type="float">
            <text:p>3,58522015122373</text:p>
          </table:table-cell>
        </table:table-row>
        <table:table-row table:style-name="ro1">
          <table:table-cell office:value-type="float" office:value="3.93758241108166" calcext:value-type="float">
            <text:p>3,93758241108166</text:p>
          </table:table-cell>
          <table:table-cell office:value-type="float" office:value="3.49870308434529" calcext:value-type="float">
            <text:p>3,49870308434529</text:p>
          </table:table-cell>
        </table:table-row>
        <table:table-row table:style-name="ro1">
          <table:table-cell office:value-type="float" office:value="-0.0238127409898096" calcext:value-type="float">
            <text:p>-0,0238127409898096</text:p>
          </table:table-cell>
          <table:table-cell office:value-type="float" office:value="1.47112114187784" calcext:value-type="float">
            <text:p>1,47112114187784</text:p>
          </table:table-cell>
        </table:table-row>
        <table:table-row table:style-name="ro1">
          <table:table-cell office:value-type="float" office:value="4.77635717411667" calcext:value-type="float">
            <text:p>4,77635717411667</text:p>
          </table:table-cell>
          <table:table-cell office:value-type="float" office:value="3.38171227443396" calcext:value-type="float">
            <text:p>3,38171227443396</text:p>
          </table:table-cell>
        </table:table-row>
        <table:table-row table:style-name="ro1">
          <table:table-cell office:value-type="float" office:value="5.6401123814953" calcext:value-type="float">
            <text:p>5,6401123814953</text:p>
          </table:table-cell>
          <table:table-cell office:value-type="float" office:value="4.82472560545345" calcext:value-type="float">
            <text:p>4,82472560545345</text:p>
          </table:table-cell>
        </table:table-row>
        <table:table-row table:style-name="ro1">
          <table:table-cell office:value-type="float" office:value="5.94245196931305" calcext:value-type="float">
            <text:p>5,94245196931305</text:p>
          </table:table-cell>
          <table:table-cell office:value-type="float" office:value="1.3116398112199" calcext:value-type="float">
            <text:p>1,3116398112199</text:p>
          </table:table-cell>
        </table:table-row>
        <table:table-row table:style-name="ro1">
          <table:table-cell office:value-type="float" office:value="5.04853065541033" calcext:value-type="float">
            <text:p>5,04853065541033</text:p>
          </table:table-cell>
          <table:table-cell office:value-type="float" office:value="4.22584721976227" calcext:value-type="float">
            <text:p>4,22584721976227</text:p>
          </table:table-cell>
        </table:table-row>
        <table:table-row table:style-name="ro1">
          <table:table-cell office:value-type="float" office:value="3.91901166127595" calcext:value-type="float">
            <text:p>3,91901166127595</text:p>
          </table:table-cell>
          <table:table-cell office:value-type="float" office:value="3.58540721607883" calcext:value-type="float">
            <text:p>3,58540721607883</text:p>
          </table:table-cell>
        </table:table-row>
        <table:table-row table:style-name="ro1">
          <table:table-cell office:value-type="float" office:value="2.31269301600404" calcext:value-type="float">
            <text:p>2,31269301600404</text:p>
          </table:table-cell>
          <table:table-cell office:value-type="float" office:value="3.85796078558692" calcext:value-type="float">
            <text:p>3,85796078558692</text:p>
          </table:table-cell>
        </table:table-row>
        <table:table-row table:style-name="ro1">
          <table:table-cell office:value-type="float" office:value="3.2429656001472" calcext:value-type="float">
            <text:p>3,2429656001472</text:p>
          </table:table-cell>
          <table:table-cell office:value-type="float" office:value="1.03473257574882" calcext:value-type="float">
            <text:p>1,03473257574882</text:p>
          </table:table-cell>
        </table:table-row>
        <table:table-row table:style-name="ro1">
          <table:table-cell office:value-type="float" office:value="3.80192111107345" calcext:value-type="float">
            <text:p>3,80192111107345</text:p>
          </table:table-cell>
          <table:table-cell office:value-type="float" office:value="3.81357704001696" calcext:value-type="float">
            <text:p>3,81357704001696</text:p>
          </table:table-cell>
        </table:table-row>
        <table:table-row table:style-name="ro1">
          <table:table-cell office:value-type="float" office:value="3.48031049478037" calcext:value-type="float">
            <text:p>3,48031049478037</text:p>
          </table:table-cell>
          <table:table-cell office:value-type="float" office:value="3.75115927361218" calcext:value-type="float">
            <text:p>3,75115927361218</text:p>
          </table:table-cell>
        </table:table-row>
        <table:table-row table:style-name="ro1">
          <table:table-cell office:value-type="float" office:value="2.16345900253161" calcext:value-type="float">
            <text:p>2,16345900253161</text:p>
          </table:table-cell>
          <table:table-cell office:value-type="float" office:value="0.928663139214208" calcext:value-type="float">
            <text:p>0,928663139214208</text:p>
          </table:table-cell>
        </table:table-row>
        <table:table-row table:style-name="ro1">
          <table:table-cell office:value-type="float" office:value="3.09065385538037" calcext:value-type="float">
            <text:p>3,09065385538037</text:p>
          </table:table-cell>
          <table:table-cell office:value-type="float" office:value="0.374159392410196" calcext:value-type="float">
            <text:p>0,374159392410196</text:p>
          </table:table-cell>
        </table:table-row>
        <table:table-row table:style-name="ro1">
          <table:table-cell office:value-type="float" office:value="4.96068859438217" calcext:value-type="float">
            <text:p>4,96068859438217</text:p>
          </table:table-cell>
          <table:table-cell office:value-type="float" office:value="4.71533712951215" calcext:value-type="float">
            <text:p>4,71533712951215</text:p>
          </table:table-cell>
        </table:table-row>
        <table:table-row table:style-name="ro1">
          <table:table-cell office:value-type="float" office:value="4.3826717022713" calcext:value-type="float">
            <text:p>4,3826717022713</text:p>
          </table:table-cell>
          <table:table-cell office:value-type="float" office:value="3.48620714352814" calcext:value-type="float">
            <text:p>3,48620714352814</text:p>
          </table:table-cell>
        </table:table-row>
        <table:table-row table:style-name="ro1">
          <table:table-cell office:value-type="float" office:value="2.94831493258164" calcext:value-type="float">
            <text:p>2,94831493258164</text:p>
          </table:table-cell>
          <table:table-cell office:value-type="float" office:value="0.801915270365354" calcext:value-type="float">
            <text:p>0,801915270365354</text:p>
          </table:table-cell>
        </table:table-row>
        <table:table-row table:style-name="ro1">
          <table:table-cell office:value-type="float" office:value="3.16461768915026" calcext:value-type="float">
            <text:p>3,16461768915026</text:p>
          </table:table-cell>
          <table:table-cell office:value-type="float" office:value="0.94541467879891" calcext:value-type="float">
            <text:p>0,94541467879891</text:p>
          </table:table-cell>
        </table:table-row>
        <table:table-row table:style-name="ro1">
          <table:table-cell office:value-type="float" office:value="3.14127349000368" calcext:value-type="float">
            <text:p>3,14127349000368</text:p>
          </table:table-cell>
          <table:table-cell office:value-type="float" office:value="1.18632621468828" calcext:value-type="float">
            <text:p>1,18632621468828</text:p>
          </table:table-cell>
        </table:table-row>
        <table:table-row table:style-name="ro1">
          <table:table-cell office:value-type="float" office:value="4.0085026181686" calcext:value-type="float">
            <text:p>4,0085026181686</text:p>
          </table:table-cell>
          <table:table-cell office:value-type="float" office:value="3.48087235782322" calcext:value-type="float">
            <text:p>3,48087235782322</text:p>
          </table:table-cell>
        </table:table-row>
        <table:table-row table:style-name="ro1">
          <table:table-cell office:value-type="float" office:value="4.23976872388694" calcext:value-type="float">
            <text:p>4,23976872388694</text:p>
          </table:table-cell>
          <table:table-cell office:value-type="float" office:value="3.12121172353293" calcext:value-type="float">
            <text:p>3,12121172353293</text:p>
          </table:table-cell>
        </table:table-row>
        <table:table-row table:style-name="ro1">
          <table:table-cell office:value-type="float" office:value="2.82590273897579" calcext:value-type="float">
            <text:p>2,82590273897579</text:p>
          </table:table-cell>
          <table:table-cell office:value-type="float" office:value="1.0083908856769" calcext:value-type="float">
            <text:p>1,0083908856769</text:p>
          </table:table-cell>
        </table:table-row>
        <table:table-row table:style-name="ro1">
          <table:table-cell office:value-type="float" office:value="2.95392711164517" calcext:value-type="float">
            <text:p>2,95392711164517</text:p>
          </table:table-cell>
          <table:table-cell office:value-type="float" office:value="0.938132693155917" calcext:value-type="float">
            <text:p>0,938132693155917</text:p>
          </table:table-cell>
        </table:table-row>
        <table:table-row table:style-name="ro1">
          <table:table-cell office:value-type="float" office:value="3.44942514666865" calcext:value-type="float">
            <text:p>3,44942514666865</text:p>
          </table:table-cell>
          <table:table-cell office:value-type="float" office:value="3.34989923204843" calcext:value-type="float">
            <text:p>3,34989923204843</text:p>
          </table:table-cell>
        </table:table-row>
        <table:table-row table:style-name="ro1">
          <table:table-cell office:value-type="float" office:value="3.35204371863904" calcext:value-type="float">
            <text:p>3,35204371863904</text:p>
          </table:table-cell>
          <table:table-cell office:value-type="float" office:value="2.96893484261281" calcext:value-type="float">
            <text:p>2,96893484261281</text:p>
          </table:table-cell>
        </table:table-row>
        <table:table-row table:style-name="ro1">
          <table:table-cell office:value-type="float" office:value="3.91128019179923" calcext:value-type="float">
            <text:p>3,91128019179923</text:p>
          </table:table-cell>
          <table:table-cell office:value-type="float" office:value="3.42542169102582" calcext:value-type="float">
            <text:p>3,42542169102582</text:p>
          </table:table-cell>
        </table:table-row>
        <table:table-row table:style-name="ro1">
          <table:table-cell office:value-type="float" office:value="2.79658119332046" calcext:value-type="float">
            <text:p>2,79658119332046</text:p>
          </table:table-cell>
          <table:table-cell office:value-type="float" office:value="1.14444737885096" calcext:value-type="float">
            <text:p>1,14444737885096</text:p>
          </table:table-cell>
        </table:table-row>
        <table:table-row table:style-name="ro1">
          <table:table-cell office:value-type="float" office:value="2.68281291011379" calcext:value-type="float">
            <text:p>2,68281291011379</text:p>
          </table:table-cell>
          <table:table-cell office:value-type="float" office:value="1.28602950474103" calcext:value-type="float">
            <text:p>1,28602950474103</text:p>
          </table:table-cell>
        </table:table-row>
        <table:table-row table:style-name="ro1">
          <table:table-cell office:value-type="float" office:value="4.01144195134314" calcext:value-type="float">
            <text:p>4,01144195134314</text:p>
          </table:table-cell>
          <table:table-cell office:value-type="float" office:value="3.48761115818916" calcext:value-type="float">
            <text:p>3,48761115818916</text:p>
          </table:table-cell>
        </table:table-row>
        <table:table-row table:style-name="ro1">
          <table:table-cell office:value-type="float" office:value="4.02574234613311" calcext:value-type="float">
            <text:p>4,02574234613311</text:p>
          </table:table-cell>
          <table:table-cell office:value-type="float" office:value="3.451805283592" calcext:value-type="float">
            <text:p>3,451805283592</text:p>
          </table:table-cell>
        </table:table-row>
        <table:table-row table:style-name="ro1">
          <table:table-cell office:value-type="float" office:value="-0.399347585022291" calcext:value-type="float">
            <text:p>-0,399347585022291</text:p>
          </table:table-cell>
          <table:table-cell office:value-type="float" office:value="1.67850318790587" calcext:value-type="float">
            <text:p>1,67850318790587</text:p>
          </table:table-cell>
        </table:table-row>
        <table:table-row table:style-name="ro1">
          <table:table-cell office:value-type="float" office:value="3.73623267345466" calcext:value-type="float">
            <text:p>3,73623267345466</text:p>
          </table:table-cell>
          <table:table-cell office:value-type="float" office:value="1.13929738847392" calcext:value-type="float">
            <text:p>1,13929738847392</text:p>
          </table:table-cell>
        </table:table-row>
        <table:table-row table:style-name="ro1">
          <table:table-cell office:value-type="float" office:value="5.47093435196781" calcext:value-type="float">
            <text:p>5,47093435196781</text:p>
          </table:table-cell>
          <table:table-cell office:value-type="float" office:value="4.03828736836991" calcext:value-type="float">
            <text:p>4,03828736836991</text:p>
          </table:table-cell>
        </table:table-row>
        <table:table-row table:style-name="ro1">
          <table:table-cell office:value-type="float" office:value="4.05246155488795" calcext:value-type="float">
            <text:p>4,05246155488795</text:p>
          </table:table-cell>
          <table:table-cell office:value-type="float" office:value="3.31288739055113" calcext:value-type="float">
            <text:p>3,31288739055113</text:p>
          </table:table-cell>
        </table:table-row>
        <table:table-row table:style-name="ro1">
          <table:table-cell office:value-type="float" office:value="4.00655733446614" calcext:value-type="float">
            <text:p>4,00655733446614</text:p>
          </table:table-cell>
          <table:table-cell office:value-type="float" office:value="3.37356134446415" calcext:value-type="float">
            <text:p>3,37356134446415</text:p>
          </table:table-cell>
        </table:table-row>
        <table:table-row table:style-name="ro1">
          <table:table-cell office:value-type="float" office:value="5.11606092369952" calcext:value-type="float">
            <text:p>5,11606092369952</text:p>
          </table:table-cell>
          <table:table-cell office:value-type="float" office:value="3.98468370353234" calcext:value-type="float">
            <text:p>3,98468370353234</text:p>
          </table:table-cell>
        </table:table-row>
        <table:table-row table:style-name="ro1">
          <table:table-cell office:value-type="float" office:value="3.74952368806276" calcext:value-type="float">
            <text:p>3,74952368806276</text:p>
          </table:table-cell>
          <table:table-cell office:value-type="float" office:value="3.56577613646442" calcext:value-type="float">
            <text:p>3,56577613646442</text:p>
          </table:table-cell>
        </table:table-row>
        <table:table-row table:style-name="ro1">
          <table:table-cell office:value-type="float" office:value="4.52529236524762" calcext:value-type="float">
            <text:p>4,52529236524762</text:p>
          </table:table-cell>
          <table:table-cell office:value-type="float" office:value="3.25908284531168" calcext:value-type="float">
            <text:p>3,25908284531168</text:p>
          </table:table-cell>
        </table:table-row>
        <table:table-row table:style-name="ro1">
          <table:table-cell office:value-type="float" office:value="3.18955809369256" calcext:value-type="float">
            <text:p>3,18955809369256</text:p>
          </table:table-cell>
          <table:table-cell office:value-type="float" office:value="0.587507512353881" calcext:value-type="float">
            <text:p>0,587507512353881</text:p>
          </table:table-cell>
        </table:table-row>
        <table:table-row table:style-name="ro1">
          <table:table-cell office:value-type="float" office:value="4.08262033426055" calcext:value-type="float">
            <text:p>4,08262033426055</text:p>
          </table:table-cell>
          <table:table-cell office:value-type="float" office:value="1.30321922865345" calcext:value-type="float">
            <text:p>1,30321922865345</text:p>
          </table:table-cell>
        </table:table-row>
        <table:table-row table:style-name="ro1">
          <table:table-cell office:value-type="float" office:value="4.01911794783683" calcext:value-type="float">
            <text:p>4,01911794783683</text:p>
          </table:table-cell>
          <table:table-cell office:value-type="float" office:value="2.9658182795885" calcext:value-type="float">
            <text:p>2,9658182795885</text:p>
          </table:table-cell>
        </table:table-row>
        <table:table-row table:style-name="ro1">
          <table:table-cell office:value-type="float" office:value="4.03802783975191" calcext:value-type="float">
            <text:p>4,03802783975191</text:p>
          </table:table-cell>
          <table:table-cell office:value-type="float" office:value="3.46417456539851" calcext:value-type="float">
            <text:p>3,46417456539851</text:p>
          </table:table-cell>
        </table:table-row>
        <table:table-row table:style-name="ro1">
          <table:table-cell office:value-type="float" office:value="1.57017376507129" calcext:value-type="float">
            <text:p>1,57017376507129</text:p>
          </table:table-cell>
          <table:table-cell office:value-type="float" office:value="0.966258829632861" calcext:value-type="float">
            <text:p>0,966258829632861</text:p>
          </table:table-cell>
        </table:table-row>
        <table:table-row table:style-name="ro1">
          <table:table-cell office:value-type="float" office:value="2.66207130537401" calcext:value-type="float">
            <text:p>2,66207130537401</text:p>
          </table:table-cell>
          <table:table-cell office:value-type="float" office:value="1.18552833860755" calcext:value-type="float">
            <text:p>1,18552833860755</text:p>
          </table:table-cell>
        </table:table-row>
        <table:table-row table:style-name="ro1">
          <table:table-cell office:value-type="float" office:value="4.31678361456948" calcext:value-type="float">
            <text:p>4,31678361456948</text:p>
          </table:table-cell>
          <table:table-cell office:value-type="float" office:value="3.50410012203864" calcext:value-type="float">
            <text:p>3,50410012203864</text:p>
          </table:table-cell>
        </table:table-row>
        <table:table-row table:style-name="ro1">
          <table:table-cell office:value-type="float" office:value="2.76272273372547" calcext:value-type="float">
            <text:p>2,76272273372547</text:p>
          </table:table-cell>
          <table:table-cell office:value-type="float" office:value="0.506658456438839" calcext:value-type="float">
            <text:p>0,506658456438839</text:p>
          </table:table-cell>
        </table:table-row>
        <table:table-row table:style-name="ro1">
          <table:table-cell office:value-type="float" office:value="2.2546868380546" calcext:value-type="float">
            <text:p>2,2546868380546</text:p>
          </table:table-cell>
          <table:table-cell office:value-type="float" office:value="0.980512706710466" calcext:value-type="float">
            <text:p>0,980512706710466</text:p>
          </table:table-cell>
        </table:table-row>
        <table:table-row table:style-name="ro1">
          <table:table-cell office:value-type="float" office:value="3.57933719056668" calcext:value-type="float">
            <text:p>3,57933719056668</text:p>
          </table:table-cell>
          <table:table-cell office:value-type="float" office:value="0.945746850649788" calcext:value-type="float">
            <text:p>0,945746850649788</text:p>
          </table:table-cell>
        </table:table-row>
        <table:table-row table:style-name="ro1">
          <table:table-cell office:value-type="float" office:value="4.09641260859494" calcext:value-type="float">
            <text:p>4,09641260859494</text:p>
          </table:table-cell>
          <table:table-cell office:value-type="float" office:value="3.86899043580259" calcext:value-type="float">
            <text:p>3,86899043580259</text:p>
          </table:table-cell>
        </table:table-row>
        <table:table-row table:style-name="ro1">
          <table:table-cell office:value-type="float" office:value="3.98643837382149" calcext:value-type="float">
            <text:p>3,98643837382149</text:p>
          </table:table-cell>
          <table:table-cell office:value-type="float" office:value="3.46442007459618" calcext:value-type="float">
            <text:p>3,46442007459618</text:p>
          </table:table-cell>
        </table:table-row>
        <table:table-row table:style-name="ro1">
          <table:table-cell office:value-type="float" office:value="4.34104167094287" calcext:value-type="float">
            <text:p>4,34104167094287</text:p>
          </table:table-cell>
          <table:table-cell office:value-type="float" office:value="0.731192905871607" calcext:value-type="float">
            <text:p>0,731192905871607</text:p>
          </table:table-cell>
        </table:table-row>
        <table:table-row table:style-name="ro1">
          <table:table-cell office:value-type="float" office:value="4.66093137525243" calcext:value-type="float">
            <text:p>4,66093137525243</text:p>
          </table:table-cell>
          <table:table-cell office:value-type="float" office:value="3.48585663794993" calcext:value-type="float">
            <text:p>3,48585663794993</text:p>
          </table:table-cell>
        </table:table-row>
        <table:table-row table:style-name="ro1">
          <table:table-cell office:value-type="float" office:value="4.81288287335645" calcext:value-type="float">
            <text:p>4,81288287335645</text:p>
          </table:table-cell>
          <table:table-cell office:value-type="float" office:value="3.82882006873656" calcext:value-type="float">
            <text:p>3,82882006873656</text:p>
          </table:table-cell>
        </table:table-row>
        <table:table-row table:style-name="ro1">
          <table:table-cell office:value-type="float" office:value="4.63490764549527" calcext:value-type="float">
            <text:p>4,63490764549527</text:p>
          </table:table-cell>
          <table:table-cell office:value-type="float" office:value="3.51220984960455" calcext:value-type="float">
            <text:p>3,51220984960455</text:p>
          </table:table-cell>
        </table:table-row>
        <table:table-row table:style-name="ro1">
          <table:table-cell office:value-type="float" office:value="4.14976182557609" calcext:value-type="float">
            <text:p>4,14976182557609</text:p>
          </table:table-cell>
          <table:table-cell office:value-type="float" office:value="1.37548253197188" calcext:value-type="float">
            <text:p>1,37548253197188</text:p>
          </table:table-cell>
        </table:table-row>
        <table:table-row table:style-name="ro1">
          <table:table-cell office:value-type="float" office:value="4.96082019494755" calcext:value-type="float">
            <text:p>4,96082019494755</text:p>
          </table:table-cell>
          <table:table-cell office:value-type="float" office:value="3.5308732439674" calcext:value-type="float">
            <text:p>3,5308732439674</text:p>
          </table:table-cell>
        </table:table-row>
        <table:table-row table:style-name="ro1">
          <table:table-cell office:value-type="float" office:value="2.0509490154833" calcext:value-type="float">
            <text:p>2,0509490154833</text:p>
          </table:table-cell>
          <table:table-cell office:value-type="float" office:value="0.80762910401521" calcext:value-type="float">
            <text:p>0,80762910401521</text:p>
          </table:table-cell>
        </table:table-row>
        <table:table-row table:style-name="ro1">
          <table:table-cell office:value-type="float" office:value="3.25219300190928" calcext:value-type="float">
            <text:p>3,25219300190928</text:p>
          </table:table-cell>
          <table:table-cell office:value-type="float" office:value="0.419070590644253" calcext:value-type="float">
            <text:p>0,419070590644253</text:p>
          </table:table-cell>
        </table:table-row>
        <table:table-row table:style-name="ro1">
          <table:table-cell office:value-type="float" office:value="0.41936215218496" calcext:value-type="float">
            <text:p>0,41936215218496</text:p>
          </table:table-cell>
          <table:table-cell office:value-type="float" office:value="4.92365653289956" calcext:value-type="float">
            <text:p>4,92365653289956</text:p>
          </table:table-cell>
        </table:table-row>
        <table:table-row table:style-name="ro1">
          <table:table-cell office:value-type="float" office:value="1.45881746698761" calcext:value-type="float">
            <text:p>1,45881746698761</text:p>
          </table:table-cell>
          <table:table-cell office:value-type="float" office:value="0.646437361961761" calcext:value-type="float">
            <text:p>0,646437361961761</text:p>
          </table:table-cell>
        </table:table-row>
        <table:table-row table:style-name="ro1">
          <table:table-cell office:value-type="float" office:value="3.30654603756309" calcext:value-type="float">
            <text:p>3,30654603756309</text:p>
          </table:table-cell>
          <table:table-cell office:value-type="float" office:value="0.8175444068785" calcext:value-type="float">
            <text:p>0,8175444068785</text:p>
          </table:table-cell>
        </table:table-row>
        <table:table-row table:style-name="ro1">
          <table:table-cell office:value-type="float" office:value="4.03685068981939" calcext:value-type="float">
            <text:p>4,03685068981939</text:p>
          </table:table-cell>
          <table:table-cell office:value-type="float" office:value="3.42865653463393" calcext:value-type="float">
            <text:p>3,42865653463393</text:p>
          </table:table-cell>
        </table:table-row>
        <table:table-row table:style-name="ro1">
          <table:table-cell office:value-type="float" office:value="3.0366332051768" calcext:value-type="float">
            <text:p>3,0366332051768</text:p>
          </table:table-cell>
          <table:table-cell office:value-type="float" office:value="0.435946788593086" calcext:value-type="float">
            <text:p>0,435946788593086</text:p>
          </table:table-cell>
        </table:table-row>
        <table:table-row table:style-name="ro1">
          <table:table-cell office:value-type="float" office:value="3.02801194514333" calcext:value-type="float">
            <text:p>3,02801194514333</text:p>
          </table:table-cell>
          <table:table-cell office:value-type="float" office:value="0.697914515206131" calcext:value-type="float">
            <text:p>0,697914515206131</text:p>
          </table:table-cell>
        </table:table-row>
        <table:table-row table:style-name="ro1">
          <table:table-cell office:value-type="float" office:value="1.99371568295448" calcext:value-type="float">
            <text:p>1,99371568295448</text:p>
          </table:table-cell>
          <table:table-cell office:value-type="float" office:value="3.85221210769986" calcext:value-type="float">
            <text:p>3,85221210769986</text:p>
          </table:table-cell>
        </table:table-row>
        <table:table-row table:style-name="ro1">
          <table:table-cell office:value-type="float" office:value="0.870305828645189" calcext:value-type="float">
            <text:p>0,870305828645189</text:p>
          </table:table-cell>
          <table:table-cell office:value-type="float" office:value="0.705906915056813" calcext:value-type="float">
            <text:p>0,705906915056813</text:p>
          </table:table-cell>
        </table:table-row>
        <table:table-row table:style-name="ro1">
          <table:table-cell office:value-type="float" office:value="3.96508675544913" calcext:value-type="float">
            <text:p>3,96508675544913</text:p>
          </table:table-cell>
          <table:table-cell office:value-type="float" office:value="3.215137522133" calcext:value-type="float">
            <text:p>3,215137522133</text:p>
          </table:table-cell>
        </table:table-row>
        <table:table-row table:style-name="ro1">
          <table:table-cell office:value-type="float" office:value="5.69245289139091" calcext:value-type="float">
            <text:p>5,69245289139091</text:p>
          </table:table-cell>
          <table:table-cell office:value-type="float" office:value="4.1448000989049" calcext:value-type="float">
            <text:p>4,1448000989049</text:p>
          </table:table-cell>
        </table:table-row>
        <table:table-row table:style-name="ro1">
          <table:table-cell office:value-type="float" office:value="3.80252581265949" calcext:value-type="float">
            <text:p>3,80252581265949</text:p>
          </table:table-cell>
          <table:table-cell office:value-type="float" office:value="3.80646236712976" calcext:value-type="float">
            <text:p>3,80646236712976</text:p>
          </table:table-cell>
        </table:table-row>
        <table:table-row table:style-name="ro1">
          <table:table-cell office:value-type="float" office:value="3.24381314473668" calcext:value-type="float">
            <text:p>3,24381314473668</text:p>
          </table:table-cell>
          <table:table-cell office:value-type="float" office:value="1.27384858574543" calcext:value-type="float">
            <text:p>1,27384858574543</text:p>
          </table:table-cell>
        </table:table-row>
        <table:table-row table:style-name="ro1">
          <table:table-cell office:value-type="float" office:value="1.9053998982922" calcext:value-type="float">
            <text:p>1,9053998982922</text:p>
          </table:table-cell>
          <table:table-cell office:value-type="float" office:value="3.17509221214137" calcext:value-type="float">
            <text:p>3,17509221214137</text:p>
          </table:table-cell>
        </table:table-row>
        <table:table-row table:style-name="ro1">
          <table:table-cell office:value-type="float" office:value="2.83485427620026" calcext:value-type="float">
            <text:p>2,83485427620026</text:p>
          </table:table-cell>
          <table:table-cell office:value-type="float" office:value="1.08833677792871" calcext:value-type="float">
            <text:p>1,08833677792871</text:p>
          </table:table-cell>
        </table:table-row>
        <table:table-row table:style-name="ro1">
          <table:table-cell office:value-type="float" office:value="2.89001116802312" calcext:value-type="float">
            <text:p>2,89001116802312</text:p>
          </table:table-cell>
          <table:table-cell office:value-type="float" office:value="0.779073793501633" calcext:value-type="float">
            <text:p>0,779073793501633</text:p>
          </table:table-cell>
        </table:table-row>
        <table:table-row table:style-name="ro1">
          <table:table-cell office:value-type="float" office:value="4.27365196721301" calcext:value-type="float">
            <text:p>4,27365196721301</text:p>
          </table:table-cell>
          <table:table-cell office:value-type="float" office:value="3.38672010874216" calcext:value-type="float">
            <text:p>3,38672010874216</text:p>
          </table:table-cell>
        </table:table-row>
        <table:table-row table:style-name="ro1">
          <table:table-cell office:value-type="float" office:value="3.6190170499538" calcext:value-type="float">
            <text:p>3,6190170499538</text:p>
          </table:table-cell>
          <table:table-cell office:value-type="float" office:value="3.66539224363177" calcext:value-type="float">
            <text:p>3,66539224363177</text:p>
          </table:table-cell>
        </table:table-row>
        <table:table-row table:style-name="ro1">
          <table:table-cell office:value-type="float" office:value="4.25209639212211" calcext:value-type="float">
            <text:p>4,25209639212211</text:p>
          </table:table-cell>
          <table:table-cell office:value-type="float" office:value="3.5527288049312" calcext:value-type="float">
            <text:p>3,5527288049312</text:p>
          </table:table-cell>
        </table:table-row>
        <table:table-row table:style-name="ro1">
          <table:table-cell office:value-type="float" office:value="4.16922537423976" calcext:value-type="float">
            <text:p>4,16922537423976</text:p>
          </table:table-cell>
          <table:table-cell office:value-type="float" office:value="3.60529482588668" calcext:value-type="float">
            <text:p>3,60529482588668</text:p>
          </table:table-cell>
        </table:table-row>
        <table:table-row table:style-name="ro1">
          <table:table-cell office:value-type="float" office:value="3.97794013445821" calcext:value-type="float">
            <text:p>3,97794013445821</text:p>
          </table:table-cell>
          <table:table-cell office:value-type="float" office:value="3.56268819587706" calcext:value-type="float">
            <text:p>3,56268819587706</text:p>
          </table:table-cell>
        </table:table-row>
        <table:table-row table:style-name="ro1">
          <table:table-cell office:value-type="float" office:value="4.56331174919446" calcext:value-type="float">
            <text:p>4,56331174919446</text:p>
          </table:table-cell>
          <table:table-cell office:value-type="float" office:value="1.33695783593368" calcext:value-type="float">
            <text:p>1,33695783593368</text:p>
          </table:table-cell>
        </table:table-row>
        <table:table-row table:style-name="ro1">
          <table:table-cell office:value-type="float" office:value="3.26253927133179" calcext:value-type="float">
            <text:p>3,26253927133179</text:p>
          </table:table-cell>
          <table:table-cell office:value-type="float" office:value="0.613147305540051" calcext:value-type="float">
            <text:p>0,613147305540051</text:p>
          </table:table-cell>
        </table:table-row>
        <table:table-row table:style-name="ro1">
          <table:table-cell office:value-type="float" office:value="2.88634974223342" calcext:value-type="float">
            <text:p>2,88634974223342</text:p>
          </table:table-cell>
          <table:table-cell office:value-type="float" office:value="0.407653181326412" calcext:value-type="float">
            <text:p>0,407653181326412</text:p>
          </table:table-cell>
        </table:table-row>
        <table:table-row table:style-name="ro1">
          <table:table-cell office:value-type="float" office:value="4.33793270820172" calcext:value-type="float">
            <text:p>4,33793270820172</text:p>
          </table:table-cell>
          <table:table-cell office:value-type="float" office:value="4.08521332758508" calcext:value-type="float">
            <text:p>4,08521332758508</text:p>
          </table:table-cell>
        </table:table-row>
        <table:table-row table:style-name="ro1">
          <table:table-cell office:value-type="float" office:value="4.56106435255426" calcext:value-type="float">
            <text:p>4,56106435255426</text:p>
          </table:table-cell>
          <table:table-cell office:value-type="float" office:value="3.7110908372631" calcext:value-type="float">
            <text:p>3,7110908372631</text:p>
          </table:table-cell>
        </table:table-row>
        <table:table-row table:style-name="ro1">
          <table:table-cell office:value-type="float" office:value="2.81275809423662" calcext:value-type="float">
            <text:p>2,81275809423662</text:p>
          </table:table-cell>
          <table:table-cell office:value-type="float" office:value="1.02214590328569" calcext:value-type="float">
            <text:p>1,02214590328569</text:p>
          </table:table-cell>
        </table:table-row>
        <table:table-row table:style-name="ro1">
          <table:table-cell office:value-type="float" office:value="3.41812659781545" calcext:value-type="float">
            <text:p>3,41812659781545</text:p>
          </table:table-cell>
          <table:table-cell office:value-type="float" office:value="3.3738794954494" calcext:value-type="float">
            <text:p>3,3738794954494</text:p>
          </table:table-cell>
        </table:table-row>
        <table:table-row table:style-name="ro1">
          <table:table-cell office:value-type="float" office:value="4.12196312768615" calcext:value-type="float">
            <text:p>4,12196312768615</text:p>
          </table:table-cell>
          <table:table-cell office:value-type="float" office:value="1.19458385497213" calcext:value-type="float">
            <text:p>1,19458385497213</text:p>
          </table:table-cell>
        </table:table-row>
        <table:table-row table:style-name="ro1">
          <table:table-cell office:value-type="float" office:value="4.7998104844335" calcext:value-type="float">
            <text:p>4,7998104844335</text:p>
          </table:table-cell>
          <table:table-cell office:value-type="float" office:value="1.08478991826126" calcext:value-type="float">
            <text:p>1,08478991826126</text:p>
          </table:table-cell>
        </table:table-row>
        <table:table-row table:style-name="ro1">
          <table:table-cell office:value-type="float" office:value="4.95672048324631" calcext:value-type="float">
            <text:p>4,95672048324631</text:p>
          </table:table-cell>
          <table:table-cell office:value-type="float" office:value="1.15080434537475" calcext:value-type="float">
            <text:p>1,15080434537475</text:p>
          </table:table-cell>
        </table:table-row>
        <table:table-row table:style-name="ro1">
          <table:table-cell office:value-type="float" office:value="4.64077556212594" calcext:value-type="float">
            <text:p>4,64077556212594</text:p>
          </table:table-cell>
          <table:table-cell office:value-type="float" office:value="4.00114987442588" calcext:value-type="float">
            <text:p>4,00114987442588</text:p>
          </table:table-cell>
        </table:table-row>
        <table:table-row table:style-name="ro1">
          <table:table-cell office:value-type="float" office:value="3.62784962436231" calcext:value-type="float">
            <text:p>3,62784962436231</text:p>
          </table:table-cell>
          <table:table-cell office:value-type="float" office:value="3.32390124768499" calcext:value-type="float">
            <text:p>3,32390124768499</text:p>
          </table:table-cell>
        </table:table-row>
        <table:table-row table:style-name="ro1">
          <table:table-cell office:value-type="float" office:value="2.95093504406355" calcext:value-type="float">
            <text:p>2,95093504406355</text:p>
          </table:table-cell>
          <table:table-cell office:value-type="float" office:value="0.838607282702043" calcext:value-type="float">
            <text:p>0,838607282702043</text:p>
          </table:table-cell>
        </table:table-row>
        <table:table-row table:style-name="ro1">
          <table:table-cell office:value-type="float" office:value="1.69928721355423" calcext:value-type="float">
            <text:p>1,69928721355423</text:p>
          </table:table-cell>
          <table:table-cell office:value-type="float" office:value="3.36995665351598" calcext:value-type="float">
            <text:p>3,36995665351598</text:p>
          </table:table-cell>
        </table:table-row>
        <table:table-row table:style-name="ro1">
          <table:table-cell office:value-type="float" office:value="1.36971562059782" calcext:value-type="float">
            <text:p>1,36971562059782</text:p>
          </table:table-cell>
          <table:table-cell office:value-type="float" office:value="0.571802375745522" calcext:value-type="float">
            <text:p>0,571802375745522</text:p>
          </table:table-cell>
        </table:table-row>
        <table:table-row table:style-name="ro1">
          <table:table-cell office:value-type="float" office:value="4.88941168117052" calcext:value-type="float">
            <text:p>4,88941168117052</text:p>
          </table:table-cell>
          <table:table-cell office:value-type="float" office:value="4.59777765101626" calcext:value-type="float">
            <text:p>4,59777765101626</text:p>
          </table:table-cell>
        </table:table-row>
        <table:table-row table:style-name="ro1">
          <table:table-cell office:value-type="float" office:value="5.12379427316956" calcext:value-type="float">
            <text:p>5,12379427316956</text:p>
          </table:table-cell>
          <table:table-cell office:value-type="float" office:value="4.94026149378239" calcext:value-type="float">
            <text:p>4,94026149378239</text:p>
          </table:table-cell>
        </table:table-row>
        <table:table-row table:style-name="ro1">
          <table:table-cell office:value-type="float" office:value="3.59895933148472" calcext:value-type="float">
            <text:p>3,59895933148472</text:p>
          </table:table-cell>
          <table:table-cell office:value-type="float" office:value="3.12176604912367" calcext:value-type="float">
            <text:p>3,12176604912367</text:p>
          </table:table-cell>
        </table:table-row>
        <table:table-row table:style-name="ro1">
          <table:table-cell office:value-type="float" office:value="4.56601383361439" calcext:value-type="float">
            <text:p>4,56601383361439</text:p>
          </table:table-cell>
          <table:table-cell office:value-type="float" office:value="3.48123875942752" calcext:value-type="float">
            <text:p>3,48123875942752</text:p>
          </table:table-cell>
        </table:table-row>
        <table:table-row table:style-name="ro1">
          <table:table-cell office:value-type="float" office:value="3.08896844114913" calcext:value-type="float">
            <text:p>3,08896844114913</text:p>
          </table:table-cell>
          <table:table-cell office:value-type="float" office:value="3.21235392341014" calcext:value-type="float">
            <text:p>3,21235392341014</text:p>
          </table:table-cell>
        </table:table-row>
        <table:table-row table:style-name="ro1">
          <table:table-cell office:value-type="float" office:value="3.97501417123666" calcext:value-type="float">
            <text:p>3,97501417123666</text:p>
          </table:table-cell>
          <table:table-cell office:value-type="float" office:value="3.39140761965743" calcext:value-type="float">
            <text:p>3,39140761965743</text:p>
          </table:table-cell>
        </table:table-row>
        <table:table-row table:style-name="ro1">
          <table:table-cell office:value-type="float" office:value="5.57127567740725" calcext:value-type="float">
            <text:p>5,57127567740725</text:p>
          </table:table-cell>
          <table:table-cell office:value-type="float" office:value="5.21106594829897" calcext:value-type="float">
            <text:p>5,21106594829897</text:p>
          </table:table-cell>
        </table:table-row>
        <table:table-row table:style-name="ro1">
          <table:table-cell office:value-type="float" office:value="4.26299442823129" calcext:value-type="float">
            <text:p>4,26299442823129</text:p>
          </table:table-cell>
          <table:table-cell office:value-type="float" office:value="1.0842002737225" calcext:value-type="float">
            <text:p>1,0842002737225</text:p>
          </table:table-cell>
        </table:table-row>
        <table:table-row table:style-name="ro1">
          <table:table-cell office:value-type="float" office:value="0.288338325880721" calcext:value-type="float">
            <text:p>0,288338325880721</text:p>
          </table:table-cell>
          <table:table-cell office:value-type="float" office:value="0.96124056156522" calcext:value-type="float">
            <text:p>0,96124056156522</text:p>
          </table:table-cell>
        </table:table-row>
        <table:table-row table:style-name="ro1">
          <table:table-cell office:value-type="float" office:value="3.14421010705911" calcext:value-type="float">
            <text:p>3,14421010705911</text:p>
          </table:table-cell>
          <table:table-cell office:value-type="float" office:value="1.23944739585058" calcext:value-type="float">
            <text:p>1,23944739585058</text:p>
          </table:table-cell>
        </table:table-row>
        <table:table-row table:style-name="ro1">
          <table:table-cell office:value-type="float" office:value="4.13624974229518" calcext:value-type="float">
            <text:p>4,13624974229518</text:p>
          </table:table-cell>
          <table:table-cell office:value-type="float" office:value="1.12160554321264" calcext:value-type="float">
            <text:p>1,12160554321264</text:p>
          </table:table-cell>
        </table:table-row>
        <table:table-row table:style-name="ro1">
          <table:table-cell office:value-type="float" office:value="3.15858050679676" calcext:value-type="float">
            <text:p>3,15858050679676</text:p>
          </table:table-cell>
          <table:table-cell office:value-type="float" office:value="0.487147882080935" calcext:value-type="float">
            <text:p>0,487147882080935</text:p>
          </table:table-cell>
        </table:table-row>
        <table:table-row table:style-name="ro1">
          <table:table-cell office:value-type="float" office:value="5.44674754442775" calcext:value-type="float">
            <text:p>5,44674754442775</text:p>
          </table:table-cell>
          <table:table-cell office:value-type="float" office:value="4.86602276278146" calcext:value-type="float">
            <text:p>4,86602276278146</text:p>
          </table:table-cell>
        </table:table-row>
        <table:table-row table:style-name="ro1">
          <table:table-cell office:value-type="float" office:value="2.37135259613585" calcext:value-type="float">
            <text:p>2,37135259613585</text:p>
          </table:table-cell>
          <table:table-cell office:value-type="float" office:value="0.745292913200446" calcext:value-type="float">
            <text:p>0,745292913200446</text:p>
          </table:table-cell>
        </table:table-row>
        <table:table-row table:style-name="ro1">
          <table:table-cell office:value-type="float" office:value="3.53822460818357" calcext:value-type="float">
            <text:p>3,53822460818357</text:p>
          </table:table-cell>
          <table:table-cell office:value-type="float" office:value="1.30730199965232" calcext:value-type="float">
            <text:p>1,30730199965232</text:p>
          </table:table-cell>
        </table:table-row>
        <table:table-row table:style-name="ro1">
          <table:table-cell office:value-type="float" office:value="5.14855317226935" calcext:value-type="float">
            <text:p>5,14855317226935</text:p>
          </table:table-cell>
          <table:table-cell office:value-type="float" office:value="3.60084248762851" calcext:value-type="float">
            <text:p>3,60084248762851</text:p>
          </table:table-cell>
        </table:table-row>
        <table:table-row table:style-name="ro1">
          <table:table-cell office:value-type="float" office:value="2.41286373218151" calcext:value-type="float">
            <text:p>2,41286373218151</text:p>
          </table:table-cell>
          <table:table-cell office:value-type="float" office:value="0.50756872709912" calcext:value-type="float">
            <text:p>0,50756872709912</text:p>
          </table:table-cell>
        </table:table-row>
        <table:table-row table:style-name="ro1">
          <table:table-cell office:value-type="float" office:value="3.23268309875608" calcext:value-type="float">
            <text:p>3,23268309875608</text:p>
          </table:table-cell>
          <table:table-cell office:value-type="float" office:value="3.19315833233137" calcext:value-type="float">
            <text:p>3,19315833233137</text:p>
          </table:table-cell>
        </table:table-row>
        <table:table-row table:style-name="ro1">
          <table:table-cell office:value-type="float" office:value="4.55343745732876" calcext:value-type="float">
            <text:p>4,55343745732876</text:p>
          </table:table-cell>
          <table:table-cell office:value-type="float" office:value="0.962179483905369" calcext:value-type="float">
            <text:p>0,962179483905369</text:p>
          </table:table-cell>
        </table:table-row>
        <table:table-row table:style-name="ro1">
          <table:table-cell office:value-type="float" office:value="2.81609505823248" calcext:value-type="float">
            <text:p>2,81609505823248</text:p>
          </table:table-cell>
          <table:table-cell office:value-type="float" office:value="0.720074769489115" calcext:value-type="float">
            <text:p>0,720074769489115</text:p>
          </table:table-cell>
        </table:table-row>
        <table:table-row table:style-name="ro1">
          <table:table-cell office:value-type="float" office:value="3.54665682382326" calcext:value-type="float">
            <text:p>3,54665682382326</text:p>
          </table:table-cell>
          <table:table-cell office:value-type="float" office:value="3.55236689305491" calcext:value-type="float">
            <text:p>3,55236689305491</text:p>
          </table:table-cell>
        </table:table-row>
        <table:table-row table:style-name="ro1">
          <table:table-cell office:value-type="float" office:value="2.5926656480796" calcext:value-type="float">
            <text:p>2,5926656480796</text:p>
          </table:table-cell>
          <table:table-cell office:value-type="float" office:value="2.93684972641772" calcext:value-type="float">
            <text:p>2,93684972641772</text:p>
          </table:table-cell>
        </table:table-row>
        <table:table-row table:style-name="ro1">
          <table:table-cell office:value-type="float" office:value="3.25192614363539" calcext:value-type="float">
            <text:p>3,25192614363539</text:p>
          </table:table-cell>
          <table:table-cell office:value-type="float" office:value="0.695773268989388" calcext:value-type="float">
            <text:p>0,695773268989388</text:p>
          </table:table-cell>
        </table:table-row>
        <table:table-row table:style-name="ro1">
          <table:table-cell office:value-type="float" office:value="2.62470797563346" calcext:value-type="float">
            <text:p>2,62470797563346</text:p>
          </table:table-cell>
          <table:table-cell office:value-type="float" office:value="0.433851180373889" calcext:value-type="float">
            <text:p>0,433851180373889</text:p>
          </table:table-cell>
        </table:table-row>
        <table:table-row table:style-name="ro1">
          <table:table-cell office:value-type="float" office:value="4.58001427376212" calcext:value-type="float">
            <text:p>4,58001427376212</text:p>
          </table:table-cell>
          <table:table-cell office:value-type="float" office:value="3.57869069624545" calcext:value-type="float">
            <text:p>3,57869069624545</text:p>
          </table:table-cell>
        </table:table-row>
        <table:table-row table:style-name="ro1">
          <table:table-cell office:value-type="float" office:value="2.76311377090562" calcext:value-type="float">
            <text:p>2,76311377090562</text:p>
          </table:table-cell>
          <table:table-cell office:value-type="float" office:value="0.61511747523931" calcext:value-type="float">
            <text:p>0,61511747523931</text:p>
          </table:table-cell>
        </table:table-row>
        <table:table-row table:style-name="ro1">
          <table:table-cell office:value-type="float" office:value="4.08364496548402" calcext:value-type="float">
            <text:p>4,08364496548402</text:p>
          </table:table-cell>
          <table:table-cell office:value-type="float" office:value="3.41606933986385" calcext:value-type="float">
            <text:p>3,41606933986385</text:p>
          </table:table-cell>
        </table:table-row>
        <table:table-row table:style-name="ro1">
          <table:table-cell office:value-type="float" office:value="2.6287265050849" calcext:value-type="float">
            <text:p>2,6287265050849</text:p>
          </table:table-cell>
          <table:table-cell office:value-type="float" office:value="0.474252851220246" calcext:value-type="float">
            <text:p>0,474252851220246</text:p>
          </table:table-cell>
        </table:table-row>
        <table:table-row table:style-name="ro1">
          <table:table-cell office:value-type="float" office:value="5.34165585963817" calcext:value-type="float">
            <text:p>5,34165585963817</text:p>
          </table:table-cell>
          <table:table-cell office:value-type="float" office:value="4.76000549417221" calcext:value-type="float">
            <text:p>4,76000549417221</text:p>
          </table:table-cell>
        </table:table-row>
        <table:table-row table:style-name="ro1">
          <table:table-cell office:value-type="float" office:value="3.72890146584248" calcext:value-type="float">
            <text:p>3,72890146584248</text:p>
          </table:table-cell>
          <table:table-cell office:value-type="float" office:value="0.877892694002594" calcext:value-type="float">
            <text:p>0,877892694002594</text:p>
          </table:table-cell>
        </table:table-row>
        <table:table-row table:style-name="ro1">
          <table:table-cell office:value-type="float" office:value="2.85868929121361" calcext:value-type="float">
            <text:p>2,85868929121361</text:p>
          </table:table-cell>
          <table:table-cell office:value-type="float" office:value="0.643007890279159" calcext:value-type="float">
            <text:p>0,643007890279159</text:p>
          </table:table-cell>
        </table:table-row>
        <table:table-row table:style-name="ro1">
          <table:table-cell office:value-type="float" office:value="3.29422905681147" calcext:value-type="float">
            <text:p>3,29422905681147</text:p>
          </table:table-cell>
          <table:table-cell office:value-type="float" office:value="0.871511467778444" calcext:value-type="float">
            <text:p>0,871511467778444</text:p>
          </table:table-cell>
        </table:table-row>
        <table:table-row table:style-name="ro1">
          <table:table-cell office:value-type="float" office:value="1.23281025265682" calcext:value-type="float">
            <text:p>1,23281025265682</text:p>
          </table:table-cell>
          <table:table-cell office:value-type="float" office:value="1.37162396019647" calcext:value-type="float">
            <text:p>1,37162396019647</text:p>
          </table:table-cell>
        </table:table-row>
        <table:table-row table:style-name="ro1">
          <table:table-cell office:value-type="float" office:value="2.94133993683005" calcext:value-type="float">
            <text:p>2,94133993683005</text:p>
          </table:table-cell>
          <table:table-cell office:value-type="float" office:value="1.1372837141738" calcext:value-type="float">
            <text:p>1,1372837141738</text:p>
          </table:table-cell>
        </table:table-row>
        <table:table-row table:style-name="ro1">
          <table:table-cell office:value-type="float" office:value="2.96405240690303" calcext:value-type="float">
            <text:p>2,96405240690303</text:p>
          </table:table-cell>
          <table:table-cell office:value-type="float" office:value="1.13655175801894" calcext:value-type="float">
            <text:p>1,13655175801894</text:p>
          </table:table-cell>
        </table:table-row>
        <table:table-row table:style-name="ro1">
          <table:table-cell office:value-type="float" office:value="3.42930821888506" calcext:value-type="float">
            <text:p>3,42930821888506</text:p>
          </table:table-cell>
          <table:table-cell office:value-type="float" office:value="0.87694605335463" calcext:value-type="float">
            <text:p>0,87694605335463</text:p>
          </table:table-cell>
        </table:table-row>
        <table:table-row table:style-name="ro1">
          <table:table-cell office:value-type="float" office:value="3.03347015232086" calcext:value-type="float">
            <text:p>3,03347015232086</text:p>
          </table:table-cell>
          <table:table-cell office:value-type="float" office:value="1.12139360169942" calcext:value-type="float">
            <text:p>1,12139360169942</text:p>
          </table:table-cell>
        </table:table-row>
        <table:table-row table:style-name="ro1">
          <table:table-cell office:value-type="float" office:value="4.25997304426364" calcext:value-type="float">
            <text:p>4,25997304426364</text:p>
          </table:table-cell>
          <table:table-cell office:value-type="float" office:value="3.83477085877753" calcext:value-type="float">
            <text:p>3,83477085877753</text:p>
          </table:table-cell>
        </table:table-row>
        <table:table-row table:style-name="ro1">
          <table:table-cell office:value-type="float" office:value="3.06021534139783" calcext:value-type="float">
            <text:p>3,06021534139783</text:p>
          </table:table-cell>
          <table:table-cell office:value-type="float" office:value="0.843259098400419" calcext:value-type="float">
            <text:p>0,843259098400419</text:p>
          </table:table-cell>
        </table:table-row>
        <table:table-row table:style-name="ro1">
          <table:table-cell office:value-type="float" office:value="4.17863983447617" calcext:value-type="float">
            <text:p>4,17863983447617</text:p>
          </table:table-cell>
          <table:table-cell office:value-type="float" office:value="3.56244351353542" calcext:value-type="float">
            <text:p>3,56244351353542</text:p>
          </table:table-cell>
        </table:table-row>
        <table:table-row table:style-name="ro1">
          <table:table-cell office:value-type="float" office:value="1.8835497858095" calcext:value-type="float">
            <text:p>1,8835497858095</text:p>
          </table:table-cell>
          <table:table-cell office:value-type="float" office:value="1.40904365865712" calcext:value-type="float">
            <text:p>1,40904365865712</text:p>
          </table:table-cell>
        </table:table-row>
        <table:table-row table:style-name="ro1">
          <table:table-cell office:value-type="float" office:value="4.54671966519559" calcext:value-type="float">
            <text:p>4,54671966519559</text:p>
          </table:table-cell>
          <table:table-cell office:value-type="float" office:value="3.22071680604001" calcext:value-type="float">
            <text:p>3,22071680604001</text:p>
          </table:table-cell>
        </table:table-row>
        <table:table-row table:style-name="ro1">
          <table:table-cell office:value-type="float" office:value="1.93901528255563" calcext:value-type="float">
            <text:p>1,93901528255563</text:p>
          </table:table-cell>
          <table:table-cell office:value-type="float" office:value="0.875806131808403" calcext:value-type="float">
            <text:p>0,875806131808403</text:p>
          </table:table-cell>
        </table:table-row>
        <table:table-row table:style-name="ro1">
          <table:table-cell office:value-type="float" office:value="3.5121536511237" calcext:value-type="float">
            <text:p>3,5121536511237</text:p>
          </table:table-cell>
          <table:table-cell office:value-type="float" office:value="3.23071080294274" calcext:value-type="float">
            <text:p>3,23071080294274</text:p>
          </table:table-cell>
        </table:table-row>
        <table:table-row table:style-name="ro1">
          <table:table-cell office:value-type="float" office:value="6.88634398825127" calcext:value-type="float">
            <text:p>6,88634398825127</text:p>
          </table:table-cell>
          <table:table-cell office:value-type="float" office:value="3.01324577011544" calcext:value-type="float">
            <text:p>3,01324577011544</text:p>
          </table:table-cell>
        </table:table-row>
        <table:table-row table:style-name="ro1">
          <table:table-cell office:value-type="float" office:value="4.25164212394422" calcext:value-type="float">
            <text:p>4,25164212394422</text:p>
          </table:table-cell>
          <table:table-cell office:value-type="float" office:value="3.68615110745634" calcext:value-type="float">
            <text:p>3,68615110745634</text:p>
          </table:table-cell>
        </table:table-row>
        <table:table-row table:style-name="ro1">
          <table:table-cell office:value-type="float" office:value="2.65871458474507" calcext:value-type="float">
            <text:p>2,65871458474507</text:p>
          </table:table-cell>
          <table:table-cell office:value-type="float" office:value="0.581811999194304" calcext:value-type="float">
            <text:p>0,581811999194304</text:p>
          </table:table-cell>
        </table:table-row>
        <table:table-row table:style-name="ro1">
          <table:table-cell office:value-type="float" office:value="3.91954716371322" calcext:value-type="float">
            <text:p>3,91954716371322</text:p>
          </table:table-cell>
          <table:table-cell office:value-type="float" office:value="0.751822172463513" calcext:value-type="float">
            <text:p>0,751822172463513</text:p>
          </table:table-cell>
        </table:table-row>
        <table:table-row table:style-name="ro1">
          <table:table-cell office:value-type="float" office:value="2.16205165798941" calcext:value-type="float">
            <text:p>2,16205165798941</text:p>
          </table:table-cell>
          <table:table-cell office:value-type="float" office:value="0.583023848632429" calcext:value-type="float">
            <text:p>0,583023848632429</text:p>
          </table:table-cell>
        </table:table-row>
        <table:table-row table:style-name="ro1">
          <table:table-cell office:value-type="float" office:value="2.96166261193" calcext:value-type="float">
            <text:p>2,96166261193</text:p>
          </table:table-cell>
          <table:table-cell office:value-type="float" office:value="0.780637187977926" calcext:value-type="float">
            <text:p>0,780637187977926</text:p>
          </table:table-cell>
        </table:table-row>
        <table:table-row table:style-name="ro1">
          <table:table-cell office:value-type="float" office:value="3.46018430140893" calcext:value-type="float">
            <text:p>3,46018430140893</text:p>
          </table:table-cell>
          <table:table-cell office:value-type="float" office:value="2.90864776160419" calcext:value-type="float">
            <text:p>2,90864776160419</text:p>
          </table:table-cell>
        </table:table-row>
        <table:table-row table:style-name="ro1">
          <table:table-cell office:value-type="float" office:value="3.00790210769824" calcext:value-type="float">
            <text:p>3,00790210769824</text:p>
          </table:table-cell>
          <table:table-cell office:value-type="float" office:value="0.748724737461394" calcext:value-type="float">
            <text:p>0,748724737461394</text:p>
          </table:table-cell>
        </table:table-row>
        <table:table-row table:style-name="ro1">
          <table:table-cell office:value-type="float" office:value="4.04427981707493" calcext:value-type="float">
            <text:p>4,04427981707493</text:p>
          </table:table-cell>
          <table:table-cell office:value-type="float" office:value="2.99820096201686" calcext:value-type="float">
            <text:p>2,99820096201686</text:p>
          </table:table-cell>
        </table:table-row>
        <table:table-row table:style-name="ro1">
          <table:table-cell office:value-type="float" office:value="1.49857618915736" calcext:value-type="float">
            <text:p>1,49857618915736</text:p>
          </table:table-cell>
          <table:table-cell office:value-type="float" office:value="1.39457952455133" calcext:value-type="float">
            <text:p>1,39457952455133</text:p>
          </table:table-cell>
        </table:table-row>
        <table:table-row table:style-name="ro1">
          <table:table-cell office:value-type="float" office:value="4.9288229748003" calcext:value-type="float">
            <text:p>4,9288229748003</text:p>
          </table:table-cell>
          <table:table-cell office:value-type="float" office:value="3.53987585320604" calcext:value-type="float">
            <text:p>3,53987585320604</text:p>
          </table:table-cell>
        </table:table-row>
        <table:table-row table:style-name="ro1">
          <table:table-cell office:value-type="float" office:value="3.96105889154722" calcext:value-type="float">
            <text:p>3,96105889154722</text:p>
          </table:table-cell>
          <table:table-cell office:value-type="float" office:value="3.50088049923177" calcext:value-type="float">
            <text:p>3,50088049923177</text:p>
          </table:table-cell>
        </table:table-row>
        <table:table-row table:style-name="ro1">
          <table:table-cell office:value-type="float" office:value="1.12603949785004" calcext:value-type="float">
            <text:p>1,12603949785004</text:p>
          </table:table-cell>
          <table:table-cell office:value-type="float" office:value="1.54896491284516" calcext:value-type="float">
            <text:p>1,54896491284516</text:p>
          </table:table-cell>
        </table:table-row>
        <table:table-row table:style-name="ro1">
          <table:table-cell office:value-type="float" office:value="3.16114468022743" calcext:value-type="float">
            <text:p>3,16114468022743</text:p>
          </table:table-cell>
          <table:table-cell office:value-type="float" office:value="0.741903197053993" calcext:value-type="float">
            <text:p>0,741903197053993</text:p>
          </table:table-cell>
        </table:table-row>
        <table:table-row table:style-name="ro1">
          <table:table-cell office:value-type="float" office:value="4.28975845451149" calcext:value-type="float">
            <text:p>4,28975845451149</text:p>
          </table:table-cell>
          <table:table-cell office:value-type="float" office:value="3.42735088894199" calcext:value-type="float">
            <text:p>3,42735088894199</text:p>
          </table:table-cell>
        </table:table-row>
        <table:table-row table:style-name="ro1">
          <table:table-cell office:value-type="float" office:value="3.1806024396107" calcext:value-type="float">
            <text:p>3,1806024396107</text:p>
          </table:table-cell>
          <table:table-cell office:value-type="float" office:value="0.54042115470519" calcext:value-type="float">
            <text:p>0,54042115470519</text:p>
          </table:table-cell>
        </table:table-row>
        <table:table-row table:style-name="ro1">
          <table:table-cell office:value-type="float" office:value="2.14744211535312" calcext:value-type="float">
            <text:p>2,14744211535312</text:p>
          </table:table-cell>
          <table:table-cell office:value-type="float" office:value="0.396589214759691" calcext:value-type="float">
            <text:p>0,396589214759691</text:p>
          </table:table-cell>
        </table:table-row>
        <table:table-row table:style-name="ro1">
          <table:table-cell office:value-type="float" office:value="4.25872052012522" calcext:value-type="float">
            <text:p>4,25872052012522</text:p>
          </table:table-cell>
          <table:table-cell office:value-type="float" office:value="3.26777572878107" calcext:value-type="float">
            <text:p>3,26777572878107</text:p>
          </table:table-cell>
        </table:table-row>
        <table:table-row table:style-name="ro1">
          <table:table-cell office:value-type="float" office:value="4.09685545732017" calcext:value-type="float">
            <text:p>4,09685545732017</text:p>
          </table:table-cell>
          <table:table-cell office:value-type="float" office:value="3.32611471646029" calcext:value-type="float">
            <text:p>3,32611471646029</text:p>
          </table:table-cell>
        </table:table-row>
        <table:table-row table:style-name="ro1">
          <table:table-cell office:value-type="float" office:value="4.19347931899567" calcext:value-type="float">
            <text:p>4,19347931899567</text:p>
          </table:table-cell>
          <table:table-cell office:value-type="float" office:value="3.38995635292288" calcext:value-type="float">
            <text:p>3,38995635292288</text:p>
          </table:table-cell>
        </table:table-row>
        <table:table-row table:style-name="ro1">
          <table:table-cell office:value-type="float" office:value="1.79513509904983" calcext:value-type="float">
            <text:p>1,79513509904983</text:p>
          </table:table-cell>
          <table:table-cell office:value-type="float" office:value="1.20911935530588" calcext:value-type="float">
            <text:p>1,20911935530588</text:p>
          </table:table-cell>
        </table:table-row>
        <table:table-row table:style-name="ro1">
          <table:table-cell office:value-type="float" office:value="4.84588687236404" calcext:value-type="float">
            <text:p>4,84588687236404</text:p>
          </table:table-cell>
          <table:table-cell office:value-type="float" office:value="4.03959361139945" calcext:value-type="float">
            <text:p>4,03959361139945</text:p>
          </table:table-cell>
        </table:table-row>
        <table:table-row table:style-name="ro1">
          <table:table-cell office:value-type="float" office:value="3.98626674187742" calcext:value-type="float">
            <text:p>3,98626674187742</text:p>
          </table:table-cell>
          <table:table-cell office:value-type="float" office:value="3.46820262994337" calcext:value-type="float">
            <text:p>3,46820262994337</text:p>
          </table:table-cell>
        </table:table-row>
        <table:table-row table:style-name="ro1">
          <table:table-cell office:value-type="float" office:value="2.43969210004334" calcext:value-type="float">
            <text:p>2,43969210004334</text:p>
          </table:table-cell>
          <table:table-cell office:value-type="float" office:value="1.30908630109779" calcext:value-type="float">
            <text:p>1,30908630109779</text:p>
          </table:table-cell>
        </table:table-row>
        <table:table-row table:style-name="ro1">
          <table:table-cell office:value-type="float" office:value="2.89987167372668" calcext:value-type="float">
            <text:p>2,89987167372668</text:p>
          </table:table-cell>
          <table:table-cell office:value-type="float" office:value="0.60415295737069" calcext:value-type="float">
            <text:p>0,60415295737069</text:p>
          </table:table-cell>
        </table:table-row>
        <table:table-row table:style-name="ro1">
          <table:table-cell office:value-type="float" office:value="3.74138856620148" calcext:value-type="float">
            <text:p>3,74138856620148</text:p>
          </table:table-cell>
          <table:table-cell office:value-type="float" office:value="3.31682976552807" calcext:value-type="float">
            <text:p>3,31682976552807</text:p>
          </table:table-cell>
        </table:table-row>
        <table:table-row table:style-name="ro1">
          <table:table-cell office:value-type="float" office:value="3.09068064967152" calcext:value-type="float">
            <text:p>3,09068064967152</text:p>
          </table:table-cell>
          <table:table-cell office:value-type="float" office:value="0.839879358733808" calcext:value-type="float">
            <text:p>0,839879358733808</text:p>
          </table:table-cell>
        </table:table-row>
        <table:table-row table:style-name="ro1">
          <table:table-cell office:value-type="float" office:value="4.40226199085289" calcext:value-type="float">
            <text:p>4,40226199085289</text:p>
          </table:table-cell>
          <table:table-cell office:value-type="float" office:value="3.29035759906981" calcext:value-type="float">
            <text:p>3,29035759906981</text:p>
          </table:table-cell>
        </table:table-row>
        <table:table-row table:style-name="ro1">
          <table:table-cell office:value-type="float" office:value="0.82594321983535" calcext:value-type="float">
            <text:p>0,82594321983535</text:p>
          </table:table-cell>
          <table:table-cell office:value-type="float" office:value="1.06084271208405" calcext:value-type="float">
            <text:p>1,06084271208405</text:p>
          </table:table-cell>
        </table:table-row>
        <table:table-row table:style-name="ro1">
          <table:table-cell office:value-type="float" office:value="2.95097021425877" calcext:value-type="float">
            <text:p>2,95097021425877</text:p>
          </table:table-cell>
          <table:table-cell office:value-type="float" office:value="0.734726374988316" calcext:value-type="float">
            <text:p>0,734726374988316</text:p>
          </table:table-cell>
        </table:table-row>
        <table:table-row table:style-name="ro1">
          <table:table-cell office:value-type="float" office:value="3.17274295944131" calcext:value-type="float">
            <text:p>3,17274295944131</text:p>
          </table:table-cell>
          <table:table-cell office:value-type="float" office:value="0.418728991512483" calcext:value-type="float">
            <text:p>0,418728991512483</text:p>
          </table:table-cell>
        </table:table-row>
        <table:table-row table:style-name="ro1">
          <table:table-cell office:value-type="float" office:value="4.11579450923116" calcext:value-type="float">
            <text:p>4,11579450923116</text:p>
          </table:table-cell>
          <table:table-cell office:value-type="float" office:value="3.53774566766349" calcext:value-type="float">
            <text:p>3,53774566766349</text:p>
          </table:table-cell>
        </table:table-row>
        <table:table-row table:style-name="ro1">
          <table:table-cell office:value-type="float" office:value="7.09460930028103" calcext:value-type="float">
            <text:p>7,09460930028103</text:p>
          </table:table-cell>
          <table:table-cell office:value-type="float" office:value="3.01140677594772" calcext:value-type="float">
            <text:p>3,01140677594772</text:p>
          </table:table-cell>
        </table:table-row>
        <table:table-row table:style-name="ro1">
          <table:table-cell office:value-type="float" office:value="4.4799679883917" calcext:value-type="float">
            <text:p>4,4799679883917</text:p>
          </table:table-cell>
          <table:table-cell office:value-type="float" office:value="3.4217798539181" calcext:value-type="float">
            <text:p>3,4217798539181</text:p>
          </table:table-cell>
        </table:table-row>
        <table:table-row table:style-name="ro1">
          <table:table-cell office:value-type="float" office:value="2.74267453269335" calcext:value-type="float">
            <text:p>2,74267453269335</text:p>
          </table:table-cell>
          <table:table-cell office:value-type="float" office:value="1.17638238197205" calcext:value-type="float">
            <text:p>1,17638238197205</text:p>
          </table:table-cell>
        </table:table-row>
        <table:table-row table:style-name="ro1">
          <table:table-cell office:value-type="float" office:value="3.99169819648001" calcext:value-type="float">
            <text:p>3,99169819648001</text:p>
          </table:table-cell>
          <table:table-cell office:value-type="float" office:value="3.82292450616134" calcext:value-type="float">
            <text:p>3,82292450616134</text:p>
          </table:table-cell>
        </table:table-row>
        <table:table-row table:style-name="ro1">
          <table:table-cell office:value-type="float" office:value="4.31916590970677" calcext:value-type="float">
            <text:p>4,31916590970677</text:p>
          </table:table-cell>
          <table:table-cell office:value-type="float" office:value="3.69189975512998" calcext:value-type="float">
            <text:p>3,69189975512998</text:p>
          </table:table-cell>
        </table:table-row>
        <table:table-row table:style-name="ro1">
          <table:table-cell office:value-type="float" office:value="2.8476683805287" calcext:value-type="float">
            <text:p>2,8476683805287</text:p>
          </table:table-cell>
          <table:table-cell office:value-type="float" office:value="0.868557608161664" calcext:value-type="float">
            <text:p>0,868557608161664</text:p>
          </table:table-cell>
        </table:table-row>
        <table:table-row table:style-name="ro1">
          <table:table-cell office:value-type="float" office:value="2.83553968056721" calcext:value-type="float">
            <text:p>2,83553968056721</text:p>
          </table:table-cell>
          <table:table-cell office:value-type="float" office:value="0.940662045753423" calcext:value-type="float">
            <text:p>0,940662045753423</text:p>
          </table:table-cell>
        </table:table-row>
        <table:table-row table:style-name="ro1">
          <table:table-cell office:value-type="float" office:value="3.88918332594238" calcext:value-type="float">
            <text:p>3,88918332594238</text:p>
          </table:table-cell>
          <table:table-cell office:value-type="float" office:value="3.19029289807971" calcext:value-type="float">
            <text:p>3,19029289807971</text:p>
          </table:table-cell>
        </table:table-row>
        <table:table-row table:style-name="ro1">
          <table:table-cell office:value-type="float" office:value="1.77805005229397" calcext:value-type="float">
            <text:p>1,77805005229397</text:p>
          </table:table-cell>
          <table:table-cell office:value-type="float" office:value="0.767012797983966" calcext:value-type="float">
            <text:p>0,767012797983966</text:p>
          </table:table-cell>
        </table:table-row>
        <table:table-row table:style-name="ro1">
          <table:table-cell office:value-type="float" office:value="2.92284193383407" calcext:value-type="float">
            <text:p>2,92284193383407</text:p>
          </table:table-cell>
          <table:table-cell office:value-type="float" office:value="0.781386738727155" calcext:value-type="float">
            <text:p>0,781386738727155</text:p>
          </table:table-cell>
        </table:table-row>
        <table:table-row table:style-name="ro1">
          <table:table-cell office:value-type="float" office:value="2.23539818267341" calcext:value-type="float">
            <text:p>2,23539818267341</text:p>
          </table:table-cell>
          <table:table-cell office:value-type="float" office:value="0.874545981895944" calcext:value-type="float">
            <text:p>0,874545981895944</text:p>
          </table:table-cell>
        </table:table-row>
        <table:table-row table:style-name="ro1">
          <table:table-cell office:value-type="float" office:value="3.17145311059163" calcext:value-type="float">
            <text:p>3,17145311059163</text:p>
          </table:table-cell>
          <table:table-cell office:value-type="float" office:value="3.60368091475103" calcext:value-type="float">
            <text:p>3,60368091475103</text:p>
          </table:table-cell>
        </table:table-row>
        <table:table-row table:style-name="ro1">
          <table:table-cell office:value-type="float" office:value="0.947850929493632" calcext:value-type="float">
            <text:p>0,947850929493632</text:p>
          </table:table-cell>
          <table:table-cell office:value-type="float" office:value="0.803486635095314" calcext:value-type="float">
            <text:p>0,803486635095314</text:p>
          </table:table-cell>
        </table:table-row>
        <table:table-row table:style-name="ro1">
          <table:table-cell office:value-type="float" office:value="3.50045374035634" calcext:value-type="float">
            <text:p>3,50045374035634</text:p>
          </table:table-cell>
          <table:table-cell office:value-type="float" office:value="0.848195042953754" calcext:value-type="float">
            <text:p>0,848195042953754</text:p>
          </table:table-cell>
        </table:table-row>
        <table:table-row table:style-name="ro1">
          <table:table-cell office:value-type="float" office:value="0.7658160799627" calcext:value-type="float">
            <text:p>0,7658160799627</text:p>
          </table:table-cell>
          <table:table-cell office:value-type="float" office:value="5.39771384325282" calcext:value-type="float">
            <text:p>5,39771384325282</text:p>
          </table:table-cell>
        </table:table-row>
        <table:table-row table:style-name="ro1">
          <table:table-cell office:value-type="float" office:value="5.20872109017565" calcext:value-type="float">
            <text:p>5,20872109017565</text:p>
          </table:table-cell>
          <table:table-cell office:value-type="float" office:value="1.19240565769934" calcext:value-type="float">
            <text:p>1,19240565769934</text:p>
          </table:table-cell>
        </table:table-row>
        <table:table-row table:style-name="ro1">
          <table:table-cell office:value-type="float" office:value="2.99668822508006" calcext:value-type="float">
            <text:p>2,99668822508006</text:p>
          </table:table-cell>
          <table:table-cell office:value-type="float" office:value="3.286872258018" calcext:value-type="float">
            <text:p>3,286872258018</text:p>
          </table:table-cell>
        </table:table-row>
        <table:table-row table:style-name="ro1">
          <table:table-cell office:value-type="float" office:value="3.18970162925709" calcext:value-type="float">
            <text:p>3,18970162925709</text:p>
          </table:table-cell>
          <table:table-cell office:value-type="float" office:value="0.938131618847343" calcext:value-type="float">
            <text:p>0,938131618847343</text:p>
          </table:table-cell>
        </table:table-row>
        <table:table-row table:style-name="ro1">
          <table:table-cell office:value-type="float" office:value="3.6073969202385" calcext:value-type="float">
            <text:p>3,6073969202385</text:p>
          </table:table-cell>
          <table:table-cell office:value-type="float" office:value="2.92903655958606" calcext:value-type="float">
            <text:p>2,92903655958606</text:p>
          </table:table-cell>
        </table:table-row>
        <table:table-row table:style-name="ro1">
          <table:table-cell office:value-type="float" office:value="3.92534242190727" calcext:value-type="float">
            <text:p>3,92534242190727</text:p>
          </table:table-cell>
          <table:table-cell office:value-type="float" office:value="3.47342767644991" calcext:value-type="float">
            <text:p>3,47342767644991</text:p>
          </table:table-cell>
        </table:table-row>
        <table:table-row table:style-name="ro1">
          <table:table-cell office:value-type="float" office:value="3.53085336851732" calcext:value-type="float">
            <text:p>3,53085336851732</text:p>
          </table:table-cell>
          <table:table-cell office:value-type="float" office:value="3.41574990388512" calcext:value-type="float">
            <text:p>3,41574990388512</text:p>
          </table:table-cell>
        </table:table-row>
        <table:table-row table:style-name="ro1">
          <table:table-cell office:value-type="float" office:value="3.74882802817626" calcext:value-type="float">
            <text:p>3,74882802817626</text:p>
          </table:table-cell>
          <table:table-cell office:value-type="float" office:value="3.02984219521941" calcext:value-type="float">
            <text:p>3,02984219521941</text:p>
          </table:table-cell>
        </table:table-row>
        <table:table-row table:style-name="ro1">
          <table:table-cell office:value-type="float" office:value="3.38537877858247" calcext:value-type="float">
            <text:p>3,38537877858247</text:p>
          </table:table-cell>
          <table:table-cell office:value-type="float" office:value="3.29193081304073" calcext:value-type="float">
            <text:p>3,29193081304073</text:p>
          </table:table-cell>
        </table:table-row>
        <table:table-row table:style-name="ro1">
          <table:table-cell office:value-type="float" office:value="3.18640523956377" calcext:value-type="float">
            <text:p>3,18640523956377</text:p>
          </table:table-cell>
          <table:table-cell office:value-type="float" office:value="0.82768050878223" calcext:value-type="float">
            <text:p>0,82768050878223</text:p>
          </table:table-cell>
        </table:table-row>
        <table:table-row table:style-name="ro1">
          <table:table-cell office:value-type="float" office:value="4.04876470894972" calcext:value-type="float">
            <text:p>4,04876470894972</text:p>
          </table:table-cell>
          <table:table-cell office:value-type="float" office:value="3.53350924826438" calcext:value-type="float">
            <text:p>3,53350924826438</text:p>
          </table:table-cell>
        </table:table-row>
        <table:table-row table:style-name="ro1">
          <table:table-cell office:value-type="float" office:value="3.1535650877087" calcext:value-type="float">
            <text:p>3,1535650877087</text:p>
          </table:table-cell>
          <table:table-cell office:value-type="float" office:value="1.17052457472268" calcext:value-type="float">
            <text:p>1,17052457472268</text:p>
          </table:table-cell>
        </table:table-row>
        <table:table-row table:style-name="ro1">
          <table:table-cell office:value-type="float" office:value="3.34333616779572" calcext:value-type="float">
            <text:p>3,34333616779572</text:p>
          </table:table-cell>
          <table:table-cell office:value-type="float" office:value="1.06040258952029" calcext:value-type="float">
            <text:p>1,06040258952029</text:p>
          </table:table-cell>
        </table:table-row>
        <table:table-row table:style-name="ro1">
          <table:table-cell office:value-type="float" office:value="4.20429990339111" calcext:value-type="float">
            <text:p>4,20429990339111</text:p>
          </table:table-cell>
          <table:table-cell office:value-type="float" office:value="3.40026944477849" calcext:value-type="float">
            <text:p>3,40026944477849</text:p>
          </table:table-cell>
        </table:table-row>
        <table:table-row table:style-name="ro1">
          <table:table-cell office:value-type="float" office:value="5.30717432292607" calcext:value-type="float">
            <text:p>5,30717432292607</text:p>
          </table:table-cell>
          <table:table-cell office:value-type="float" office:value="3.79487682963483" calcext:value-type="float">
            <text:p>3,79487682963483</text:p>
          </table:table-cell>
        </table:table-row>
        <table:table-row table:style-name="ro1">
          <table:table-cell office:value-type="float" office:value="3.65508368963245" calcext:value-type="float">
            <text:p>3,65508368963245</text:p>
          </table:table-cell>
          <table:table-cell office:value-type="float" office:value="0.509447553096341" calcext:value-type="float">
            <text:p>0,509447553096341</text:p>
          </table:table-cell>
        </table:table-row>
        <table:table-row table:style-name="ro1">
          <table:table-cell office:value-type="float" office:value="0.458025204355961" calcext:value-type="float">
            <text:p>0,458025204355961</text:p>
          </table:table-cell>
          <table:table-cell office:value-type="float" office:value="5.04610614428807" calcext:value-type="float">
            <text:p>5,04610614428807</text:p>
          </table:table-cell>
        </table:table-row>
        <table:table-row table:style-name="ro1">
          <table:table-cell office:value-type="float" office:value="5.05485349161874" calcext:value-type="float">
            <text:p>5,05485349161874</text:p>
          </table:table-cell>
          <table:table-cell office:value-type="float" office:value="3.74411906194692" calcext:value-type="float">
            <text:p>3,74411906194692</text:p>
          </table:table-cell>
        </table:table-row>
        <table:table-row table:style-name="ro1">
          <table:table-cell office:value-type="float" office:value="5.17740835867011" calcext:value-type="float">
            <text:p>5,17740835867011</text:p>
          </table:table-cell>
          <table:table-cell office:value-type="float" office:value="1.52111053879404" calcext:value-type="float">
            <text:p>1,52111053879404</text:p>
          </table:table-cell>
        </table:table-row>
        <table:table-row table:style-name="ro1">
          <table:table-cell office:value-type="float" office:value="3.87864958158151" calcext:value-type="float">
            <text:p>3,87864958158151</text:p>
          </table:table-cell>
          <table:table-cell office:value-type="float" office:value="0.823464077553149" calcext:value-type="float">
            <text:p>0,823464077553149</text:p>
          </table:table-cell>
        </table:table-row>
        <table:table-row table:style-name="ro1">
          <table:table-cell office:value-type="float" office:value="2.22594620538615" calcext:value-type="float">
            <text:p>2,22594620538615</text:p>
          </table:table-cell>
          <table:table-cell office:value-type="float" office:value="0.630274169502601" calcext:value-type="float">
            <text:p>0,630274169502601</text:p>
          </table:table-cell>
        </table:table-row>
        <table:table-row table:style-name="ro1">
          <table:table-cell office:value-type="float" office:value="4.39632157415857" calcext:value-type="float">
            <text:p>4,39632157415857</text:p>
          </table:table-cell>
          <table:table-cell office:value-type="float" office:value="4.02700586264679" calcext:value-type="float">
            <text:p>4,02700586264679</text:p>
          </table:table-cell>
        </table:table-row>
        <table:table-row table:style-name="ro1">
          <table:table-cell office:value-type="float" office:value="3.57984617298122" calcext:value-type="float">
            <text:p>3,57984617298122</text:p>
          </table:table-cell>
          <table:table-cell office:value-type="float" office:value="3.42547881741087" calcext:value-type="float">
            <text:p>3,42547881741087</text:p>
          </table:table-cell>
        </table:table-row>
        <table:table-row table:style-name="ro1">
          <table:table-cell office:value-type="float" office:value="3.61347415348221" calcext:value-type="float">
            <text:p>3,61347415348221</text:p>
          </table:table-cell>
          <table:table-cell office:value-type="float" office:value="3.82838160781867" calcext:value-type="float">
            <text:p>3,82838160781867</text:p>
          </table:table-cell>
        </table:table-row>
        <table:table-row table:style-name="ro1">
          <table:table-cell office:value-type="float" office:value="4.23015139119417" calcext:value-type="float">
            <text:p>4,23015139119417</text:p>
          </table:table-cell>
          <table:table-cell office:value-type="float" office:value="3.15652009372711" calcext:value-type="float">
            <text:p>3,15652009372711</text:p>
          </table:table-cell>
        </table:table-row>
        <table:table-row table:style-name="ro1">
          <table:table-cell office:value-type="float" office:value="2.89340640953666" calcext:value-type="float">
            <text:p>2,89340640953666</text:p>
          </table:table-cell>
          <table:table-cell office:value-type="float" office:value="0.780303393569252" calcext:value-type="float">
            <text:p>0,780303393569252</text:p>
          </table:table-cell>
        </table:table-row>
        <table:table-row table:style-name="ro1">
          <table:table-cell office:value-type="float" office:value="2.39779990860482" calcext:value-type="float">
            <text:p>2,39779990860482</text:p>
          </table:table-cell>
          <table:table-cell office:value-type="float" office:value="0.812271869129988" calcext:value-type="float">
            <text:p>0,812271869129988</text:p>
          </table:table-cell>
        </table:table-row>
        <table:table-row table:style-name="ro1">
          <table:table-cell office:value-type="float" office:value="4.11397451351894" calcext:value-type="float">
            <text:p>4,11397451351894</text:p>
          </table:table-cell>
          <table:table-cell office:value-type="float" office:value="3.57866058454319" calcext:value-type="float">
            <text:p>3,57866058454319</text:p>
          </table:table-cell>
        </table:table-row>
        <table:table-row table:style-name="ro1">
          <table:table-cell office:value-type="float" office:value="3.82874420109759" calcext:value-type="float">
            <text:p>3,82874420109759</text:p>
          </table:table-cell>
          <table:table-cell office:value-type="float" office:value="3.40613631613282" calcext:value-type="float">
            <text:p>3,40613631613282</text:p>
          </table:table-cell>
        </table:table-row>
        <table:table-row table:style-name="ro1">
          <table:table-cell office:value-type="float" office:value="4.27286595882269" calcext:value-type="float">
            <text:p>4,27286595882269</text:p>
          </table:table-cell>
          <table:table-cell office:value-type="float" office:value="3.13123418043767" calcext:value-type="float">
            <text:p>3,13123418043767</text:p>
          </table:table-cell>
        </table:table-row>
        <table:table-row table:style-name="ro1">
          <table:table-cell office:value-type="float" office:value="2.63588632211554" calcext:value-type="float">
            <text:p>2,63588632211554</text:p>
          </table:table-cell>
          <table:table-cell office:value-type="float" office:value="1.14790838331276" calcext:value-type="float">
            <text:p>1,14790838331276</text:p>
          </table:table-cell>
        </table:table-row>
        <table:table-row table:style-name="ro1">
          <table:table-cell office:value-type="float" office:value="2.02966610330197" calcext:value-type="float">
            <text:p>2,02966610330197</text:p>
          </table:table-cell>
          <table:table-cell office:value-type="float" office:value="1.24661902107782" calcext:value-type="float">
            <text:p>1,24661902107782</text:p>
          </table:table-cell>
        </table:table-row>
        <table:table-row table:style-name="ro1">
          <table:table-cell office:value-type="float" office:value="4.27238081524919" calcext:value-type="float">
            <text:p>4,27238081524919</text:p>
          </table:table-cell>
          <table:table-cell office:value-type="float" office:value="4.09941594745049" calcext:value-type="float">
            <text:p>4,09941594745049</text:p>
          </table:table-cell>
        </table:table-row>
        <table:table-row table:style-name="ro1">
          <table:table-cell office:value-type="float" office:value="3.03472276606049" calcext:value-type="float">
            <text:p>3,03472276606049</text:p>
          </table:table-cell>
          <table:table-cell office:value-type="float" office:value="0.809703883115278" calcext:value-type="float">
            <text:p>0,809703883115278</text:p>
          </table:table-cell>
        </table:table-row>
        <table:table-row table:style-name="ro1">
          <table:table-cell office:value-type="float" office:value="5.40017502981365" calcext:value-type="float">
            <text:p>5,40017502981365</text:p>
          </table:table-cell>
          <table:table-cell office:value-type="float" office:value="4.59615402248465" calcext:value-type="float">
            <text:p>4,59615402248465</text:p>
          </table:table-cell>
        </table:table-row>
        <table:table-row table:style-name="ro1">
          <table:table-cell office:value-type="float" office:value="3.0025032972889" calcext:value-type="float">
            <text:p>3,0025032972889</text:p>
          </table:table-cell>
          <table:table-cell office:value-type="float" office:value="0.805163434385306" calcext:value-type="float">
            <text:p>0,805163434385306</text:p>
          </table:table-cell>
        </table:table-row>
        <table:table-row table:style-name="ro1">
          <table:table-cell office:value-type="float" office:value="2.3933809818622" calcext:value-type="float">
            <text:p>2,3933809818622</text:p>
          </table:table-cell>
          <table:table-cell office:value-type="float" office:value="0.337777206737436" calcext:value-type="float">
            <text:p>0,337777206737436</text:p>
          </table:table-cell>
        </table:table-row>
        <table:table-row table:style-name="ro1">
          <table:table-cell office:value-type="float" office:value="4.03336888119823" calcext:value-type="float">
            <text:p>4,03336888119823</text:p>
          </table:table-cell>
          <table:table-cell office:value-type="float" office:value="3.43181146837616" calcext:value-type="float">
            <text:p>3,43181146837616</text:p>
          </table:table-cell>
        </table:table-row>
        <table:table-row table:style-name="ro1">
          <table:table-cell office:value-type="float" office:value="4.40236356883117" calcext:value-type="float">
            <text:p>4,40236356883117</text:p>
          </table:table-cell>
          <table:table-cell office:value-type="float" office:value="0.902411402848914" calcext:value-type="float">
            <text:p>0,902411402848914</text:p>
          </table:table-cell>
        </table:table-row>
        <table:table-row table:style-name="ro1">
          <table:table-cell office:value-type="float" office:value="5.20334948702855" calcext:value-type="float">
            <text:p>5,20334948702855</text:p>
          </table:table-cell>
          <table:table-cell office:value-type="float" office:value="5.09561905734208" calcext:value-type="float">
            <text:p>5,09561905734208</text:p>
          </table:table-cell>
        </table:table-row>
        <table:table-row table:style-name="ro1">
          <table:table-cell office:value-type="float" office:value="3.07322839535315" calcext:value-type="float">
            <text:p>3,07322839535315</text:p>
          </table:table-cell>
          <table:table-cell office:value-type="float" office:value="0.630181494224865" calcext:value-type="float">
            <text:p>0,630181494224865</text:p>
          </table:table-cell>
        </table:table-row>
        <table:table-row table:style-name="ro1">
          <table:table-cell office:value-type="float" office:value="3.89740803597634" calcext:value-type="float">
            <text:p>3,89740803597634</text:p>
          </table:table-cell>
          <table:table-cell office:value-type="float" office:value="3.45641293917361" calcext:value-type="float">
            <text:p>3,45641293917361</text:p>
          </table:table-cell>
        </table:table-row>
        <table:table-row table:style-name="ro1">
          <table:table-cell office:value-type="float" office:value="4.34964821325859" calcext:value-type="float">
            <text:p>4,34964821325859</text:p>
          </table:table-cell>
          <table:table-cell office:value-type="float" office:value="3.78156020823747" calcext:value-type="float">
            <text:p>3,78156020823747</text:p>
          </table:table-cell>
        </table:table-row>
        <table:table-row table:style-name="ro1">
          <table:table-cell office:value-type="float" office:value="5.12775672092567" calcext:value-type="float">
            <text:p>5,12775672092567</text:p>
          </table:table-cell>
          <table:table-cell office:value-type="float" office:value="3.9990938031144" calcext:value-type="float">
            <text:p>3,9990938031144</text:p>
          </table:table-cell>
        </table:table-row>
        <table:table-row table:style-name="ro1">
          <table:table-cell office:value-type="float" office:value="3.88512744933884" calcext:value-type="float">
            <text:p>3,88512744933884</text:p>
          </table:table-cell>
          <table:table-cell office:value-type="float" office:value="3.51842876146284" calcext:value-type="float">
            <text:p>3,51842876146284</text:p>
          </table:table-cell>
        </table:table-row>
        <table:table-row table:style-name="ro1">
          <table:table-cell office:value-type="float" office:value="3.18640886968769" calcext:value-type="float">
            <text:p>3,18640886968769</text:p>
          </table:table-cell>
          <table:table-cell office:value-type="float" office:value="0.791218345752168" calcext:value-type="float">
            <text:p>0,791218345752168</text:p>
          </table:table-cell>
        </table:table-row>
        <table:table-row table:style-name="ro1">
          <table:table-cell office:value-type="float" office:value="3.20160009448744" calcext:value-type="float">
            <text:p>3,20160009448744</text:p>
          </table:table-cell>
          <table:table-cell office:value-type="float" office:value="0.607543978239678" calcext:value-type="float">
            <text:p>0,607543978239678</text:p>
          </table:table-cell>
        </table:table-row>
        <table:table-row table:style-name="ro1">
          <table:table-cell office:value-type="float" office:value="2.66550310059104" calcext:value-type="float">
            <text:p>2,66550310059104</text:p>
          </table:table-cell>
          <table:table-cell office:value-type="float" office:value="0.737400146671082" calcext:value-type="float">
            <text:p>0,737400146671082</text:p>
          </table:table-cell>
        </table:table-row>
        <table:table-row table:style-name="ro1">
          <table:table-cell office:value-type="float" office:value="2.35365363322133" calcext:value-type="float">
            <text:p>2,35365363322133</text:p>
          </table:table-cell>
          <table:table-cell office:value-type="float" office:value="3.51792821835608" calcext:value-type="float">
            <text:p>3,51792821835608</text:p>
          </table:table-cell>
        </table:table-row>
        <table:table-row table:style-name="ro1">
          <table:table-cell office:value-type="float" office:value="4.02157896557076" calcext:value-type="float">
            <text:p>4,02157896557076</text:p>
          </table:table-cell>
          <table:table-cell office:value-type="float" office:value="2.96604525613973" calcext:value-type="float">
            <text:p>2,96604525613973</text:p>
          </table:table-cell>
        </table:table-row>
        <table:table-row table:style-name="ro1">
          <table:table-cell office:value-type="float" office:value="3.29977531120389" calcext:value-type="float">
            <text:p>3,29977531120389</text:p>
          </table:table-cell>
          <table:table-cell office:value-type="float" office:value="3.58331440912618" calcext:value-type="float">
            <text:p>3,58331440912618</text:p>
          </table:table-cell>
        </table:table-row>
        <table:table-row table:style-name="ro1">
          <table:table-cell office:value-type="float" office:value="4.98197990006019" calcext:value-type="float">
            <text:p>4,98197990006019</text:p>
          </table:table-cell>
          <table:table-cell office:value-type="float" office:value="4.63712001736227" calcext:value-type="float">
            <text:p>4,63712001736227</text:p>
          </table:table-cell>
        </table:table-row>
        <table:table-row table:style-name="ro1">
          <table:table-cell office:value-type="float" office:value="1.50882081878254" calcext:value-type="float">
            <text:p>1,50882081878254</text:p>
          </table:table-cell>
          <table:table-cell office:value-type="float" office:value="0.612074404997766" calcext:value-type="float">
            <text:p>0,612074404997766</text:p>
          </table:table-cell>
        </table:table-row>
        <table:table-row table:style-name="ro1">
          <table:table-cell office:value-type="float" office:value="2.8433262867855" calcext:value-type="float">
            <text:p>2,8433262867855</text:p>
          </table:table-cell>
          <table:table-cell office:value-type="float" office:value="2.8833056929596" calcext:value-type="float">
            <text:p>2,8833056929596</text:p>
          </table:table-cell>
        </table:table-row>
        <table:table-row table:style-name="ro1">
          <table:table-cell office:value-type="float" office:value="2.81616735518714" calcext:value-type="float">
            <text:p>2,81616735518714</text:p>
          </table:table-cell>
          <table:table-cell office:value-type="float" office:value="0.664265823100553" calcext:value-type="float">
            <text:p>0,664265823100553</text:p>
          </table:table-cell>
        </table:table-row>
        <table:table-row table:style-name="ro1">
          <table:table-cell office:value-type="float" office:value="2.3566479723726" calcext:value-type="float">
            <text:p>2,3566479723726</text:p>
          </table:table-cell>
          <table:table-cell office:value-type="float" office:value="0.610913441882128" calcext:value-type="float">
            <text:p>0,610913441882128</text:p>
          </table:table-cell>
        </table:table-row>
        <table:table-row table:style-name="ro1">
          <table:table-cell office:value-type="float" office:value="2.88278766484232" calcext:value-type="float">
            <text:p>2,88278766484232</text:p>
          </table:table-cell>
          <table:table-cell office:value-type="float" office:value="2.88996024036042" calcext:value-type="float">
            <text:p>2,88996024036042</text:p>
          </table:table-cell>
        </table:table-row>
        <table:table-row table:style-name="ro1">
          <table:table-cell office:value-type="float" office:value="3.50148734402921" calcext:value-type="float">
            <text:p>3,50148734402921</text:p>
          </table:table-cell>
          <table:table-cell office:value-type="float" office:value="2.96063026740518" calcext:value-type="float">
            <text:p>2,96063026740518</text:p>
          </table:table-cell>
        </table:table-row>
        <table:table-row table:style-name="ro1">
          <table:table-cell office:value-type="float" office:value="4.73012642335849" calcext:value-type="float">
            <text:p>4,73012642335849</text:p>
          </table:table-cell>
          <table:table-cell office:value-type="float" office:value="1.12296306357555" calcext:value-type="float">
            <text:p>1,12296306357555</text:p>
          </table:table-cell>
        </table:table-row>
        <table:table-row table:style-name="ro1">
          <table:table-cell office:value-type="float" office:value="2.69293153565701" calcext:value-type="float">
            <text:p>2,69293153565701</text:p>
          </table:table-cell>
          <table:table-cell office:value-type="float" office:value="0.940100214704805" calcext:value-type="float">
            <text:p>0,940100214704805</text:p>
          </table:table-cell>
        </table:table-row>
        <table:table-row table:style-name="ro1">
          <table:table-cell office:value-type="float" office:value="4.16288767553623" calcext:value-type="float">
            <text:p>4,16288767553623</text:p>
          </table:table-cell>
          <table:table-cell office:value-type="float" office:value="3.115365344164" calcext:value-type="float">
            <text:p>3,115365344164</text:p>
          </table:table-cell>
        </table:table-row>
        <table:table-row table:style-name="ro1">
          <table:table-cell office:value-type="float" office:value="4.93009698798332" calcext:value-type="float">
            <text:p>4,93009698798332</text:p>
          </table:table-cell>
          <table:table-cell office:value-type="float" office:value="3.79443114080915" calcext:value-type="float">
            <text:p>3,79443114080915</text:p>
          </table:table-cell>
        </table:table-row>
        <table:table-row table:style-name="ro1">
          <table:table-cell office:value-type="float" office:value="6.24830025036559" calcext:value-type="float">
            <text:p>6,24830025036559</text:p>
          </table:table-cell>
          <table:table-cell office:value-type="float" office:value="1.38321634997686" calcext:value-type="float">
            <text:p>1,38321634997686</text:p>
          </table:table-cell>
        </table:table-row>
        <table:table-row table:style-name="ro1">
          <table:table-cell office:value-type="float" office:value="3.69074164846241" calcext:value-type="float">
            <text:p>3,69074164846241</text:p>
          </table:table-cell>
          <table:table-cell office:value-type="float" office:value="3.11921940542749" calcext:value-type="float">
            <text:p>3,11921940542749</text:p>
          </table:table-cell>
        </table:table-row>
        <table:table-row table:style-name="ro1">
          <table:table-cell office:value-type="float" office:value="6.90927155262095" calcext:value-type="float">
            <text:p>6,90927155262095</text:p>
          </table:table-cell>
          <table:table-cell office:value-type="float" office:value="3.00879475410515" calcext:value-type="float">
            <text:p>3,00879475410515</text:p>
          </table:table-cell>
        </table:table-row>
        <table:table-row table:style-name="ro1">
          <table:table-cell office:value-type="float" office:value="4.12951126515215" calcext:value-type="float">
            <text:p>4,12951126515215</text:p>
          </table:table-cell>
          <table:table-cell office:value-type="float" office:value="3.43411304360005" calcext:value-type="float">
            <text:p>3,43411304360005</text:p>
          </table:table-cell>
        </table:table-row>
        <table:table-row table:style-name="ro1">
          <table:table-cell office:value-type="float" office:value="2.58171978806645" calcext:value-type="float">
            <text:p>2,58171978806645</text:p>
          </table:table-cell>
          <table:table-cell office:value-type="float" office:value="0.457137687454985" calcext:value-type="float">
            <text:p>0,457137687454985</text:p>
          </table:table-cell>
        </table:table-row>
        <table:table-row table:style-name="ro1">
          <table:table-cell office:value-type="float" office:value="3.20529719735774" calcext:value-type="float">
            <text:p>3,20529719735774</text:p>
          </table:table-cell>
          <table:table-cell office:value-type="float" office:value="1.19943680003263" calcext:value-type="float">
            <text:p>1,19943680003263</text:p>
          </table:table-cell>
        </table:table-row>
        <table:table-row table:style-name="ro1">
          <table:table-cell office:value-type="float" office:value="2.5144680431639" calcext:value-type="float">
            <text:p>2,5144680431639</text:p>
          </table:table-cell>
          <table:table-cell office:value-type="float" office:value="0.948016028821395" calcext:value-type="float">
            <text:p>0,948016028821395</text:p>
          </table:table-cell>
        </table:table-row>
        <table:table-row table:style-name="ro1">
          <table:table-cell office:value-type="float" office:value="2.3541223097188" calcext:value-type="float">
            <text:p>2,3541223097188</text:p>
          </table:table-cell>
          <table:table-cell office:value-type="float" office:value="1.17350493804678" calcext:value-type="float">
            <text:p>1,17350493804678</text:p>
          </table:table-cell>
        </table:table-row>
        <table:table-row table:style-name="ro1">
          <table:table-cell office:value-type="float" office:value="3.85566178832404" calcext:value-type="float">
            <text:p>3,85566178832404</text:p>
          </table:table-cell>
          <table:table-cell office:value-type="float" office:value="3.12107941348521" calcext:value-type="float">
            <text:p>3,12107941348521</text:p>
          </table:table-cell>
        </table:table-row>
        <table:table-row table:style-name="ro1">
          <table:table-cell office:value-type="float" office:value="2.46742574611582" calcext:value-type="float">
            <text:p>2,46742574611582</text:p>
          </table:table-cell>
          <table:table-cell office:value-type="float" office:value="1.05392696161622" calcext:value-type="float">
            <text:p>1,05392696161622</text:p>
          </table:table-cell>
        </table:table-row>
        <table:table-row table:style-name="ro1">
          <table:table-cell office:value-type="float" office:value="4.48520241028951" calcext:value-type="float">
            <text:p>4,48520241028951</text:p>
          </table:table-cell>
          <table:table-cell office:value-type="float" office:value="3.99839364539609" calcext:value-type="float">
            <text:p>3,99839364539609</text:p>
          </table:table-cell>
        </table:table-row>
        <table:table-row table:style-name="ro1">
          <table:table-cell office:value-type="float" office:value="4.68096884302145" calcext:value-type="float">
            <text:p>4,68096884302145</text:p>
          </table:table-cell>
          <table:table-cell office:value-type="float" office:value="3.99189047082397" calcext:value-type="float">
            <text:p>3,99189047082397</text:p>
          </table:table-cell>
        </table:table-row>
        <table:table-row table:style-name="ro1">
          <table:table-cell office:value-type="float" office:value="3.06624353605051" calcext:value-type="float">
            <text:p>3,06624353605051</text:p>
          </table:table-cell>
          <table:table-cell office:value-type="float" office:value="3.60635237795261" calcext:value-type="float">
            <text:p>3,60635237795261</text:p>
          </table:table-cell>
        </table:table-row>
        <table:table-row table:style-name="ro1">
          <table:table-cell office:value-type="float" office:value="1.49768072243409" calcext:value-type="float">
            <text:p>1,49768072243409</text:p>
          </table:table-cell>
          <table:table-cell office:value-type="float" office:value="3.35016086115854" calcext:value-type="float">
            <text:p>3,35016086115854</text:p>
          </table:table-cell>
        </table:table-row>
        <table:table-row table:style-name="ro1">
          <table:table-cell office:value-type="float" office:value="1.99664100463692" calcext:value-type="float">
            <text:p>1,99664100463692</text:p>
          </table:table-cell>
          <table:table-cell office:value-type="float" office:value="1.26095214959125" calcext:value-type="float">
            <text:p>1,26095214959125</text:p>
          </table:table-cell>
        </table:table-row>
        <table:table-row table:style-name="ro1">
          <table:table-cell office:value-type="float" office:value="3.71522831081209" calcext:value-type="float">
            <text:p>3,71522831081209</text:p>
          </table:table-cell>
          <table:table-cell office:value-type="float" office:value="3.62820295926227" calcext:value-type="float">
            <text:p>3,62820295926227</text:p>
          </table:table-cell>
        </table:table-row>
        <table:table-row table:style-name="ro1">
          <table:table-cell office:value-type="float" office:value="4.21132396468003" calcext:value-type="float">
            <text:p>4,21132396468003</text:p>
          </table:table-cell>
          <table:table-cell office:value-type="float" office:value="3.38651174718006" calcext:value-type="float">
            <text:p>3,38651174718006</text:p>
          </table:table-cell>
        </table:table-row>
        <table:table-row table:style-name="ro1">
          <table:table-cell office:value-type="float" office:value="4.69076570993437" calcext:value-type="float">
            <text:p>4,69076570993437</text:p>
          </table:table-cell>
          <table:table-cell office:value-type="float" office:value="4.30959048445052" calcext:value-type="float">
            <text:p>4,30959048445052</text:p>
          </table:table-cell>
        </table:table-row>
        <table:table-row table:style-name="ro1">
          <table:table-cell office:value-type="float" office:value="3.77696571906344" calcext:value-type="float">
            <text:p>3,77696571906344</text:p>
          </table:table-cell>
          <table:table-cell office:value-type="float" office:value="3.47525884354219" calcext:value-type="float">
            <text:p>3,47525884354219</text:p>
          </table:table-cell>
        </table:table-row>
        <table:table-row table:style-name="ro1">
          <table:table-cell office:value-type="float" office:value="4.34814232936188" calcext:value-type="float">
            <text:p>4,34814232936188</text:p>
          </table:table-cell>
          <table:table-cell office:value-type="float" office:value="3.2931143337329" calcext:value-type="float">
            <text:p>3,2931143337329</text:p>
          </table:table-cell>
        </table:table-row>
        <table:table-row table:style-name="ro1">
          <table:table-cell office:value-type="float" office:value="2.02584704376617" calcext:value-type="float">
            <text:p>2,02584704376617</text:p>
          </table:table-cell>
          <table:table-cell office:value-type="float" office:value="3.71948402977853" calcext:value-type="float">
            <text:p>3,71948402977853</text:p>
          </table:table-cell>
        </table:table-row>
        <table:table-row table:style-name="ro1">
          <table:table-cell office:value-type="float" office:value="4.50286128346744" calcext:value-type="float">
            <text:p>4,50286128346744</text:p>
          </table:table-cell>
          <table:table-cell office:value-type="float" office:value="3.33422569681779" calcext:value-type="float">
            <text:p>3,33422569681779</text:p>
          </table:table-cell>
        </table:table-row>
        <table:table-row table:style-name="ro1">
          <table:table-cell office:value-type="float" office:value="1.51121232076356" calcext:value-type="float">
            <text:p>1,51121232076356</text:p>
          </table:table-cell>
          <table:table-cell office:value-type="float" office:value="1.51110109104627" calcext:value-type="float">
            <text:p>1,51110109104627</text:p>
          </table:table-cell>
        </table:table-row>
        <table:table-row table:style-name="ro1">
          <table:table-cell office:value-type="float" office:value="4.40251965264559" calcext:value-type="float">
            <text:p>4,40251965264559</text:p>
          </table:table-cell>
          <table:table-cell office:value-type="float" office:value="1.16406164789568" calcext:value-type="float">
            <text:p>1,16406164789568</text:p>
          </table:table-cell>
        </table:table-row>
        <table:table-row table:style-name="ro1">
          <table:table-cell office:value-type="float" office:value="3.33657964666751" calcext:value-type="float">
            <text:p>3,33657964666751</text:p>
          </table:table-cell>
          <table:table-cell office:value-type="float" office:value="2.84843817443712" calcext:value-type="float">
            <text:p>2,84843817443712</text:p>
          </table:table-cell>
        </table:table-row>
        <table:table-row table:style-name="ro1">
          <table:table-cell office:value-type="float" office:value="4.66694625990699" calcext:value-type="float">
            <text:p>4,66694625990699</text:p>
          </table:table-cell>
          <table:table-cell office:value-type="float" office:value="4.39018009542204" calcext:value-type="float">
            <text:p>4,39018009542204</text:p>
          </table:table-cell>
        </table:table-row>
        <table:table-row table:style-name="ro1">
          <table:table-cell office:value-type="float" office:value="2.74521124500872" calcext:value-type="float">
            <text:p>2,74521124500872</text:p>
          </table:table-cell>
          <table:table-cell office:value-type="float" office:value="0.913965544256654" calcext:value-type="float">
            <text:p>0,913965544256654</text:p>
          </table:table-cell>
        </table:table-row>
        <table:table-row table:style-name="ro1">
          <table:table-cell office:value-type="float" office:value="3.02600918077032" calcext:value-type="float">
            <text:p>3,02600918077032</text:p>
          </table:table-cell>
          <table:table-cell office:value-type="float" office:value="1.26161756238622" calcext:value-type="float">
            <text:p>1,26161756238622</text:p>
          </table:table-cell>
        </table:table-row>
        <table:table-row table:style-name="ro1">
          <table:table-cell office:value-type="float" office:value="2.83726922517094" calcext:value-type="float">
            <text:p>2,83726922517094</text:p>
          </table:table-cell>
          <table:table-cell office:value-type="float" office:value="1.26222547188414" calcext:value-type="float">
            <text:p>1,26222547188414</text:p>
          </table:table-cell>
        </table:table-row>
        <table:table-row table:style-name="ro1">
          <table:table-cell office:value-type="float" office:value="5.43319051541602" calcext:value-type="float">
            <text:p>5,43319051541602</text:p>
          </table:table-cell>
          <table:table-cell office:value-type="float" office:value="4.02900277836183" calcext:value-type="float">
            <text:p>4,02900277836183</text:p>
          </table:table-cell>
        </table:table-row>
        <table:table-row table:style-name="ro1">
          <table:table-cell office:value-type="float" office:value="3.11711035068671" calcext:value-type="float">
            <text:p>3,11711035068671</text:p>
          </table:table-cell>
          <table:table-cell office:value-type="float" office:value="3.50968510468322" calcext:value-type="float">
            <text:p>3,50968510468322</text:p>
          </table:table-cell>
        </table:table-row>
        <table:table-row table:style-name="ro1">
          <table:table-cell office:value-type="float" office:value="2.79304693208478" calcext:value-type="float">
            <text:p>2,79304693208478</text:p>
          </table:table-cell>
          <table:table-cell office:value-type="float" office:value="1.0937640874071" calcext:value-type="float">
            <text:p>1,0937640874071</text:p>
          </table:table-cell>
        </table:table-row>
        <table:table-row table:style-name="ro1">
          <table:table-cell office:value-type="float" office:value="4.67414797682048" calcext:value-type="float">
            <text:p>4,67414797682048</text:p>
          </table:table-cell>
          <table:table-cell office:value-type="float" office:value="3.70780657382174" calcext:value-type="float">
            <text:p>3,70780657382174</text:p>
          </table:table-cell>
        </table:table-row>
        <table:table-row table:style-name="ro1">
          <table:table-cell office:value-type="float" office:value="3.31039539749571" calcext:value-type="float">
            <text:p>3,31039539749571</text:p>
          </table:table-cell>
          <table:table-cell office:value-type="float" office:value="0.97183269859954" calcext:value-type="float">
            <text:p>0,97183269859954</text:p>
          </table:table-cell>
        </table:table-row>
        <table:table-row table:style-name="ro1">
          <table:table-cell office:value-type="float" office:value="4.41957047479927" calcext:value-type="float">
            <text:p>4,41957047479927</text:p>
          </table:table-cell>
          <table:table-cell office:value-type="float" office:value="3.36551076094356" calcext:value-type="float">
            <text:p>3,36551076094356</text:p>
          </table:table-cell>
        </table:table-row>
        <table:table-row table:style-name="ro1">
          <table:table-cell office:value-type="float" office:value="3.78201870791987" calcext:value-type="float">
            <text:p>3,78201870791987</text:p>
          </table:table-cell>
          <table:table-cell office:value-type="float" office:value="3.92407296003604" calcext:value-type="float">
            <text:p>3,92407296003604</text:p>
          </table:table-cell>
        </table:table-row>
        <table:table-row table:style-name="ro1">
          <table:table-cell office:value-type="float" office:value="4.1305785738105" calcext:value-type="float">
            <text:p>4,1305785738105</text:p>
          </table:table-cell>
          <table:table-cell office:value-type="float" office:value="3.2723645116335" calcext:value-type="float">
            <text:p>3,2723645116335</text:p>
          </table:table-cell>
        </table:table-row>
        <table:table-row table:style-name="ro1">
          <table:table-cell office:value-type="float" office:value="3.19776609842656" calcext:value-type="float">
            <text:p>3,19776609842656</text:p>
          </table:table-cell>
          <table:table-cell office:value-type="float" office:value="2.91662115982913" calcext:value-type="float">
            <text:p>2,91662115982913</text:p>
          </table:table-cell>
        </table:table-row>
        <table:table-row table:style-name="ro1">
          <table:table-cell office:value-type="float" office:value="3.98739469190995" calcext:value-type="float">
            <text:p>3,98739469190995</text:p>
          </table:table-cell>
          <table:table-cell office:value-type="float" office:value="3.47515344837712" calcext:value-type="float">
            <text:p>3,47515344837712</text:p>
          </table:table-cell>
        </table:table-row>
        <table:table-row table:style-name="ro1">
          <table:table-cell office:value-type="float" office:value="1.676778742058" calcext:value-type="float">
            <text:p>1,676778742058</text:p>
          </table:table-cell>
          <table:table-cell office:value-type="float" office:value="0.514538414911635" calcext:value-type="float">
            <text:p>0,514538414911635</text:p>
          </table:table-cell>
        </table:table-row>
        <table:table-row table:style-name="ro1">
          <table:table-cell office:value-type="float" office:value="4.23240850142352" calcext:value-type="float">
            <text:p>4,23240850142352</text:p>
          </table:table-cell>
          <table:table-cell office:value-type="float" office:value="3.57869583871222" calcext:value-type="float">
            <text:p>3,57869583871222</text:p>
          </table:table-cell>
        </table:table-row>
        <table:table-row table:style-name="ro1">
          <table:table-cell office:value-type="float" office:value="3.01868431532688" calcext:value-type="float">
            <text:p>3,01868431532688</text:p>
          </table:table-cell>
          <table:table-cell office:value-type="float" office:value="0.560529070576364" calcext:value-type="float">
            <text:p>0,560529070576364</text:p>
          </table:table-cell>
        </table:table-row>
        <table:table-row table:style-name="ro1">
          <table:table-cell office:value-type="float" office:value="3.25599253884256" calcext:value-type="float">
            <text:p>3,25599253884256</text:p>
          </table:table-cell>
          <table:table-cell office:value-type="float" office:value="0.651606532329082" calcext:value-type="float">
            <text:p>0,651606532329082</text:p>
          </table:table-cell>
        </table:table-row>
        <table:table-row table:style-name="ro1">
          <table:table-cell office:value-type="float" office:value="1.42926449656166" calcext:value-type="float">
            <text:p>1,42926449656166</text:p>
          </table:table-cell>
          <table:table-cell office:value-type="float" office:value="1.00068192109844" calcext:value-type="float">
            <text:p>1,00068192109844</text:p>
          </table:table-cell>
        </table:table-row>
        <table:table-row table:style-name="ro1">
          <table:table-cell office:value-type="float" office:value="2.37232274034544" calcext:value-type="float">
            <text:p>2,37232274034544</text:p>
          </table:table-cell>
          <table:table-cell office:value-type="float" office:value="0.784755575153174" calcext:value-type="float">
            <text:p>0,784755575153174</text:p>
          </table:table-cell>
        </table:table-row>
        <table:table-row table:style-name="ro1">
          <table:table-cell office:value-type="float" office:value="4.1767807057496" calcext:value-type="float">
            <text:p>4,1767807057496</text:p>
          </table:table-cell>
          <table:table-cell office:value-type="float" office:value="3.90081612046987" calcext:value-type="float">
            <text:p>3,90081612046987</text:p>
          </table:table-cell>
        </table:table-row>
        <table:table-row table:style-name="ro1">
          <table:table-cell office:value-type="float" office:value="2.44485805085487" calcext:value-type="float">
            <text:p>2,44485805085487</text:p>
          </table:table-cell>
          <table:table-cell office:value-type="float" office:value="0.981046969732523" calcext:value-type="float">
            <text:p>0,981046969732523</text:p>
          </table:table-cell>
        </table:table-row>
        <table:table-row table:style-name="ro1">
          <table:table-cell office:value-type="float" office:value="1.65452876507168" calcext:value-type="float">
            <text:p>1,65452876507168</text:p>
          </table:table-cell>
          <table:table-cell office:value-type="float" office:value="1.3160135976712" calcext:value-type="float">
            <text:p>1,3160135976712</text:p>
          </table:table-cell>
        </table:table-row>
        <table:table-row table:style-name="ro1">
          <table:table-cell office:value-type="float" office:value="5.09598580141097" calcext:value-type="float">
            <text:p>5,09598580141097</text:p>
          </table:table-cell>
          <table:table-cell office:value-type="float" office:value="4.72187071370445" calcext:value-type="float">
            <text:p>4,72187071370445</text:p>
          </table:table-cell>
        </table:table-row>
        <table:table-row table:style-name="ro1">
          <table:table-cell office:value-type="float" office:value="3.05307472174355" calcext:value-type="float">
            <text:p>3,05307472174355</text:p>
          </table:table-cell>
          <table:table-cell office:value-type="float" office:value="3.79178608049934" calcext:value-type="float">
            <text:p>3,79178608049934</text:p>
          </table:table-cell>
        </table:table-row>
        <table:table-row table:style-name="ro1">
          <table:table-cell office:value-type="float" office:value="4.29948350531103" calcext:value-type="float">
            <text:p>4,29948350531103</text:p>
          </table:table-cell>
          <table:table-cell office:value-type="float" office:value="4.02773373154215" calcext:value-type="float">
            <text:p>4,02773373154215</text:p>
          </table:table-cell>
        </table:table-row>
        <table:table-row table:style-name="ro1">
          <table:table-cell office:value-type="float" office:value="2.98214322743054" calcext:value-type="float">
            <text:p>2,98214322743054</text:p>
          </table:table-cell>
          <table:table-cell office:value-type="float" office:value="0.799073308107857" calcext:value-type="float">
            <text:p>0,799073308107857</text:p>
          </table:table-cell>
        </table:table-row>
        <table:table-row table:style-name="ro1">
          <table:table-cell office:value-type="float" office:value="5.19678714296661" calcext:value-type="float">
            <text:p>5,19678714296661</text:p>
          </table:table-cell>
          <table:table-cell office:value-type="float" office:value="4.81016129796402" calcext:value-type="float">
            <text:p>4,81016129796402</text:p>
          </table:table-cell>
        </table:table-row>
        <table:table-row table:style-name="ro1">
          <table:table-cell office:value-type="float" office:value="2.68344569214822" calcext:value-type="float">
            <text:p>2,68344569214822</text:p>
          </table:table-cell>
          <table:table-cell office:value-type="float" office:value="0.98007755018987" calcext:value-type="float">
            <text:p>0,98007755018987</text:p>
          </table:table-cell>
        </table:table-row>
        <table:table-row table:style-name="ro1">
          <table:table-cell office:value-type="float" office:value="1.70638524348235" calcext:value-type="float">
            <text:p>1,70638524348235</text:p>
          </table:table-cell>
          <table:table-cell office:value-type="float" office:value="1.2443491874471" calcext:value-type="float">
            <text:p>1,2443491874471</text:p>
          </table:table-cell>
        </table:table-row>
        <table:table-row table:style-name="ro1">
          <table:table-cell office:value-type="float" office:value="1.91394506658204" calcext:value-type="float">
            <text:p>1,91394506658204</text:p>
          </table:table-cell>
          <table:table-cell office:value-type="float" office:value="3.42487764356191" calcext:value-type="float">
            <text:p>3,42487764356191</text:p>
          </table:table-cell>
        </table:table-row>
        <table:table-row table:style-name="ro1">
          <table:table-cell office:value-type="float" office:value="3.1070687511315" calcext:value-type="float">
            <text:p>3,1070687511315</text:p>
          </table:table-cell>
          <table:table-cell office:value-type="float" office:value="0.53027029891136" calcext:value-type="float">
            <text:p>0,53027029891136</text:p>
          </table:table-cell>
        </table:table-row>
        <table:table-row table:style-name="ro1">
          <table:table-cell office:value-type="float" office:value="3.41925332710751" calcext:value-type="float">
            <text:p>3,41925332710751</text:p>
          </table:table-cell>
          <table:table-cell office:value-type="float" office:value="2.96625764571069" calcext:value-type="float">
            <text:p>2,96625764571069</text:p>
          </table:table-cell>
        </table:table-row>
        <table:table-row table:style-name="ro1">
          <table:table-cell office:value-type="float" office:value="1.46720163832256" calcext:value-type="float">
            <text:p>1,46720163832256</text:p>
          </table:table-cell>
          <table:table-cell office:value-type="float" office:value="1.00226459283955" calcext:value-type="float">
            <text:p>1,00226459283955</text:p>
          </table:table-cell>
        </table:table-row>
        <table:table-row table:style-name="ro1">
          <table:table-cell office:value-type="float" office:value="4.02954855536248" calcext:value-type="float">
            <text:p>4,02954855536248</text:p>
          </table:table-cell>
          <table:table-cell office:value-type="float" office:value="3.4102515503298" calcext:value-type="float">
            <text:p>3,4102515503298</text:p>
          </table:table-cell>
        </table:table-row>
        <table:table-row table:style-name="ro1">
          <table:table-cell office:value-type="float" office:value="4.27804289522737" calcext:value-type="float">
            <text:p>4,27804289522737</text:p>
          </table:table-cell>
          <table:table-cell office:value-type="float" office:value="3.19836074260979" calcext:value-type="float">
            <text:p>3,19836074260979</text:p>
          </table:table-cell>
        </table:table-row>
        <table:table-row table:style-name="ro1">
          <table:table-cell office:value-type="float" office:value="3.5153558767203" calcext:value-type="float">
            <text:p>3,5153558767203</text:p>
          </table:table-cell>
          <table:table-cell office:value-type="float" office:value="3.50919025258368" calcext:value-type="float">
            <text:p>3,50919025258368</text:p>
          </table:table-cell>
        </table:table-row>
        <table:table-row table:style-name="ro1">
          <table:table-cell office:value-type="float" office:value="2.04760521316716" calcext:value-type="float">
            <text:p>2,04760521316716</text:p>
          </table:table-cell>
          <table:table-cell office:value-type="float" office:value="0.682295966392566" calcext:value-type="float">
            <text:p>0,682295966392566</text:p>
          </table:table-cell>
        </table:table-row>
        <table:table-row table:style-name="ro1">
          <table:table-cell office:value-type="float" office:value="1.22969894647161" calcext:value-type="float">
            <text:p>1,22969894647161</text:p>
          </table:table-cell>
          <table:table-cell office:value-type="float" office:value="1.36651969620677" calcext:value-type="float">
            <text:p>1,36651969620677</text:p>
          </table:table-cell>
        </table:table-row>
        <table:table-row table:style-name="ro1">
          <table:table-cell office:value-type="float" office:value="1.77903669839765" calcext:value-type="float">
            <text:p>1,77903669839765</text:p>
          </table:table-cell>
          <table:table-cell office:value-type="float" office:value="0.805252297172285" calcext:value-type="float">
            <text:p>0,805252297172285</text:p>
          </table:table-cell>
        </table:table-row>
        <table:table-row table:style-name="ro1">
          <table:table-cell office:value-type="float" office:value="4.39045607512292" calcext:value-type="float">
            <text:p>4,39045607512292</text:p>
          </table:table-cell>
          <table:table-cell office:value-type="float" office:value="3.71053157002126" calcext:value-type="float">
            <text:p>3,71053157002126</text:p>
          </table:table-cell>
        </table:table-row>
        <table:table-row table:style-name="ro1">
          <table:table-cell office:value-type="float" office:value="5.75797800749208" calcext:value-type="float">
            <text:p>5,75797800749208</text:p>
          </table:table-cell>
          <table:table-cell office:value-type="float" office:value="5.1342145651149" calcext:value-type="float">
            <text:p>5,1342145651149</text:p>
          </table:table-cell>
        </table:table-row>
        <table:table-row table:style-name="ro1">
          <table:table-cell office:value-type="float" office:value="3.26336304060468" calcext:value-type="float">
            <text:p>3,26336304060468</text:p>
          </table:table-cell>
          <table:table-cell office:value-type="float" office:value="3.45463963831025" calcext:value-type="float">
            <text:p>3,45463963831025</text:p>
          </table:table-cell>
        </table:table-row>
        <table:table-row table:style-name="ro1">
          <table:table-cell office:value-type="float" office:value="2.44767621915975" calcext:value-type="float">
            <text:p>2,44767621915975</text:p>
          </table:table-cell>
          <table:table-cell office:value-type="float" office:value="0.692087248392411" calcext:value-type="float">
            <text:p>0,692087248392411</text:p>
          </table:table-cell>
        </table:table-row>
        <table:table-row table:style-name="ro1">
          <table:table-cell office:value-type="float" office:value="3.0085089180597" calcext:value-type="float">
            <text:p>3,0085089180597</text:p>
          </table:table-cell>
          <table:table-cell office:value-type="float" office:value="0.436092186682936" calcext:value-type="float">
            <text:p>0,436092186682936</text:p>
          </table:table-cell>
        </table:table-row>
        <table:table-row table:style-name="ro1">
          <table:table-cell office:value-type="float" office:value="4.12313956466814" calcext:value-type="float">
            <text:p>4,12313956466814</text:p>
          </table:table-cell>
          <table:table-cell office:value-type="float" office:value="3.60851711594433" calcext:value-type="float">
            <text:p>3,60851711594433</text:p>
          </table:table-cell>
        </table:table-row>
        <table:table-row table:style-name="ro1">
          <table:table-cell office:value-type="float" office:value="3.99550783126938" calcext:value-type="float">
            <text:p>3,99550783126938</text:p>
          </table:table-cell>
          <table:table-cell office:value-type="float" office:value="3.36660448065109" calcext:value-type="float">
            <text:p>3,36660448065109</text:p>
          </table:table-cell>
        </table:table-row>
        <table:table-row table:style-name="ro1">
          <table:table-cell office:value-type="float" office:value="2.63075774521865" calcext:value-type="float">
            <text:p>2,63075774521865</text:p>
          </table:table-cell>
          <table:table-cell office:value-type="float" office:value="0.712008350799303" calcext:value-type="float">
            <text:p>0,712008350799303</text:p>
          </table:table-cell>
        </table:table-row>
        <table:table-row table:style-name="ro1">
          <table:table-cell office:value-type="float" office:value="2.03719380739909" calcext:value-type="float">
            <text:p>2,03719380739909</text:p>
          </table:table-cell>
          <table:table-cell office:value-type="float" office:value="1.05828268037992" calcext:value-type="float">
            <text:p>1,05828268037992</text:p>
          </table:table-cell>
        </table:table-row>
        <table:table-row table:style-name="ro1">
          <table:table-cell office:value-type="float" office:value="2.39979078966891" calcext:value-type="float">
            <text:p>2,39979078966891</text:p>
          </table:table-cell>
          <table:table-cell office:value-type="float" office:value="1.19341871031306" calcext:value-type="float">
            <text:p>1,19341871031306</text:p>
          </table:table-cell>
        </table:table-row>
        <table:table-row table:style-name="ro1">
          <table:table-cell office:value-type="float" office:value="1.8522872433174" calcext:value-type="float">
            <text:p>1,8522872433174</text:p>
          </table:table-cell>
          <table:table-cell office:value-type="float" office:value="1.00594882625402" calcext:value-type="float">
            <text:p>1,00594882625402</text:p>
          </table:table-cell>
        </table:table-row>
        <table:table-row table:style-name="ro1">
          <table:table-cell office:value-type="float" office:value="2.53836571465165" calcext:value-type="float">
            <text:p>2,53836571465165</text:p>
          </table:table-cell>
          <table:table-cell office:value-type="float" office:value="0.963238449354035" calcext:value-type="float">
            <text:p>0,963238449354035</text:p>
          </table:table-cell>
        </table:table-row>
        <table:table-row table:style-name="ro1">
          <table:table-cell office:value-type="float" office:value="3.99873699759651" calcext:value-type="float">
            <text:p>3,99873699759651</text:p>
          </table:table-cell>
          <table:table-cell office:value-type="float" office:value="3.37272433351428" calcext:value-type="float">
            <text:p>3,37272433351428</text:p>
          </table:table-cell>
        </table:table-row>
        <table:table-row table:style-name="ro1">
          <table:table-cell office:value-type="float" office:value="3.59040830825213" calcext:value-type="float">
            <text:p>3,59040830825213</text:p>
          </table:table-cell>
          <table:table-cell office:value-type="float" office:value="3.62391392770691" calcext:value-type="float">
            <text:p>3,62391392770691</text:p>
          </table:table-cell>
        </table:table-row>
        <table:table-row table:style-name="ro1">
          <table:table-cell office:value-type="float" office:value="3.8292972341293" calcext:value-type="float">
            <text:p>3,8292972341293</text:p>
          </table:table-cell>
          <table:table-cell office:value-type="float" office:value="3.26886337760239" calcext:value-type="float">
            <text:p>3,26886337760239</text:p>
          </table:table-cell>
        </table:table-row>
        <table:table-row table:style-name="ro1">
          <table:table-cell office:value-type="float" office:value="2.51001841669561" calcext:value-type="float">
            <text:p>2,51001841669561</text:p>
          </table:table-cell>
          <table:table-cell office:value-type="float" office:value="2.90322197552489" calcext:value-type="float">
            <text:p>2,90322197552489</text:p>
          </table:table-cell>
        </table:table-row>
        <table:table-row table:style-name="ro1">
          <table:table-cell office:value-type="float" office:value="2.95675136630369" calcext:value-type="float">
            <text:p>2,95675136630369</text:p>
          </table:table-cell>
          <table:table-cell office:value-type="float" office:value="0.966188413527376" calcext:value-type="float">
            <text:p>0,966188413527376</text:p>
          </table:table-cell>
        </table:table-row>
        <table:table-row table:style-name="ro1">
          <table:table-cell office:value-type="float" office:value="3.8293272122934" calcext:value-type="float">
            <text:p>3,8293272122934</text:p>
          </table:table-cell>
          <table:table-cell office:value-type="float" office:value="1.12049705169584" calcext:value-type="float">
            <text:p>1,12049705169584</text:p>
          </table:table-cell>
        </table:table-row>
        <table:table-row table:style-name="ro1">
          <table:table-cell office:value-type="float" office:value="3.9983049743639" calcext:value-type="float">
            <text:p>3,9983049743639</text:p>
          </table:table-cell>
          <table:table-cell office:value-type="float" office:value="3.48029328525787" calcext:value-type="float">
            <text:p>3,48029328525787</text:p>
          </table:table-cell>
        </table:table-row>
        <table:table-row table:style-name="ro1">
          <table:table-cell office:value-type="float" office:value="3.03813263011721" calcext:value-type="float">
            <text:p>3,03813263011721</text:p>
          </table:table-cell>
          <table:table-cell office:value-type="float" office:value="0.973567519639586" calcext:value-type="float">
            <text:p>0,973567519639586</text:p>
          </table:table-cell>
        </table:table-row>
        <table:table-row table:style-name="ro1">
          <table:table-cell office:value-type="float" office:value="2.97780097108988" calcext:value-type="float">
            <text:p>2,97780097108988</text:p>
          </table:table-cell>
          <table:table-cell office:value-type="float" office:value="0.313561677336455" calcext:value-type="float">
            <text:p>0,313561677336455</text:p>
          </table:table-cell>
        </table:table-row>
        <table:table-row table:style-name="ro1">
          <table:table-cell office:value-type="float" office:value="1.05495236024032" calcext:value-type="float">
            <text:p>1,05495236024032</text:p>
          </table:table-cell>
          <table:table-cell office:value-type="float" office:value="1.09072250279089" calcext:value-type="float">
            <text:p>1,09072250279089</text:p>
          </table:table-cell>
        </table:table-row>
        <table:table-row table:style-name="ro1">
          <table:table-cell office:value-type="float" office:value="4.46544820219395" calcext:value-type="float">
            <text:p>4,46544820219395</text:p>
          </table:table-cell>
          <table:table-cell office:value-type="float" office:value="3.79500464768816" calcext:value-type="float">
            <text:p>3,79500464768816</text:p>
          </table:table-cell>
        </table:table-row>
        <table:table-row table:style-name="ro1">
          <table:table-cell office:value-type="float" office:value="3.80412309236945" calcext:value-type="float">
            <text:p>3,80412309236945</text:p>
          </table:table-cell>
          <table:table-cell office:value-type="float" office:value="3.21698617600439" calcext:value-type="float">
            <text:p>3,21698617600439</text:p>
          </table:table-cell>
        </table:table-row>
        <table:table-row table:style-name="ro1">
          <table:table-cell office:value-type="float" office:value="0.916070087284732" calcext:value-type="float">
            <text:p>0,916070087284732</text:p>
          </table:table-cell>
          <table:table-cell office:value-type="float" office:value="1.2840355070973" calcext:value-type="float">
            <text:p>1,2840355070973</text:p>
          </table:table-cell>
        </table:table-row>
        <table:table-row table:style-name="ro1">
          <table:table-cell office:value-type="float" office:value="5.21429550451295" calcext:value-type="float">
            <text:p>5,21429550451295</text:p>
          </table:table-cell>
          <table:table-cell office:value-type="float" office:value="1.2820973485635" calcext:value-type="float">
            <text:p>1,2820973485635</text:p>
          </table:table-cell>
        </table:table-row>
        <table:table-row table:style-name="ro1">
          <table:table-cell office:value-type="float" office:value="4.40772441162256" calcext:value-type="float">
            <text:p>4,40772441162256</text:p>
          </table:table-cell>
          <table:table-cell office:value-type="float" office:value="3.21705076091553" calcext:value-type="float">
            <text:p>3,21705076091553</text:p>
          </table:table-cell>
        </table:table-row>
        <table:table-row table:style-name="ro1">
          <table:table-cell office:value-type="float" office:value="3.37507565572595" calcext:value-type="float">
            <text:p>3,37507565572595</text:p>
          </table:table-cell>
          <table:table-cell office:value-type="float" office:value="1.05650999701023" calcext:value-type="float">
            <text:p>1,05650999701023</text:p>
          </table:table-cell>
        </table:table-row>
        <table:table-row table:style-name="ro1">
          <table:table-cell office:value-type="float" office:value="4.30963383424443" calcext:value-type="float">
            <text:p>4,30963383424443</text:p>
          </table:table-cell>
          <table:table-cell office:value-type="float" office:value="3.9863100571113" calcext:value-type="float">
            <text:p>3,9863100571113</text:p>
          </table:table-cell>
        </table:table-row>
        <table:table-row table:style-name="ro1">
          <table:table-cell office:value-type="float" office:value="3.2250209260176" calcext:value-type="float">
            <text:p>3,2250209260176</text:p>
          </table:table-cell>
          <table:table-cell office:value-type="float" office:value="3.2637500753783" calcext:value-type="float">
            <text:p>3,2637500753783</text:p>
          </table:table-cell>
        </table:table-row>
        <table:table-row table:style-name="ro1">
          <table:table-cell office:value-type="float" office:value="3.98673402932939" calcext:value-type="float">
            <text:p>3,98673402932939</text:p>
          </table:table-cell>
          <table:table-cell office:value-type="float" office:value="3.44812475646772" calcext:value-type="float">
            <text:p>3,44812475646772</text:p>
          </table:table-cell>
        </table:table-row>
        <table:table-row table:style-name="ro1">
          <table:table-cell office:value-type="float" office:value="2.50340958552089" calcext:value-type="float">
            <text:p>2,50340958552089</text:p>
          </table:table-cell>
          <table:table-cell office:value-type="float" office:value="0.329169924512208" calcext:value-type="float">
            <text:p>0,329169924512208</text:p>
          </table:table-cell>
        </table:table-row>
        <table:table-row table:style-name="ro1">
          <table:table-cell office:value-type="float" office:value="4.23890267459367" calcext:value-type="float">
            <text:p>4,23890267459367</text:p>
          </table:table-cell>
          <table:table-cell office:value-type="float" office:value="1.27827835546208" calcext:value-type="float">
            <text:p>1,27827835546208</text:p>
          </table:table-cell>
        </table:table-row>
        <table:table-row table:style-name="ro1">
          <table:table-cell office:value-type="float" office:value="0.268107805361965" calcext:value-type="float">
            <text:p>0,268107805361965</text:p>
          </table:table-cell>
          <table:table-cell office:value-type="float" office:value="1.38369552576162" calcext:value-type="float">
            <text:p>1,38369552576162</text:p>
          </table:table-cell>
        </table:table-row>
        <table:table-row table:style-name="ro1">
          <table:table-cell office:value-type="float" office:value="2.60077895948623" calcext:value-type="float">
            <text:p>2,60077895948623</text:p>
          </table:table-cell>
          <table:table-cell office:value-type="float" office:value="0.697320863389809" calcext:value-type="float">
            <text:p>0,697320863389809</text:p>
          </table:table-cell>
        </table:table-row>
        <table:table-row table:style-name="ro1">
          <table:table-cell office:value-type="float" office:value="4.91418828935532" calcext:value-type="float">
            <text:p>4,91418828935532</text:p>
          </table:table-cell>
          <table:table-cell office:value-type="float" office:value="3.92247339696197" calcext:value-type="float">
            <text:p>3,92247339696197</text:p>
          </table:table-cell>
        </table:table-row>
        <table:table-row table:style-name="ro1">
          <table:table-cell office:value-type="float" office:value="4.15585028405308" calcext:value-type="float">
            <text:p>4,15585028405308</text:p>
          </table:table-cell>
          <table:table-cell office:value-type="float" office:value="3.43749948618973" calcext:value-type="float">
            <text:p>3,43749948618973</text:p>
          </table:table-cell>
        </table:table-row>
        <table:table-row table:style-name="ro1">
          <table:table-cell office:value-type="float" office:value="5.18724334105068" calcext:value-type="float">
            <text:p>5,18724334105068</text:p>
          </table:table-cell>
          <table:table-cell office:value-type="float" office:value="4.36972279659722" calcext:value-type="float">
            <text:p>4,36972279659722</text:p>
          </table:table-cell>
        </table:table-row>
        <table:table-row table:style-name="ro1">
          <table:table-cell office:value-type="float" office:value="1.37369272006902" calcext:value-type="float">
            <text:p>1,37369272006902</text:p>
          </table:table-cell>
          <table:table-cell office:value-type="float" office:value="1.25681881792974" calcext:value-type="float">
            <text:p>1,25681881792974</text:p>
          </table:table-cell>
        </table:table-row>
        <table:table-row table:style-name="ro1">
          <table:table-cell office:value-type="float" office:value="1.76183947422246" calcext:value-type="float">
            <text:p>1,76183947422246</text:p>
          </table:table-cell>
          <table:table-cell office:value-type="float" office:value="0.494614987379047" calcext:value-type="float">
            <text:p>0,494614987379047</text:p>
          </table:table-cell>
        </table:table-row>
        <table:table-row table:style-name="ro1">
          <table:table-cell office:value-type="float" office:value="4.71011127486954" calcext:value-type="float">
            <text:p>4,71011127486954</text:p>
          </table:table-cell>
          <table:table-cell office:value-type="float" office:value="3.70410386620833" calcext:value-type="float">
            <text:p>3,70410386620833</text:p>
          </table:table-cell>
        </table:table-row>
        <table:table-row table:style-name="ro1">
          <table:table-cell office:value-type="float" office:value="3.69028464693127" calcext:value-type="float">
            <text:p>3,69028464693127</text:p>
          </table:table-cell>
          <table:table-cell office:value-type="float" office:value="1.34034322380848" calcext:value-type="float">
            <text:p>1,34034322380848</text:p>
          </table:table-cell>
        </table:table-row>
        <table:table-row table:style-name="ro1">
          <table:table-cell office:value-type="float" office:value="2.71300648909156" calcext:value-type="float">
            <text:p>2,71300648909156</text:p>
          </table:table-cell>
          <table:table-cell office:value-type="float" office:value="3.11898824701509" calcext:value-type="float">
            <text:p>3,11898824701509</text:p>
          </table:table-cell>
        </table:table-row>
        <table:table-row table:style-name="ro1">
          <table:table-cell office:value-type="float" office:value="4.11919754119735" calcext:value-type="float">
            <text:p>4,11919754119735</text:p>
          </table:table-cell>
          <table:table-cell office:value-type="float" office:value="3.99876433721739" calcext:value-type="float">
            <text:p>3,99876433721739</text:p>
          </table:table-cell>
        </table:table-row>
        <table:table-row table:style-name="ro1">
          <table:table-cell office:value-type="float" office:value="3.69514616968192" calcext:value-type="float">
            <text:p>3,69514616968192</text:p>
          </table:table-cell>
          <table:table-cell office:value-type="float" office:value="1.11298369229608" calcext:value-type="float">
            <text:p>1,11298369229608</text:p>
          </table:table-cell>
        </table:table-row>
        <table:table-row table:style-name="ro1">
          <table:table-cell office:value-type="float" office:value="4.1564871435485" calcext:value-type="float">
            <text:p>4,1564871435485</text:p>
          </table:table-cell>
          <table:table-cell office:value-type="float" office:value="3.54047298242073" calcext:value-type="float">
            <text:p>3,54047298242073</text:p>
          </table:table-cell>
        </table:table-row>
        <table:table-row table:style-name="ro1">
          <table:table-cell office:value-type="float" office:value="4.22531802897645" calcext:value-type="float">
            <text:p>4,22531802897645</text:p>
          </table:table-cell>
          <table:table-cell office:value-type="float" office:value="0.472149300776658" calcext:value-type="float">
            <text:p>0,472149300776658</text:p>
          </table:table-cell>
        </table:table-row>
        <table:table-row table:style-name="ro1">
          <table:table-cell office:value-type="float" office:value="4.44055448516551" calcext:value-type="float">
            <text:p>4,44055448516551</text:p>
          </table:table-cell>
          <table:table-cell office:value-type="float" office:value="3.738603090578" calcext:value-type="float">
            <text:p>3,738603090578</text:p>
          </table:table-cell>
        </table:table-row>
        <table:table-row table:style-name="ro1">
          <table:table-cell office:value-type="float" office:value="0.714887550870603" calcext:value-type="float">
            <text:p>0,714887550870603</text:p>
          </table:table-cell>
          <table:table-cell office:value-type="float" office:value="1.16267452563656" calcext:value-type="float">
            <text:p>1,16267452563656</text:p>
          </table:table-cell>
        </table:table-row>
        <table:table-row table:style-name="ro1">
          <table:table-cell office:value-type="float" office:value="2.56797936020071" calcext:value-type="float">
            <text:p>2,56797936020071</text:p>
          </table:table-cell>
          <table:table-cell office:value-type="float" office:value="0.453104021462647" calcext:value-type="float">
            <text:p>0,453104021462647</text:p>
          </table:table-cell>
        </table:table-row>
        <table:table-row table:style-name="ro1">
          <table:table-cell office:value-type="float" office:value="3.96031753574934" calcext:value-type="float">
            <text:p>3,96031753574934</text:p>
          </table:table-cell>
          <table:table-cell office:value-type="float" office:value="3.23164757101085" calcext:value-type="float">
            <text:p>3,23164757101085</text:p>
          </table:table-cell>
        </table:table-row>
        <table:table-row table:style-name="ro1">
          <table:table-cell office:value-type="float" office:value="4.01112548681653" calcext:value-type="float">
            <text:p>4,01112548681653</text:p>
          </table:table-cell>
          <table:table-cell office:value-type="float" office:value="3.47623618660456" calcext:value-type="float">
            <text:p>3,47623618660456</text:p>
          </table:table-cell>
        </table:table-row>
        <table:table-row table:style-name="ro1">
          <table:table-cell office:value-type="float" office:value="3.12256949723307" calcext:value-type="float">
            <text:p>3,12256949723307</text:p>
          </table:table-cell>
          <table:table-cell office:value-type="float" office:value="1.04043128303821" calcext:value-type="float">
            <text:p>1,04043128303821</text:p>
          </table:table-cell>
        </table:table-row>
        <table:table-row table:style-name="ro1">
          <table:table-cell office:value-type="float" office:value="3.76638850460231" calcext:value-type="float">
            <text:p>3,76638850460231</text:p>
          </table:table-cell>
          <table:table-cell office:value-type="float" office:value="3.49704944401993" calcext:value-type="float">
            <text:p>3,49704944401993</text:p>
          </table:table-cell>
        </table:table-row>
        <table:table-row table:style-name="ro1">
          <table:table-cell office:value-type="float" office:value="3.01951296838349" calcext:value-type="float">
            <text:p>3,01951296838349</text:p>
          </table:table-cell>
          <table:table-cell office:value-type="float" office:value="0.754620195838103" calcext:value-type="float">
            <text:p>0,754620195838103</text:p>
          </table:table-cell>
        </table:table-row>
        <table:table-row table:style-name="ro1">
          <table:table-cell office:value-type="float" office:value="2.77445256006624" calcext:value-type="float">
            <text:p>2,77445256006624</text:p>
          </table:table-cell>
          <table:table-cell office:value-type="float" office:value="3.16324708552371" calcext:value-type="float">
            <text:p>3,16324708552371</text:p>
          </table:table-cell>
        </table:table-row>
        <table:table-row table:style-name="ro1">
          <table:table-cell office:value-type="float" office:value="4.04279726575571" calcext:value-type="float">
            <text:p>4,04279726575571</text:p>
          </table:table-cell>
          <table:table-cell office:value-type="float" office:value="3.42195538849103" calcext:value-type="float">
            <text:p>3,42195538849103</text:p>
          </table:table-cell>
        </table:table-row>
        <table:table-row table:style-name="ro1">
          <table:table-cell office:value-type="float" office:value="3.57158549270475" calcext:value-type="float">
            <text:p>3,57158549270475</text:p>
          </table:table-cell>
          <table:table-cell office:value-type="float" office:value="0.335422725053036" calcext:value-type="float">
            <text:p>0,335422725053036</text:p>
          </table:table-cell>
        </table:table-row>
        <table:table-row table:style-name="ro1">
          <table:table-cell office:value-type="float" office:value="3.93716732894416" calcext:value-type="float">
            <text:p>3,93716732894416</text:p>
          </table:table-cell>
          <table:table-cell office:value-type="float" office:value="1.0935085707422" calcext:value-type="float">
            <text:p>1,0935085707422</text:p>
          </table:table-cell>
        </table:table-row>
        <table:table-row table:style-name="ro1">
          <table:table-cell office:value-type="float" office:value="4.02059968047118" calcext:value-type="float">
            <text:p>4,02059968047118</text:p>
          </table:table-cell>
          <table:table-cell office:value-type="float" office:value="3.45079123073563" calcext:value-type="float">
            <text:p>3,45079123073563</text:p>
          </table:table-cell>
        </table:table-row>
        <table:table-row table:style-name="ro1">
          <table:table-cell office:value-type="float" office:value="4.36545745951685" calcext:value-type="float">
            <text:p>4,36545745951685</text:p>
          </table:table-cell>
          <table:table-cell office:value-type="float" office:value="4.06719927869204" calcext:value-type="float">
            <text:p>4,06719927869204</text:p>
          </table:table-cell>
        </table:table-row>
        <table:table-row table:style-name="ro1">
          <table:table-cell office:value-type="float" office:value="3.59041807092669" calcext:value-type="float">
            <text:p>3,59041807092669</text:p>
          </table:table-cell>
          <table:table-cell office:value-type="float" office:value="3.40361867335435" calcext:value-type="float">
            <text:p>3,40361867335435</text:p>
          </table:table-cell>
        </table:table-row>
        <table:table-row table:style-name="ro1">
          <table:table-cell office:value-type="float" office:value="3.37243662702327" calcext:value-type="float">
            <text:p>3,37243662702327</text:p>
          </table:table-cell>
          <table:table-cell office:value-type="float" office:value="0.867018528195472" calcext:value-type="float">
            <text:p>0,867018528195472</text:p>
          </table:table-cell>
        </table:table-row>
        <table:table-row table:style-name="ro1">
          <table:table-cell office:value-type="float" office:value="2.36614137931693" calcext:value-type="float">
            <text:p>2,36614137931693</text:p>
          </table:table-cell>
          <table:table-cell office:value-type="float" office:value="1.27566384574278" calcext:value-type="float">
            <text:p>1,27566384574278</text:p>
          </table:table-cell>
        </table:table-row>
        <table:table-row table:style-name="ro1">
          <table:table-cell office:value-type="float" office:value="3.07607183736425" calcext:value-type="float">
            <text:p>3,07607183736425</text:p>
          </table:table-cell>
          <table:table-cell office:value-type="float" office:value="1.1493717035863" calcext:value-type="float">
            <text:p>1,1493717035863</text:p>
          </table:table-cell>
        </table:table-row>
        <table:table-row table:style-name="ro1">
          <table:table-cell office:value-type="float" office:value="4.13469754965267" calcext:value-type="float">
            <text:p>4,13469754965267</text:p>
          </table:table-cell>
          <table:table-cell office:value-type="float" office:value="3.15134224047804" calcext:value-type="float">
            <text:p>3,15134224047804</text:p>
          </table:table-cell>
        </table:table-row>
        <table:table-row table:style-name="ro1">
          <table:table-cell office:value-type="float" office:value="3.61395330321996" calcext:value-type="float">
            <text:p>3,61395330321996</text:p>
          </table:table-cell>
          <table:table-cell office:value-type="float" office:value="0.818981246470136" calcext:value-type="float">
            <text:p>0,818981246470136</text:p>
          </table:table-cell>
        </table:table-row>
        <table:table-row table:style-name="ro1">
          <table:table-cell office:value-type="float" office:value="3.46418332194291" calcext:value-type="float">
            <text:p>3,46418332194291</text:p>
          </table:table-cell>
          <table:table-cell office:value-type="float" office:value="3.75436319692627" calcext:value-type="float">
            <text:p>3,75436319692627</text:p>
          </table:table-cell>
        </table:table-row>
        <table:table-row table:style-name="ro1">
          <table:table-cell office:value-type="float" office:value="2.84719625215263" calcext:value-type="float">
            <text:p>2,84719625215263</text:p>
          </table:table-cell>
          <table:table-cell office:value-type="float" office:value="0.512950092502106" calcext:value-type="float">
            <text:p>0,512950092502106</text:p>
          </table:table-cell>
        </table:table-row>
        <table:table-row table:style-name="ro1">
          <table:table-cell office:value-type="float" office:value="3.74601951679601" calcext:value-type="float">
            <text:p>3,74601951679601</text:p>
          </table:table-cell>
          <table:table-cell office:value-type="float" office:value="3.14341094218308" calcext:value-type="float">
            <text:p>3,14341094218308</text:p>
          </table:table-cell>
        </table:table-row>
        <table:table-row table:style-name="ro1">
          <table:table-cell office:value-type="float" office:value="3.0419850065848" calcext:value-type="float">
            <text:p>3,0419850065848</text:p>
          </table:table-cell>
          <table:table-cell office:value-type="float" office:value="0.418572361757411" calcext:value-type="float">
            <text:p>0,418572361757411</text:p>
          </table:table-cell>
        </table:table-row>
        <table:table-row table:style-name="ro1">
          <table:table-cell office:value-type="float" office:value="3.88609428668208" calcext:value-type="float">
            <text:p>3,88609428668208</text:p>
          </table:table-cell>
          <table:table-cell office:value-type="float" office:value="0.937388157837673" calcext:value-type="float">
            <text:p>0,937388157837673</text:p>
          </table:table-cell>
        </table:table-row>
        <table:table-row table:style-name="ro1">
          <table:table-cell office:value-type="float" office:value="3.044946066207" calcext:value-type="float">
            <text:p>3,044946066207</text:p>
          </table:table-cell>
          <table:table-cell office:value-type="float" office:value="1.01883960340863" calcext:value-type="float">
            <text:p>1,01883960340863</text:p>
          </table:table-cell>
        </table:table-row>
        <table:table-row table:style-name="ro1">
          <table:table-cell office:value-type="float" office:value="2.52214832996179" calcext:value-type="float">
            <text:p>2,52214832996179</text:p>
          </table:table-cell>
          <table:table-cell office:value-type="float" office:value="0.674563614376222" calcext:value-type="float">
            <text:p>0,674563614376222</text:p>
          </table:table-cell>
        </table:table-row>
        <table:table-row table:style-name="ro1">
          <table:table-cell office:value-type="float" office:value="3.85265864439462" calcext:value-type="float">
            <text:p>3,85265864439462</text:p>
          </table:table-cell>
          <table:table-cell office:value-type="float" office:value="3.53951287967474" calcext:value-type="float">
            <text:p>3,53951287967474</text:p>
          </table:table-cell>
        </table:table-row>
        <table:table-row table:style-name="ro1">
          <table:table-cell office:value-type="float" office:value="3.79121610507742" calcext:value-type="float">
            <text:p>3,79121610507742</text:p>
          </table:table-cell>
          <table:table-cell office:value-type="float" office:value="3.88236633188996" calcext:value-type="float">
            <text:p>3,88236633188996</text:p>
          </table:table-cell>
        </table:table-row>
        <table:table-row table:style-name="ro1">
          <table:table-cell office:value-type="float" office:value="3.34415079774659" calcext:value-type="float">
            <text:p>3,34415079774659</text:p>
          </table:table-cell>
          <table:table-cell office:value-type="float" office:value="0.930565212591655" calcext:value-type="float">
            <text:p>0,930565212591655</text:p>
          </table:table-cell>
        </table:table-row>
        <table:table-row table:style-name="ro1">
          <table:table-cell office:value-type="float" office:value="4.16320077656293" calcext:value-type="float">
            <text:p>4,16320077656293</text:p>
          </table:table-cell>
          <table:table-cell office:value-type="float" office:value="1.13635544831247" calcext:value-type="float">
            <text:p>1,13635544831247</text:p>
          </table:table-cell>
        </table:table-row>
        <table:table-row table:style-name="ro1">
          <table:table-cell office:value-type="float" office:value="4.52892368710951" calcext:value-type="float">
            <text:p>4,52892368710951</text:p>
          </table:table-cell>
          <table:table-cell office:value-type="float" office:value="3.86228128581872" calcext:value-type="float">
            <text:p>3,86228128581872</text:p>
          </table:table-cell>
        </table:table-row>
        <table:table-row table:style-name="ro1">
          <table:table-cell office:value-type="float" office:value="4.2063501677386" calcext:value-type="float">
            <text:p>4,2063501677386</text:p>
          </table:table-cell>
          <table:table-cell office:value-type="float" office:value="3.60604039899612" calcext:value-type="float">
            <text:p>3,60604039899612</text:p>
          </table:table-cell>
        </table:table-row>
        <table:table-row table:style-name="ro1">
          <table:table-cell office:value-type="float" office:value="2.3766113628271" calcext:value-type="float">
            <text:p>2,3766113628271</text:p>
          </table:table-cell>
          <table:table-cell office:value-type="float" office:value="0.867490115599562" calcext:value-type="float">
            <text:p>0,867490115599562</text:p>
          </table:table-cell>
        </table:table-row>
        <table:table-row table:style-name="ro1">
          <table:table-cell office:value-type="float" office:value="4.64602367329536" calcext:value-type="float">
            <text:p>4,64602367329536</text:p>
          </table:table-cell>
          <table:table-cell office:value-type="float" office:value="1.47116739331553" calcext:value-type="float">
            <text:p>1,47116739331553</text:p>
          </table:table-cell>
        </table:table-row>
        <table:table-row table:style-name="ro1">
          <table:table-cell office:value-type="float" office:value="2.95585180943254" calcext:value-type="float">
            <text:p>2,95585180943254</text:p>
          </table:table-cell>
          <table:table-cell office:value-type="float" office:value="2.82420501799631" calcext:value-type="float">
            <text:p>2,82420501799631</text:p>
          </table:table-cell>
        </table:table-row>
        <table:table-row table:style-name="ro1">
          <table:table-cell office:value-type="float" office:value="3.2708891594566" calcext:value-type="float">
            <text:p>3,2708891594566</text:p>
          </table:table-cell>
          <table:table-cell office:value-type="float" office:value="0.534823897167893" calcext:value-type="float">
            <text:p>0,534823897167893</text:p>
          </table:table-cell>
        </table:table-row>
        <table:table-row table:style-name="ro1">
          <table:table-cell office:value-type="float" office:value="3.63684360310313" calcext:value-type="float">
            <text:p>3,63684360310313</text:p>
          </table:table-cell>
          <table:table-cell office:value-type="float" office:value="3.17347066143224" calcext:value-type="float">
            <text:p>3,17347066143224</text:p>
          </table:table-cell>
        </table:table-row>
        <table:table-row table:style-name="ro1">
          <table:table-cell office:value-type="float" office:value="3.0184921111011" calcext:value-type="float">
            <text:p>3,0184921111011</text:p>
          </table:table-cell>
          <table:table-cell office:value-type="float" office:value="0.858225552267306" calcext:value-type="float">
            <text:p>0,858225552267306</text:p>
          </table:table-cell>
        </table:table-row>
        <table:table-row table:style-name="ro1">
          <table:table-cell office:value-type="float" office:value="5.43197006934457" calcext:value-type="float">
            <text:p>5,43197006934457</text:p>
          </table:table-cell>
          <table:table-cell office:value-type="float" office:value="1.90683085864144" calcext:value-type="float">
            <text:p>1,90683085864144</text:p>
          </table:table-cell>
        </table:table-row>
        <table:table-row table:style-name="ro1">
          <table:table-cell office:value-type="float" office:value="5.23930882018256" calcext:value-type="float">
            <text:p>5,23930882018256</text:p>
          </table:table-cell>
          <table:table-cell office:value-type="float" office:value="0.883997813916005" calcext:value-type="float">
            <text:p>0,883997813916005</text:p>
          </table:table-cell>
        </table:table-row>
        <table:table-row table:style-name="ro1">
          <table:table-cell office:value-type="float" office:value="4.93697407433672" calcext:value-type="float">
            <text:p>4,93697407433672</text:p>
          </table:table-cell>
          <table:table-cell office:value-type="float" office:value="4.3787258832649" calcext:value-type="float">
            <text:p>4,3787258832649</text:p>
          </table:table-cell>
        </table:table-row>
        <table:table-row table:style-name="ro1">
          <table:table-cell office:value-type="float" office:value="4.01538994117758" calcext:value-type="float">
            <text:p>4,01538994117758</text:p>
          </table:table-cell>
          <table:table-cell office:value-type="float" office:value="3.48073233222646" calcext:value-type="float">
            <text:p>3,48073233222646</text:p>
          </table:table-cell>
        </table:table-row>
        <table:table-row table:style-name="ro1">
          <table:table-cell office:value-type="float" office:value="2.35826741471367" calcext:value-type="float">
            <text:p>2,35826741471367</text:p>
          </table:table-cell>
          <table:table-cell office:value-type="float" office:value="0.612991859150446" calcext:value-type="float">
            <text:p>0,612991859150446</text:p>
          </table:table-cell>
        </table:table-row>
        <table:table-row table:style-name="ro1">
          <table:table-cell office:value-type="float" office:value="1.2481880706603" calcext:value-type="float">
            <text:p>1,2481880706603</text:p>
          </table:table-cell>
          <table:table-cell office:value-type="float" office:value="0.7781467876352" calcext:value-type="float">
            <text:p>0,7781467876352</text:p>
          </table:table-cell>
        </table:table-row>
        <table:table-row table:style-name="ro1">
          <table:table-cell office:value-type="float" office:value="3.35385776172139" calcext:value-type="float">
            <text:p>3,35385776172139</text:p>
          </table:table-cell>
          <table:table-cell office:value-type="float" office:value="3.3188442288793" calcext:value-type="float">
            <text:p>3,3188442288793</text:p>
          </table:table-cell>
        </table:table-row>
        <table:table-row table:style-name="ro1">
          <table:table-cell office:value-type="float" office:value="4.1622980683829" calcext:value-type="float">
            <text:p>4,1622980683829</text:p>
          </table:table-cell>
          <table:table-cell office:value-type="float" office:value="3.49562033555921" calcext:value-type="float">
            <text:p>3,49562033555921</text:p>
          </table:table-cell>
        </table:table-row>
        <table:table-row table:style-name="ro1">
          <table:table-cell office:value-type="float" office:value="4.00379511932082" calcext:value-type="float">
            <text:p>4,00379511932082</text:p>
          </table:table-cell>
          <table:table-cell office:value-type="float" office:value="3.46038789562882" calcext:value-type="float">
            <text:p>3,46038789562882</text:p>
          </table:table-cell>
        </table:table-row>
        <table:table-row table:style-name="ro1">
          <table:table-cell office:value-type="float" office:value="4.51731437879492" calcext:value-type="float">
            <text:p>4,51731437879492</text:p>
          </table:table-cell>
          <table:table-cell office:value-type="float" office:value="4.27728004742722" calcext:value-type="float">
            <text:p>4,27728004742722</text:p>
          </table:table-cell>
        </table:table-row>
        <table:table-row table:style-name="ro1">
          <table:table-cell office:value-type="float" office:value="7.05539839107675" calcext:value-type="float">
            <text:p>7,05539839107675</text:p>
          </table:table-cell>
          <table:table-cell office:value-type="float" office:value="3.02926910784817" calcext:value-type="float">
            <text:p>3,02926910784817</text:p>
          </table:table-cell>
        </table:table-row>
        <table:table-row table:style-name="ro1">
          <table:table-cell office:value-type="float" office:value="2.95881044293552" calcext:value-type="float">
            <text:p>2,95881044293552</text:p>
          </table:table-cell>
          <table:table-cell office:value-type="float" office:value="0.744493313130049" calcext:value-type="float">
            <text:p>0,744493313130049</text:p>
          </table:table-cell>
        </table:table-row>
        <table:table-row table:style-name="ro1">
          <table:table-cell office:value-type="float" office:value="4.04292054101748" calcext:value-type="float">
            <text:p>4,04292054101748</text:p>
          </table:table-cell>
          <table:table-cell office:value-type="float" office:value="3.52455936312477" calcext:value-type="float">
            <text:p>3,52455936312477</text:p>
          </table:table-cell>
        </table:table-row>
        <table:table-row table:style-name="ro1">
          <table:table-cell office:value-type="float" office:value="2.64038017565605" calcext:value-type="float">
            <text:p>2,64038017565605</text:p>
          </table:table-cell>
          <table:table-cell office:value-type="float" office:value="0.793617111567309" calcext:value-type="float">
            <text:p>0,793617111567309</text:p>
          </table:table-cell>
        </table:table-row>
        <table:table-row table:style-name="ro1">
          <table:table-cell office:value-type="float" office:value="3.98836158762316" calcext:value-type="float">
            <text:p>3,98836158762316</text:p>
          </table:table-cell>
          <table:table-cell office:value-type="float" office:value="3.30897801038114" calcext:value-type="float">
            <text:p>3,30897801038114</text:p>
          </table:table-cell>
        </table:table-row>
        <table:table-row table:style-name="ro1">
          <table:table-cell office:value-type="float" office:value="1.42396170565594" calcext:value-type="float">
            <text:p>1,42396170565594</text:p>
          </table:table-cell>
          <table:table-cell office:value-type="float" office:value="1.14311581418134" calcext:value-type="float">
            <text:p>1,14311581418134</text:p>
          </table:table-cell>
        </table:table-row>
        <table:table-row table:style-name="ro1">
          <table:table-cell office:value-type="float" office:value="2.6854700661011" calcext:value-type="float">
            <text:p>2,6854700661011</text:p>
          </table:table-cell>
          <table:table-cell office:value-type="float" office:value="1.04717492400324" calcext:value-type="float">
            <text:p>1,04717492400324</text:p>
          </table:table-cell>
        </table:table-row>
        <table:table-row table:style-name="ro1">
          <table:table-cell office:value-type="float" office:value="1.64931422947123" calcext:value-type="float">
            <text:p>1,64931422947123</text:p>
          </table:table-cell>
          <table:table-cell office:value-type="float" office:value="0.694954514895609" calcext:value-type="float">
            <text:p>0,694954514895609</text:p>
          </table:table-cell>
        </table:table-row>
        <table:table-row table:style-name="ro1">
          <table:table-cell office:value-type="float" office:value="3.01117748066513" calcext:value-type="float">
            <text:p>3,01117748066513</text:p>
          </table:table-cell>
          <table:table-cell office:value-type="float" office:value="1.06116327673032" calcext:value-type="float">
            <text:p>1,06116327673032</text:p>
          </table:table-cell>
        </table:table-row>
        <table:table-row table:style-name="ro1">
          <table:table-cell office:value-type="float" office:value="3.06504077021614" calcext:value-type="float">
            <text:p>3,06504077021614</text:p>
          </table:table-cell>
          <table:table-cell office:value-type="float" office:value="0.933999484532351" calcext:value-type="float">
            <text:p>0,933999484532351</text:p>
          </table:table-cell>
        </table:table-row>
        <table:table-row table:style-name="ro1">
          <table:table-cell office:value-type="float" office:value="2.87102861536634" calcext:value-type="float">
            <text:p>2,87102861536634</text:p>
          </table:table-cell>
          <table:table-cell office:value-type="float" office:value="3.58091526974772" calcext:value-type="float">
            <text:p>3,58091526974772</text:p>
          </table:table-cell>
        </table:table-row>
        <table:table-row table:style-name="ro1">
          <table:table-cell office:value-type="float" office:value="3.37800397999483" calcext:value-type="float">
            <text:p>3,37800397999483</text:p>
          </table:table-cell>
          <table:table-cell office:value-type="float" office:value="1.29844912727282" calcext:value-type="float">
            <text:p>1,29844912727282</text:p>
          </table:table-cell>
        </table:table-row>
        <table:table-row table:style-name="ro1">
          <table:table-cell office:value-type="float" office:value="-0.0173638584042471" calcext:value-type="float">
            <text:p>-0,0173638584042471</text:p>
          </table:table-cell>
          <table:table-cell office:value-type="float" office:value="1.7186539151784" calcext:value-type="float">
            <text:p>1,7186539151784</text:p>
          </table:table-cell>
        </table:table-row>
        <table:table-row table:style-name="ro1">
          <table:table-cell office:value-type="float" office:value="3.05910139513311" calcext:value-type="float">
            <text:p>3,05910139513311</text:p>
          </table:table-cell>
          <table:table-cell office:value-type="float" office:value="1.178479289625" calcext:value-type="float">
            <text:p>1,178479289625</text:p>
          </table:table-cell>
        </table:table-row>
        <table:table-row table:style-name="ro1">
          <table:table-cell office:value-type="float" office:value="3.26762381285788" calcext:value-type="float">
            <text:p>3,26762381285788</text:p>
          </table:table-cell>
          <table:table-cell office:value-type="float" office:value="0.540034488893755" calcext:value-type="float">
            <text:p>0,540034488893755</text:p>
          </table:table-cell>
        </table:table-row>
        <table:table-row table:style-name="ro1">
          <table:table-cell office:value-type="float" office:value="4.26671218382534" calcext:value-type="float">
            <text:p>4,26671218382534</text:p>
          </table:table-cell>
          <table:table-cell office:value-type="float" office:value="3.52965439676382" calcext:value-type="float">
            <text:p>3,52965439676382</text:p>
          </table:table-cell>
        </table:table-row>
        <table:table-row table:style-name="ro1">
          <table:table-cell office:value-type="float" office:value="3.25531180224673" calcext:value-type="float">
            <text:p>3,25531180224673</text:p>
          </table:table-cell>
          <table:table-cell office:value-type="float" office:value="0.510822888941904" calcext:value-type="float">
            <text:p>0,510822888941904</text:p>
          </table:table-cell>
        </table:table-row>
        <table:table-row table:style-name="ro1">
          <table:table-cell office:value-type="float" office:value="4.28745865013376" calcext:value-type="float">
            <text:p>4,28745865013376</text:p>
          </table:table-cell>
          <table:table-cell office:value-type="float" office:value="0.572473702794055" calcext:value-type="float">
            <text:p>0,572473702794055</text:p>
          </table:table-cell>
        </table:table-row>
        <table:table-row table:style-name="ro1">
          <table:table-cell office:value-type="float" office:value="3.15626668372607" calcext:value-type="float">
            <text:p>3,15626668372607</text:p>
          </table:table-cell>
          <table:table-cell office:value-type="float" office:value="0.755978836335993" calcext:value-type="float">
            <text:p>0,755978836335993</text:p>
          </table:table-cell>
        </table:table-row>
        <table:table-row table:style-name="ro1">
          <table:table-cell office:value-type="float" office:value="4.42018370414495" calcext:value-type="float">
            <text:p>4,42018370414495</text:p>
          </table:table-cell>
          <table:table-cell office:value-type="float" office:value="3.81056649495399" calcext:value-type="float">
            <text:p>3,81056649495399</text:p>
          </table:table-cell>
        </table:table-row>
        <table:table-row table:style-name="ro1">
          <table:table-cell office:value-type="float" office:value="2.98254480475756" calcext:value-type="float">
            <text:p>2,98254480475756</text:p>
          </table:table-cell>
          <table:table-cell office:value-type="float" office:value="0.801919870630655" calcext:value-type="float">
            <text:p>0,801919870630655</text:p>
          </table:table-cell>
        </table:table-row>
        <table:table-row table:style-name="ro1">
          <table:table-cell office:value-type="float" office:value="3.89526864859576" calcext:value-type="float">
            <text:p>3,89526864859576</text:p>
          </table:table-cell>
          <table:table-cell office:value-type="float" office:value="3.67943850104845" calcext:value-type="float">
            <text:p>3,67943850104845</text:p>
          </table:table-cell>
        </table:table-row>
        <table:table-row table:style-name="ro1">
          <table:table-cell office:value-type="float" office:value="-0.182161983072358" calcext:value-type="float">
            <text:p>-0,182161983072358</text:p>
          </table:table-cell>
          <table:table-cell office:value-type="float" office:value="1.75319195684677" calcext:value-type="float">
            <text:p>1,75319195684677</text:p>
          </table:table-cell>
        </table:table-row>
        <table:table-row table:style-name="ro1">
          <table:table-cell office:value-type="float" office:value="2.95514763620564" calcext:value-type="float">
            <text:p>2,95514763620564</text:p>
          </table:table-cell>
          <table:table-cell office:value-type="float" office:value="0.89387036800388" calcext:value-type="float">
            <text:p>0,89387036800388</text:p>
          </table:table-cell>
        </table:table-row>
        <table:table-row table:style-name="ro1">
          <table:table-cell office:value-type="float" office:value="3.58642712575027" calcext:value-type="float">
            <text:p>3,58642712575027</text:p>
          </table:table-cell>
          <table:table-cell office:value-type="float" office:value="3.80555690434703" calcext:value-type="float">
            <text:p>3,80555690434703</text:p>
          </table:table-cell>
        </table:table-row>
        <table:table-row table:style-name="ro1">
          <table:table-cell office:value-type="float" office:value="2.90997197733905" calcext:value-type="float">
            <text:p>2,90997197733905</text:p>
          </table:table-cell>
          <table:table-cell office:value-type="float" office:value="0.830362423283855" calcext:value-type="float">
            <text:p>0,830362423283855</text:p>
          </table:table-cell>
        </table:table-row>
        <table:table-row table:style-name="ro1">
          <table:table-cell office:value-type="float" office:value="3.63385143618763" calcext:value-type="float">
            <text:p>3,63385143618763</text:p>
          </table:table-cell>
          <table:table-cell office:value-type="float" office:value="3.61051641033315" calcext:value-type="float">
            <text:p>3,61051641033315</text:p>
          </table:table-cell>
        </table:table-row>
        <table:table-row table:style-name="ro1">
          <table:table-cell office:value-type="float" office:value="3.17409471578298" calcext:value-type="float">
            <text:p>3,17409471578298</text:p>
          </table:table-cell>
          <table:table-cell office:value-type="float" office:value="0.805713118132609" calcext:value-type="float">
            <text:p>0,805713118132609</text:p>
          </table:table-cell>
        </table:table-row>
        <table:table-row table:style-name="ro1">
          <table:table-cell office:value-type="float" office:value="2.11145215196818" calcext:value-type="float">
            <text:p>2,11145215196818</text:p>
          </table:table-cell>
          <table:table-cell office:value-type="float" office:value="0.790017010221651" calcext:value-type="float">
            <text:p>0,790017010221651</text:p>
          </table:table-cell>
        </table:table-row>
        <table:table-row table:style-name="ro1">
          <table:table-cell office:value-type="float" office:value="3.67794985310253" calcext:value-type="float">
            <text:p>3,67794985310253</text:p>
          </table:table-cell>
          <table:table-cell office:value-type="float" office:value="0.520175512631215" calcext:value-type="float">
            <text:p>0,520175512631215</text:p>
          </table:table-cell>
        </table:table-row>
        <table:table-row table:style-name="ro1">
          <table:table-cell office:value-type="float" office:value="3.41505398396372" calcext:value-type="float">
            <text:p>3,41505398396372</text:p>
          </table:table-cell>
          <table:table-cell office:value-type="float" office:value="3.03923157722683" calcext:value-type="float">
            <text:p>3,03923157722683</text:p>
          </table:table-cell>
        </table:table-row>
        <table:table-row table:style-name="ro1">
          <table:table-cell office:value-type="float" office:value="1.20976127902049" calcext:value-type="float">
            <text:p>1,20976127902049</text:p>
          </table:table-cell>
          <table:table-cell office:value-type="float" office:value="1.49161361345264" calcext:value-type="float">
            <text:p>1,49161361345264</text:p>
          </table:table-cell>
        </table:table-row>
        <table:table-row table:style-name="ro1">
          <table:table-cell office:value-type="float" office:value="5.36717368335417" calcext:value-type="float">
            <text:p>5,36717368335417</text:p>
          </table:table-cell>
          <table:table-cell office:value-type="float" office:value="1.5498689387098" calcext:value-type="float">
            <text:p>1,5498689387098</text:p>
          </table:table-cell>
        </table:table-row>
        <table:table-row table:style-name="ro1">
          <table:table-cell office:value-type="float" office:value="3.84570134578214" calcext:value-type="float">
            <text:p>3,84570134578214</text:p>
          </table:table-cell>
          <table:table-cell office:value-type="float" office:value="3.17529073242219" calcext:value-type="float">
            <text:p>3,17529073242219</text:p>
          </table:table-cell>
        </table:table-row>
        <table:table-row table:style-name="ro1">
          <table:table-cell office:value-type="float" office:value="1.02577574921188" calcext:value-type="float">
            <text:p>1,02577574921188</text:p>
          </table:table-cell>
          <table:table-cell office:value-type="float" office:value="1.03403733390328" calcext:value-type="float">
            <text:p>1,03403733390328</text:p>
          </table:table-cell>
        </table:table-row>
        <table:table-row table:style-name="ro1">
          <table:table-cell office:value-type="float" office:value="2.47953965020468" calcext:value-type="float">
            <text:p>2,47953965020468</text:p>
          </table:table-cell>
          <table:table-cell office:value-type="float" office:value="1.06416563276495" calcext:value-type="float">
            <text:p>1,06416563276495</text:p>
          </table:table-cell>
        </table:table-row>
        <table:table-row table:style-name="ro1">
          <table:table-cell office:value-type="float" office:value="2.10927005627385" calcext:value-type="float">
            <text:p>2,10927005627385</text:p>
          </table:table-cell>
          <table:table-cell office:value-type="float" office:value="1.10958778013619" calcext:value-type="float">
            <text:p>1,10958778013619</text:p>
          </table:table-cell>
        </table:table-row>
        <table:table-row table:style-name="ro1">
          <table:table-cell office:value-type="float" office:value="2.08006823809986" calcext:value-type="float">
            <text:p>2,08006823809986</text:p>
          </table:table-cell>
          <table:table-cell office:value-type="float" office:value="3.78628116644552" calcext:value-type="float">
            <text:p>3,78628116644552</text:p>
          </table:table-cell>
        </table:table-row>
        <table:table-row table:style-name="ro1">
          <table:table-cell office:value-type="float" office:value="3.95050753276862" calcext:value-type="float">
            <text:p>3,95050753276862</text:p>
          </table:table-cell>
          <table:table-cell office:value-type="float" office:value="3.59816915096255" calcext:value-type="float">
            <text:p>3,59816915096255</text:p>
          </table:table-cell>
        </table:table-row>
        <table:table-row table:style-name="ro1">
          <table:table-cell office:value-type="float" office:value="3.49548835949379" calcext:value-type="float">
            <text:p>3,49548835949379</text:p>
          </table:table-cell>
          <table:table-cell office:value-type="float" office:value="3.71410779574641" calcext:value-type="float">
            <text:p>3,71410779574641</text:p>
          </table:table-cell>
        </table:table-row>
        <table:table-row table:style-name="ro1">
          <table:table-cell office:value-type="float" office:value="2.88991772402639" calcext:value-type="float">
            <text:p>2,88991772402639</text:p>
          </table:table-cell>
          <table:table-cell office:value-type="float" office:value="0.746016427393442" calcext:value-type="float">
            <text:p>0,746016427393442</text:p>
          </table:table-cell>
        </table:table-row>
        <table:table-row table:style-name="ro1">
          <table:table-cell office:value-type="float" office:value="0.507555277280129" calcext:value-type="float">
            <text:p>0,507555277280129</text:p>
          </table:table-cell>
          <table:table-cell office:value-type="float" office:value="5.00471001548445" calcext:value-type="float">
            <text:p>5,00471001548445</text:p>
          </table:table-cell>
        </table:table-row>
        <table:table-row table:style-name="ro1">
          <table:table-cell office:value-type="float" office:value="3.52823399360257" calcext:value-type="float">
            <text:p>3,52823399360257</text:p>
          </table:table-cell>
          <table:table-cell office:value-type="float" office:value="3.33706800085646" calcext:value-type="float">
            <text:p>3,33706800085646</text:p>
          </table:table-cell>
        </table:table-row>
        <table:table-row table:style-name="ro1">
          <table:table-cell office:value-type="float" office:value="3.29459638634848" calcext:value-type="float">
            <text:p>3,29459638634848</text:p>
          </table:table-cell>
          <table:table-cell office:value-type="float" office:value="0.705668348197239" calcext:value-type="float">
            <text:p>0,705668348197239</text:p>
          </table:table-cell>
        </table:table-row>
        <table:table-row table:style-name="ro1">
          <table:table-cell office:value-type="float" office:value="3.01761212667855" calcext:value-type="float">
            <text:p>3,01761212667855</text:p>
          </table:table-cell>
          <table:table-cell office:value-type="float" office:value="1.22074851762543" calcext:value-type="float">
            <text:p>1,22074851762543</text:p>
          </table:table-cell>
        </table:table-row>
        <table:table-row table:style-name="ro1">
          <table:table-cell office:value-type="float" office:value="3.54770175994124" calcext:value-type="float">
            <text:p>3,54770175994124</text:p>
          </table:table-cell>
          <table:table-cell office:value-type="float" office:value="3.77279390790831" calcext:value-type="float">
            <text:p>3,77279390790831</text:p>
          </table:table-cell>
        </table:table-row>
        <table:table-row table:style-name="ro1">
          <table:table-cell office:value-type="float" office:value="0.669984528807054" calcext:value-type="float">
            <text:p>0,669984528807054</text:p>
          </table:table-cell>
          <table:table-cell office:value-type="float" office:value="5.15460222392824" calcext:value-type="float">
            <text:p>5,15460222392824</text:p>
          </table:table-cell>
        </table:table-row>
        <table:table-row table:style-name="ro1">
          <table:table-cell office:value-type="float" office:value="3.92702354805477" calcext:value-type="float">
            <text:p>3,92702354805477</text:p>
          </table:table-cell>
          <table:table-cell office:value-type="float" office:value="3.49646869894041" calcext:value-type="float">
            <text:p>3,49646869894041</text:p>
          </table:table-cell>
        </table:table-row>
        <table:table-row table:style-name="ro1">
          <table:table-cell office:value-type="float" office:value="4.34302616985878" calcext:value-type="float">
            <text:p>4,34302616985878</text:p>
          </table:table-cell>
          <table:table-cell office:value-type="float" office:value="4.1967843867217" calcext:value-type="float">
            <text:p>4,1967843867217</text:p>
          </table:table-cell>
        </table:table-row>
        <table:table-row table:style-name="ro1">
          <table:table-cell office:value-type="float" office:value="2.05023805600483" calcext:value-type="float">
            <text:p>2,05023805600483</text:p>
          </table:table-cell>
          <table:table-cell office:value-type="float" office:value="0.608835265286305" calcext:value-type="float">
            <text:p>0,608835265286305</text:p>
          </table:table-cell>
        </table:table-row>
        <table:table-row table:style-name="ro1">
          <table:table-cell office:value-type="float" office:value="4.36710671581203" calcext:value-type="float">
            <text:p>4,36710671581203</text:p>
          </table:table-cell>
          <table:table-cell office:value-type="float" office:value="3.81125516798985" calcext:value-type="float">
            <text:p>3,81125516798985</text:p>
          </table:table-cell>
        </table:table-row>
        <table:table-row table:style-name="ro1">
          <table:table-cell office:value-type="float" office:value="3.25303960531018" calcext:value-type="float">
            <text:p>3,25303960531018</text:p>
          </table:table-cell>
          <table:table-cell office:value-type="float" office:value="0.641193703547882" calcext:value-type="float">
            <text:p>0,641193703547882</text:p>
          </table:table-cell>
        </table:table-row>
        <table:table-row table:style-name="ro1">
          <table:table-cell office:value-type="float" office:value="3.99756266305493" calcext:value-type="float">
            <text:p>3,99756266305493</text:p>
          </table:table-cell>
          <table:table-cell office:value-type="float" office:value="3.61820427782972" calcext:value-type="float">
            <text:p>3,61820427782972</text:p>
          </table:table-cell>
        </table:table-row>
        <table:table-row table:style-name="ro1">
          <table:table-cell office:value-type="float" office:value="3.47605390180127" calcext:value-type="float">
            <text:p>3,47605390180127</text:p>
          </table:table-cell>
          <table:table-cell office:value-type="float" office:value="1.03005570022452" calcext:value-type="float">
            <text:p>1,03005570022452</text:p>
          </table:table-cell>
        </table:table-row>
        <table:table-row table:style-name="ro1">
          <table:table-cell office:value-type="float" office:value="2.42967979818825" calcext:value-type="float">
            <text:p>2,42967979818825</text:p>
          </table:table-cell>
          <table:table-cell office:value-type="float" office:value="1.14557978420245" calcext:value-type="float">
            <text:p>1,14557978420245</text:p>
          </table:table-cell>
        </table:table-row>
        <table:table-row table:style-name="ro1">
          <table:table-cell office:value-type="float" office:value="4.1635366882661" calcext:value-type="float">
            <text:p>4,1635366882661</text:p>
          </table:table-cell>
          <table:table-cell office:value-type="float" office:value="0.901017631125633" calcext:value-type="float">
            <text:p>0,901017631125633</text:p>
          </table:table-cell>
        </table:table-row>
        <table:table-row table:style-name="ro1">
          <table:table-cell office:value-type="float" office:value="4.15418664742209" calcext:value-type="float">
            <text:p>4,15418664742209</text:p>
          </table:table-cell>
          <table:table-cell office:value-type="float" office:value="3.92116480785214" calcext:value-type="float">
            <text:p>3,92116480785214</text:p>
          </table:table-cell>
        </table:table-row>
        <table:table-row table:style-name="ro1">
          <table:table-cell office:value-type="float" office:value="4.03147207771808" calcext:value-type="float">
            <text:p>4,03147207771808</text:p>
          </table:table-cell>
          <table:table-cell office:value-type="float" office:value="3.55817563847287" calcext:value-type="float">
            <text:p>3,55817563847287</text:p>
          </table:table-cell>
        </table:table-row>
        <table:table-row table:style-name="ro1">
          <table:table-cell office:value-type="float" office:value="2.99292893386725" calcext:value-type="float">
            <text:p>2,99292893386725</text:p>
          </table:table-cell>
          <table:table-cell office:value-type="float" office:value="1.24372480653801" calcext:value-type="float">
            <text:p>1,24372480653801</text:p>
          </table:table-cell>
        </table:table-row>
        <table:table-row table:style-name="ro1">
          <table:table-cell office:value-type="float" office:value="0.477073797343888" calcext:value-type="float">
            <text:p>0,477073797343888</text:p>
          </table:table-cell>
          <table:table-cell office:value-type="float" office:value="1.1522446502261" calcext:value-type="float">
            <text:p>1,1522446502261</text:p>
          </table:table-cell>
        </table:table-row>
        <table:table-row table:style-name="ro1">
          <table:table-cell office:value-type="float" office:value="3.80445425871286" calcext:value-type="float">
            <text:p>3,80445425871286</text:p>
          </table:table-cell>
          <table:table-cell office:value-type="float" office:value="3.47914730223656" calcext:value-type="float">
            <text:p>3,47914730223656</text:p>
          </table:table-cell>
        </table:table-row>
        <table:table-row table:style-name="ro1">
          <table:table-cell office:value-type="float" office:value="3.81254417706639" calcext:value-type="float">
            <text:p>3,81254417706639</text:p>
          </table:table-cell>
          <table:table-cell office:value-type="float" office:value="3.83836871176742" calcext:value-type="float">
            <text:p>3,83836871176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7:16:25.357896300</meta:creation-date>
    <dc:date>2026-04-18T17:28:52.442222300</dc:date>
    <meta:editing-duration>PT12M26S</meta:editing-duration>
    <meta:editing-cycles>2</meta:editing-cycles>
    <meta:generator>LibreOffice/26.2.1.2$Windows_X86_64 LibreOffice_project/620$Build-2</meta:generator>
    <meta:document-statistic meta:table-count="1" meta:cell-count="100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31cm" svg:height="18.647cm" xlink:href=".." xlink:type="simple" chart:class="chart:scatter" chart:style-name="ch1">
        <chart:legend chart:legend-position="end" svg:x="30.468cm" svg:y="9.024cm" style:legend-expansion="high" chart:style-name="ch2"/>
        <chart:plot-area chart:style-name="ch3" svg:x="0.658cm" svg:y="0.372cm" svg:width="29.152cm" svg:height="17.903cm">
          <chart:coordinate-region svg:x="0.811cm" svg:y="0.571cm" svg:width="28.758cm" svg:height="17.0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500" chart:class="chart:scatter">
            <chart:domain table:cell-range-address="Лист1.A1:Лист1.A500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2506544004226">
                <text:p>3.72506544004226</text:p>
                <draw:g>
                  <svg:desc>Лист1.A1:Лист1.A500</svg:desc>
                </draw:g>
              </table:table-cell>
              <table:table-cell office:value-type="float" office:value="3.22106023934599">
                <text:p>3.22106023934599</text:p>
                <draw:g>
                  <svg:desc>Лист1.B1:Лист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095063088632">
                <text:p>2.91095063088632</text:p>
              </table:table-cell>
              <table:table-cell office:value-type="float" office:value="3.19060137154508">
                <text:p>3.19060137154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910891069593">
                <text:p>2.96910891069593</text:p>
              </table:table-cell>
              <table:table-cell office:value-type="float" office:value="1.05218377643478">
                <text:p>1.0521837764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475226495736">
                <text:p>3.31475226495736</text:p>
              </table:table-cell>
              <table:table-cell office:value-type="float" office:value="0.649915347788571">
                <text:p>0.64991534778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640187773246">
                <text:p>1.29640187773246</text:p>
              </table:table-cell>
              <table:table-cell office:value-type="float" office:value="0.545071543784629">
                <text:p>0.54507154378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5115011136294">
                <text:p>5.15115011136294</text:p>
              </table:table-cell>
              <table:table-cell office:value-type="float" office:value="3.82444522003903">
                <text:p>3.82444522003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237399194369">
                <text:p>3.03237399194369</text:p>
              </table:table-cell>
              <table:table-cell office:value-type="float" office:value="0.74111649363689">
                <text:p>0.74111649363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792415728266">
                <text:p>2.25792415728266</text:p>
              </table:table-cell>
              <table:table-cell office:value-type="float" office:value="3.17202439009425">
                <text:p>3.1720243900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81097263321">
                <text:p>3.8081097263321</text:p>
              </table:table-cell>
              <table:table-cell office:value-type="float" office:value="3.41655411549097">
                <text:p>3.41655411549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432703140752">
                <text:p>4.92432703140752</text:p>
              </table:table-cell>
              <table:table-cell office:value-type="float" office:value="4.51369632097022">
                <text:p>4.51369632097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8786596415539">
                <text:p>2.88786596415539</text:p>
              </table:table-cell>
              <table:table-cell office:value-type="float" office:value="1.27999237984094">
                <text:p>1.27999237984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098924532153">
                <text:p>2.20098924532153</text:p>
              </table:table-cell>
              <table:table-cell office:value-type="float" office:value="0.625010813130312">
                <text:p>0.625010813130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7643013276104">
                <text:p>3.57643013276104</text:p>
              </table:table-cell>
              <table:table-cell office:value-type="float" office:value="0.359809094755349">
                <text:p>0.359809094755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205195877351">
                <text:p>2.79205195877351</text:p>
              </table:table-cell>
              <table:table-cell office:value-type="float" office:value="0.970017413974055">
                <text:p>0.970017413974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6044380562924">
                <text:p>2.66044380562924</text:p>
              </table:table-cell>
              <table:table-cell office:value-type="float" office:value="0.873618694019132">
                <text:p>0.873618694019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3179583174367">
                <text:p>3.23179583174367</text:p>
              </table:table-cell>
              <table:table-cell office:value-type="float" office:value="3.4846677197861">
                <text:p>3.484667719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0474925827045">
                <text:p>0.970474925827045</text:p>
              </table:table-cell>
              <table:table-cell office:value-type="float" office:value="1.3598234905145">
                <text:p>1.359823490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089876491175">
                <text:p>2.91089876491175</text:p>
              </table:table-cell>
              <table:table-cell office:value-type="float" office:value="0.542723405528968">
                <text:p>0.542723405528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0060407409656">
                <text:p>5.30060407409656</text:p>
              </table:table-cell>
              <table:table-cell office:value-type="float" office:value="4.20597404142503">
                <text:p>4.2059740414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7188535355905">
                <text:p>3.87188535355905</text:p>
              </table:table-cell>
              <table:table-cell office:value-type="float" office:value="3.43335563920969">
                <text:p>3.43335563920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278748780258">
                <text:p>4.33278748780258</text:p>
              </table:table-cell>
              <table:table-cell office:value-type="float" office:value="3.80534560536226">
                <text:p>3.80534560536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4634549273604">
                <text:p>4.04634549273604</text:p>
              </table:table-cell>
              <table:table-cell office:value-type="float" office:value="3.48773035197318">
                <text:p>3.48773035197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759605455817">
                <text:p>3.37759605455817</text:p>
              </table:table-cell>
              <table:table-cell office:value-type="float" office:value="1.10636378444681">
                <text:p>1.10636378444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5352541074646">
                <text:p>2.75352541074646</text:p>
              </table:table-cell>
              <table:table-cell office:value-type="float" office:value="0.737356399583355">
                <text:p>0.73735639958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660474995101">
                <text:p>3.7660474995101</text:p>
              </table:table-cell>
              <table:table-cell office:value-type="float" office:value="3.81566410093911">
                <text:p>3.81566410093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257958217297">
                <text:p>2.51257958217297</text:p>
              </table:table-cell>
              <table:table-cell office:value-type="float" office:value="0.913104008699881">
                <text:p>0.913104008699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3863040737955">
                <text:p>5.43863040737955</text:p>
              </table:table-cell>
              <table:table-cell office:value-type="float" office:value="1.39281476786539">
                <text:p>1.39281476786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9670688655191">
                <text:p>3.99670688655191</text:p>
              </table:table-cell>
              <table:table-cell office:value-type="float" office:value="3.48224902847855">
                <text:p>3.48224902847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6557962783701">
                <text:p>4.96557962783701</text:p>
              </table:table-cell>
              <table:table-cell office:value-type="float" office:value="4.00909367059984">
                <text:p>4.0090936705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1740365889683">
                <text:p>2.11740365889683</text:p>
              </table:table-cell>
              <table:table-cell office:value-type="float" office:value="3.27579680863462">
                <text:p>3.27579680863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502221479993">
                <text:p>3.22502221479993</text:p>
              </table:table-cell>
              <table:table-cell office:value-type="float" office:value="3.4261702678732">
                <text:p>3.426170267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105409686942">
                <text:p>3.62105409686942</text:p>
              </table:table-cell>
              <table:table-cell office:value-type="float" office:value="3.72228097529914">
                <text:p>3.72228097529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5274485312424">
                <text:p>4.05274485312424</text:p>
              </table:table-cell>
              <table:table-cell office:value-type="float" office:value="3.58522015122373">
                <text:p>3.58522015122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3758241108166">
                <text:p>3.93758241108166</text:p>
              </table:table-cell>
              <table:table-cell office:value-type="float" office:value="3.49870308434529">
                <text:p>3.49870308434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8127409898096">
                <text:p>-0.0238127409898096</text:p>
              </table:table-cell>
              <table:table-cell office:value-type="float" office:value="1.47112114187784">
                <text:p>1.47112114187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7635717411667">
                <text:p>4.77635717411667</text:p>
              </table:table-cell>
              <table:table-cell office:value-type="float" office:value="3.38171227443396">
                <text:p>3.3817122744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401123814953">
                <text:p>5.6401123814953</text:p>
              </table:table-cell>
              <table:table-cell office:value-type="float" office:value="4.82472560545345">
                <text:p>4.82472560545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4245196931305">
                <text:p>5.94245196931305</text:p>
              </table:table-cell>
              <table:table-cell office:value-type="float" office:value="1.3116398112199">
                <text:p>1.3116398112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4853065541033">
                <text:p>5.04853065541033</text:p>
              </table:table-cell>
              <table:table-cell office:value-type="float" office:value="4.22584721976227">
                <text:p>4.22584721976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901166127595">
                <text:p>3.91901166127595</text:p>
              </table:table-cell>
              <table:table-cell office:value-type="float" office:value="3.58540721607883">
                <text:p>3.58540721607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1269301600404">
                <text:p>2.31269301600404</text:p>
              </table:table-cell>
              <table:table-cell office:value-type="float" office:value="3.85796078558692">
                <text:p>3.8579607855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429656001472">
                <text:p>3.2429656001472</text:p>
              </table:table-cell>
              <table:table-cell office:value-type="float" office:value="1.03473257574882">
                <text:p>1.03473257574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0192111107345">
                <text:p>3.80192111107345</text:p>
              </table:table-cell>
              <table:table-cell office:value-type="float" office:value="3.81357704001696">
                <text:p>3.81357704001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8031049478037">
                <text:p>3.48031049478037</text:p>
              </table:table-cell>
              <table:table-cell office:value-type="float" office:value="3.75115927361218">
                <text:p>3.75115927361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6345900253161">
                <text:p>2.16345900253161</text:p>
              </table:table-cell>
              <table:table-cell office:value-type="float" office:value="0.928663139214208">
                <text:p>0.928663139214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9065385538037">
                <text:p>3.09065385538037</text:p>
              </table:table-cell>
              <table:table-cell office:value-type="float" office:value="0.374159392410196">
                <text:p>0.374159392410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068859438217">
                <text:p>4.96068859438217</text:p>
              </table:table-cell>
              <table:table-cell office:value-type="float" office:value="4.71533712951215">
                <text:p>4.71533712951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826717022713">
                <text:p>4.3826717022713</text:p>
              </table:table-cell>
              <table:table-cell office:value-type="float" office:value="3.48620714352814">
                <text:p>3.48620714352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4831493258164">
                <text:p>2.94831493258164</text:p>
              </table:table-cell>
              <table:table-cell office:value-type="float" office:value="0.801915270365354">
                <text:p>0.801915270365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6461768915026">
                <text:p>3.16461768915026</text:p>
              </table:table-cell>
              <table:table-cell office:value-type="float" office:value="0.94541467879891">
                <text:p>0.945414678798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27349000368">
                <text:p>3.14127349000368</text:p>
              </table:table-cell>
              <table:table-cell office:value-type="float" office:value="1.18632621468828">
                <text:p>1.18632621468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085026181686">
                <text:p>4.0085026181686</text:p>
              </table:table-cell>
              <table:table-cell office:value-type="float" office:value="3.48087235782322">
                <text:p>3.48087235782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3976872388694">
                <text:p>4.23976872388694</text:p>
              </table:table-cell>
              <table:table-cell office:value-type="float" office:value="3.12121172353293">
                <text:p>3.12121172353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2590273897579">
                <text:p>2.82590273897579</text:p>
              </table:table-cell>
              <table:table-cell office:value-type="float" office:value="1.0083908856769">
                <text:p>1.0083908856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5392711164517">
                <text:p>2.95392711164517</text:p>
              </table:table-cell>
              <table:table-cell office:value-type="float" office:value="0.938132693155917">
                <text:p>0.938132693155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4942514666865">
                <text:p>3.44942514666865</text:p>
              </table:table-cell>
              <table:table-cell office:value-type="float" office:value="3.34989923204843">
                <text:p>3.3498992320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5204371863904">
                <text:p>3.35204371863904</text:p>
              </table:table-cell>
              <table:table-cell office:value-type="float" office:value="2.96893484261281">
                <text:p>2.96893484261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1128019179923">
                <text:p>3.91128019179923</text:p>
              </table:table-cell>
              <table:table-cell office:value-type="float" office:value="3.42542169102582">
                <text:p>3.42542169102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9658119332046">
                <text:p>2.79658119332046</text:p>
              </table:table-cell>
              <table:table-cell office:value-type="float" office:value="1.14444737885096">
                <text:p>1.14444737885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8281291011379">
                <text:p>2.68281291011379</text:p>
              </table:table-cell>
              <table:table-cell office:value-type="float" office:value="1.28602950474103">
                <text:p>1.28602950474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01144195134314">
                <text:p>4.01144195134314</text:p>
              </table:table-cell>
              <table:table-cell office:value-type="float" office:value="3.48761115818916">
                <text:p>3.48761115818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2574234613311">
                <text:p>4.02574234613311</text:p>
              </table:table-cell>
              <table:table-cell office:value-type="float" office:value="3.451805283592">
                <text:p>3.45180528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99347585022291">
                <text:p>-0.399347585022291</text:p>
              </table:table-cell>
              <table:table-cell office:value-type="float" office:value="1.67850318790587">
                <text:p>1.67850318790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3623267345466">
                <text:p>3.73623267345466</text:p>
              </table:table-cell>
              <table:table-cell office:value-type="float" office:value="1.13929738847392">
                <text:p>1.13929738847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7093435196781">
                <text:p>5.47093435196781</text:p>
              </table:table-cell>
              <table:table-cell office:value-type="float" office:value="4.03828736836991">
                <text:p>4.03828736836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5246155488795">
                <text:p>4.05246155488795</text:p>
              </table:table-cell>
              <table:table-cell office:value-type="float" office:value="3.31288739055113">
                <text:p>3.31288739055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0655733446614">
                <text:p>4.00655733446614</text:p>
              </table:table-cell>
              <table:table-cell office:value-type="float" office:value="3.37356134446415">
                <text:p>3.37356134446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1606092369952">
                <text:p>5.11606092369952</text:p>
              </table:table-cell>
              <table:table-cell office:value-type="float" office:value="3.98468370353234">
                <text:p>3.98468370353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952368806276">
                <text:p>3.74952368806276</text:p>
              </table:table-cell>
              <table:table-cell office:value-type="float" office:value="3.56577613646442">
                <text:p>3.56577613646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2529236524762">
                <text:p>4.52529236524762</text:p>
              </table:table-cell>
              <table:table-cell office:value-type="float" office:value="3.25908284531168">
                <text:p>3.25908284531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8955809369256">
                <text:p>3.18955809369256</text:p>
              </table:table-cell>
              <table:table-cell office:value-type="float" office:value="0.587507512353881">
                <text:p>0.587507512353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8262033426055">
                <text:p>4.08262033426055</text:p>
              </table:table-cell>
              <table:table-cell office:value-type="float" office:value="1.30321922865345">
                <text:p>1.30321922865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1911794783683">
                <text:p>4.01911794783683</text:p>
              </table:table-cell>
              <table:table-cell office:value-type="float" office:value="2.9658182795885">
                <text:p>2.9658182795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3802783975191">
                <text:p>4.03802783975191</text:p>
              </table:table-cell>
              <table:table-cell office:value-type="float" office:value="3.46417456539851">
                <text:p>3.46417456539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7017376507129">
                <text:p>1.57017376507129</text:p>
              </table:table-cell>
              <table:table-cell office:value-type="float" office:value="0.966258829632861">
                <text:p>0.9662588296328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207130537401">
                <text:p>2.66207130537401</text:p>
              </table:table-cell>
              <table:table-cell office:value-type="float" office:value="1.18552833860755">
                <text:p>1.18552833860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1678361456948">
                <text:p>4.31678361456948</text:p>
              </table:table-cell>
              <table:table-cell office:value-type="float" office:value="3.50410012203864">
                <text:p>3.50410012203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6272273372547">
                <text:p>2.76272273372547</text:p>
              </table:table-cell>
              <table:table-cell office:value-type="float" office:value="0.506658456438839">
                <text:p>0.506658456438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546868380546">
                <text:p>2.2546868380546</text:p>
              </table:table-cell>
              <table:table-cell office:value-type="float" office:value="0.980512706710466">
                <text:p>0.980512706710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7933719056668">
                <text:p>3.57933719056668</text:p>
              </table:table-cell>
              <table:table-cell office:value-type="float" office:value="0.945746850649788">
                <text:p>0.945746850649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9641260859494">
                <text:p>4.09641260859494</text:p>
              </table:table-cell>
              <table:table-cell office:value-type="float" office:value="3.86899043580259">
                <text:p>3.86899043580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8643837382149">
                <text:p>3.98643837382149</text:p>
              </table:table-cell>
              <table:table-cell office:value-type="float" office:value="3.46442007459618">
                <text:p>3.46442007459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4104167094287">
                <text:p>4.34104167094287</text:p>
              </table:table-cell>
              <table:table-cell office:value-type="float" office:value="0.731192905871607">
                <text:p>0.731192905871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6093137525243">
                <text:p>4.66093137525243</text:p>
              </table:table-cell>
              <table:table-cell office:value-type="float" office:value="3.48585663794993">
                <text:p>3.48585663794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1288287335645">
                <text:p>4.81288287335645</text:p>
              </table:table-cell>
              <table:table-cell office:value-type="float" office:value="3.82882006873656">
                <text:p>3.82882006873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3490764549527">
                <text:p>4.63490764549527</text:p>
              </table:table-cell>
              <table:table-cell office:value-type="float" office:value="3.51220984960455">
                <text:p>3.51220984960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4976182557609">
                <text:p>4.14976182557609</text:p>
              </table:table-cell>
              <table:table-cell office:value-type="float" office:value="1.37548253197188">
                <text:p>1.37548253197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6082019494755">
                <text:p>4.96082019494755</text:p>
              </table:table-cell>
              <table:table-cell office:value-type="float" office:value="3.5308732439674">
                <text:p>3.5308732439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509490154833">
                <text:p>2.0509490154833</text:p>
              </table:table-cell>
              <table:table-cell office:value-type="float" office:value="0.80762910401521">
                <text:p>0.80762910401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5219300190928">
                <text:p>3.25219300190928</text:p>
              </table:table-cell>
              <table:table-cell office:value-type="float" office:value="0.419070590644253">
                <text:p>0.419070590644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936215218496">
                <text:p>0.41936215218496</text:p>
              </table:table-cell>
              <table:table-cell office:value-type="float" office:value="4.92365653289956">
                <text:p>4.92365653289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881746698761">
                <text:p>1.45881746698761</text:p>
              </table:table-cell>
              <table:table-cell office:value-type="float" office:value="0.646437361961761">
                <text:p>0.646437361961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0654603756309">
                <text:p>3.30654603756309</text:p>
              </table:table-cell>
              <table:table-cell office:value-type="float" office:value="0.8175444068785">
                <text:p>0.8175444068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3685068981939">
                <text:p>4.03685068981939</text:p>
              </table:table-cell>
              <table:table-cell office:value-type="float" office:value="3.42865653463393">
                <text:p>3.42865653463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366332051768">
                <text:p>3.0366332051768</text:p>
              </table:table-cell>
              <table:table-cell office:value-type="float" office:value="0.435946788593086">
                <text:p>0.435946788593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2801194514333">
                <text:p>3.02801194514333</text:p>
              </table:table-cell>
              <table:table-cell office:value-type="float" office:value="0.697914515206131">
                <text:p>0.697914515206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371568295448">
                <text:p>1.99371568295448</text:p>
              </table:table-cell>
              <table:table-cell office:value-type="float" office:value="3.85221210769986">
                <text:p>3.8522121076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0305828645189">
                <text:p>0.870305828645189</text:p>
              </table:table-cell>
              <table:table-cell office:value-type="float" office:value="0.705906915056813">
                <text:p>0.705906915056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508675544913">
                <text:p>3.96508675544913</text:p>
              </table:table-cell>
              <table:table-cell office:value-type="float" office:value="3.215137522133">
                <text:p>3.215137522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9245289139091">
                <text:p>5.69245289139091</text:p>
              </table:table-cell>
              <table:table-cell office:value-type="float" office:value="4.1448000989049">
                <text:p>4.1448000989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0252581265949">
                <text:p>3.80252581265949</text:p>
              </table:table-cell>
              <table:table-cell office:value-type="float" office:value="3.80646236712976">
                <text:p>3.8064623671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4381314473668">
                <text:p>3.24381314473668</text:p>
              </table:table-cell>
              <table:table-cell office:value-type="float" office:value="1.27384858574543">
                <text:p>1.27384858574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053998982922">
                <text:p>1.9053998982922</text:p>
              </table:table-cell>
              <table:table-cell office:value-type="float" office:value="3.17509221214137">
                <text:p>3.17509221214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3485427620026">
                <text:p>2.83485427620026</text:p>
              </table:table-cell>
              <table:table-cell office:value-type="float" office:value="1.08833677792871">
                <text:p>1.08833677792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9001116802312">
                <text:p>2.89001116802312</text:p>
              </table:table-cell>
              <table:table-cell office:value-type="float" office:value="0.779073793501633">
                <text:p>0.779073793501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7365196721301">
                <text:p>4.27365196721301</text:p>
              </table:table-cell>
              <table:table-cell office:value-type="float" office:value="3.38672010874216">
                <text:p>3.386720108742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190170499538">
                <text:p>3.6190170499538</text:p>
              </table:table-cell>
              <table:table-cell office:value-type="float" office:value="3.66539224363177">
                <text:p>3.66539224363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5209639212211">
                <text:p>4.25209639212211</text:p>
              </table:table-cell>
              <table:table-cell office:value-type="float" office:value="3.5527288049312">
                <text:p>3.5527288049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6922537423976">
                <text:p>4.16922537423976</text:p>
              </table:table-cell>
              <table:table-cell office:value-type="float" office:value="3.60529482588668">
                <text:p>3.605294825886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7794013445821">
                <text:p>3.97794013445821</text:p>
              </table:table-cell>
              <table:table-cell office:value-type="float" office:value="3.56268819587706">
                <text:p>3.562688195877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6331174919446">
                <text:p>4.56331174919446</text:p>
              </table:table-cell>
              <table:table-cell office:value-type="float" office:value="1.33695783593368">
                <text:p>1.33695783593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6253927133179">
                <text:p>3.26253927133179</text:p>
              </table:table-cell>
              <table:table-cell office:value-type="float" office:value="0.613147305540051">
                <text:p>0.6131473055400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8634974223342">
                <text:p>2.88634974223342</text:p>
              </table:table-cell>
              <table:table-cell office:value-type="float" office:value="0.407653181326412">
                <text:p>0.407653181326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3793270820172">
                <text:p>4.33793270820172</text:p>
              </table:table-cell>
              <table:table-cell office:value-type="float" office:value="4.08521332758508">
                <text:p>4.08521332758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106435255426">
                <text:p>4.56106435255426</text:p>
              </table:table-cell>
              <table:table-cell office:value-type="float" office:value="3.7110908372631">
                <text:p>3.71109083726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1275809423662">
                <text:p>2.81275809423662</text:p>
              </table:table-cell>
              <table:table-cell office:value-type="float" office:value="1.02214590328569">
                <text:p>1.02214590328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1812659781545">
                <text:p>3.41812659781545</text:p>
              </table:table-cell>
              <table:table-cell office:value-type="float" office:value="3.3738794954494">
                <text:p>3.3738794954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2196312768615">
                <text:p>4.12196312768615</text:p>
              </table:table-cell>
              <table:table-cell office:value-type="float" office:value="1.19458385497213">
                <text:p>1.194583854972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998104844335">
                <text:p>4.7998104844335</text:p>
              </table:table-cell>
              <table:table-cell office:value-type="float" office:value="1.08478991826126">
                <text:p>1.08478991826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5672048324631">
                <text:p>4.95672048324631</text:p>
              </table:table-cell>
              <table:table-cell office:value-type="float" office:value="1.15080434537475">
                <text:p>1.15080434537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4077556212594">
                <text:p>4.64077556212594</text:p>
              </table:table-cell>
              <table:table-cell office:value-type="float" office:value="4.00114987442588">
                <text:p>4.00114987442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2784962436231">
                <text:p>3.62784962436231</text:p>
              </table:table-cell>
              <table:table-cell office:value-type="float" office:value="3.32390124768499">
                <text:p>3.32390124768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5093504406355">
                <text:p>2.95093504406355</text:p>
              </table:table-cell>
              <table:table-cell office:value-type="float" office:value="0.838607282702043">
                <text:p>0.838607282702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928721355423">
                <text:p>1.69928721355423</text:p>
              </table:table-cell>
              <table:table-cell office:value-type="float" office:value="3.36995665351598">
                <text:p>3.36995665351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6971562059782">
                <text:p>1.36971562059782</text:p>
              </table:table-cell>
              <table:table-cell office:value-type="float" office:value="0.571802375745522">
                <text:p>0.571802375745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88941168117052">
                <text:p>4.88941168117052</text:p>
              </table:table-cell>
              <table:table-cell office:value-type="float" office:value="4.59777765101626">
                <text:p>4.597777651016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2379427316956">
                <text:p>5.12379427316956</text:p>
              </table:table-cell>
              <table:table-cell office:value-type="float" office:value="4.94026149378239">
                <text:p>4.94026149378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9895933148472">
                <text:p>3.59895933148472</text:p>
              </table:table-cell>
              <table:table-cell office:value-type="float" office:value="3.12176604912367">
                <text:p>3.12176604912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6601383361439">
                <text:p>4.56601383361439</text:p>
              </table:table-cell>
              <table:table-cell office:value-type="float" office:value="3.48123875942752">
                <text:p>3.48123875942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8896844114913">
                <text:p>3.08896844114913</text:p>
              </table:table-cell>
              <table:table-cell office:value-type="float" office:value="3.21235392341014">
                <text:p>3.21235392341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7501417123666">
                <text:p>3.97501417123666</text:p>
              </table:table-cell>
              <table:table-cell office:value-type="float" office:value="3.39140761965743">
                <text:p>3.39140761965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7127567740725">
                <text:p>5.57127567740725</text:p>
              </table:table-cell>
              <table:table-cell office:value-type="float" office:value="5.21106594829897">
                <text:p>5.21106594829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6299442823129">
                <text:p>4.26299442823129</text:p>
              </table:table-cell>
              <table:table-cell office:value-type="float" office:value="1.0842002737225">
                <text:p>1.0842002737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8338325880721">
                <text:p>0.288338325880721</text:p>
              </table:table-cell>
              <table:table-cell office:value-type="float" office:value="0.96124056156522">
                <text:p>0.96124056156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4421010705911">
                <text:p>3.14421010705911</text:p>
              </table:table-cell>
              <table:table-cell office:value-type="float" office:value="1.23944739585058">
                <text:p>1.239447395850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3624974229518">
                <text:p>4.13624974229518</text:p>
              </table:table-cell>
              <table:table-cell office:value-type="float" office:value="1.12160554321264">
                <text:p>1.12160554321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5858050679676">
                <text:p>3.15858050679676</text:p>
              </table:table-cell>
              <table:table-cell office:value-type="float" office:value="0.487147882080935">
                <text:p>0.4871478820809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4674754442775">
                <text:p>5.44674754442775</text:p>
              </table:table-cell>
              <table:table-cell office:value-type="float" office:value="4.86602276278146">
                <text:p>4.86602276278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7135259613585">
                <text:p>2.37135259613585</text:p>
              </table:table-cell>
              <table:table-cell office:value-type="float" office:value="0.745292913200446">
                <text:p>0.745292913200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3822460818357">
                <text:p>3.53822460818357</text:p>
              </table:table-cell>
              <table:table-cell office:value-type="float" office:value="1.30730199965232">
                <text:p>1.30730199965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4855317226935">
                <text:p>5.14855317226935</text:p>
              </table:table-cell>
              <table:table-cell office:value-type="float" office:value="3.60084248762851">
                <text:p>3.60084248762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1286373218151">
                <text:p>2.41286373218151</text:p>
              </table:table-cell>
              <table:table-cell office:value-type="float" office:value="0.50756872709912">
                <text:p>0.50756872709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3268309875608">
                <text:p>3.23268309875608</text:p>
              </table:table-cell>
              <table:table-cell office:value-type="float" office:value="3.19315833233137">
                <text:p>3.19315833233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5343745732876">
                <text:p>4.55343745732876</text:p>
              </table:table-cell>
              <table:table-cell office:value-type="float" office:value="0.962179483905369">
                <text:p>0.962179483905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1609505823248">
                <text:p>2.81609505823248</text:p>
              </table:table-cell>
              <table:table-cell office:value-type="float" office:value="0.720074769489115">
                <text:p>0.7200747694891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4665682382326">
                <text:p>3.54665682382326</text:p>
              </table:table-cell>
              <table:table-cell office:value-type="float" office:value="3.55236689305491">
                <text:p>3.55236689305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926656480796">
                <text:p>2.5926656480796</text:p>
              </table:table-cell>
              <table:table-cell office:value-type="float" office:value="2.93684972641772">
                <text:p>2.93684972641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25192614363539">
                <text:p>3.25192614363539</text:p>
              </table:table-cell>
              <table:table-cell office:value-type="float" office:value="0.695773268989388">
                <text:p>0.6957732689893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2470797563346">
                <text:p>2.62470797563346</text:p>
              </table:table-cell>
              <table:table-cell office:value-type="float" office:value="0.433851180373889">
                <text:p>0.433851180373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8001427376212">
                <text:p>4.58001427376212</text:p>
              </table:table-cell>
              <table:table-cell office:value-type="float" office:value="3.57869069624545">
                <text:p>3.57869069624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6311377090562">
                <text:p>2.76311377090562</text:p>
              </table:table-cell>
              <table:table-cell office:value-type="float" office:value="0.61511747523931">
                <text:p>0.61511747523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8364496548402">
                <text:p>4.08364496548402</text:p>
              </table:table-cell>
              <table:table-cell office:value-type="float" office:value="3.41606933986385">
                <text:p>3.41606933986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6287265050849">
                <text:p>2.6287265050849</text:p>
              </table:table-cell>
              <table:table-cell office:value-type="float" office:value="0.474252851220246">
                <text:p>0.474252851220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4165585963817">
                <text:p>5.34165585963817</text:p>
              </table:table-cell>
              <table:table-cell office:value-type="float" office:value="4.76000549417221">
                <text:p>4.76000549417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2890146584248">
                <text:p>3.72890146584248</text:p>
              </table:table-cell>
              <table:table-cell office:value-type="float" office:value="0.877892694002594">
                <text:p>0.877892694002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5868929121361">
                <text:p>2.85868929121361</text:p>
              </table:table-cell>
              <table:table-cell office:value-type="float" office:value="0.643007890279159">
                <text:p>0.6430078902791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9422905681147">
                <text:p>3.29422905681147</text:p>
              </table:table-cell>
              <table:table-cell office:value-type="float" office:value="0.871511467778444">
                <text:p>0.871511467778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281025265682">
                <text:p>1.23281025265682</text:p>
              </table:table-cell>
              <table:table-cell office:value-type="float" office:value="1.37162396019647">
                <text:p>1.37162396019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4133993683005">
                <text:p>2.94133993683005</text:p>
              </table:table-cell>
              <table:table-cell office:value-type="float" office:value="1.1372837141738">
                <text:p>1.13728371417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6405240690303">
                <text:p>2.96405240690303</text:p>
              </table:table-cell>
              <table:table-cell office:value-type="float" office:value="1.13655175801894">
                <text:p>1.136551758018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42930821888506">
                <text:p>3.42930821888506</text:p>
              </table:table-cell>
              <table:table-cell office:value-type="float" office:value="0.87694605335463">
                <text:p>0.87694605335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3347015232086">
                <text:p>3.03347015232086</text:p>
              </table:table-cell>
              <table:table-cell office:value-type="float" office:value="1.12139360169942">
                <text:p>1.12139360169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25997304426364">
                <text:p>4.25997304426364</text:p>
              </table:table-cell>
              <table:table-cell office:value-type="float" office:value="3.83477085877753">
                <text:p>3.83477085877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6021534139783">
                <text:p>3.06021534139783</text:p>
              </table:table-cell>
              <table:table-cell office:value-type="float" office:value="0.843259098400419">
                <text:p>0.843259098400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7863983447617">
                <text:p>4.17863983447617</text:p>
              </table:table-cell>
              <table:table-cell office:value-type="float" office:value="3.56244351353542">
                <text:p>3.56244351353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835497858095">
                <text:p>1.8835497858095</text:p>
              </table:table-cell>
              <table:table-cell office:value-type="float" office:value="1.40904365865712">
                <text:p>1.40904365865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4671966519559">
                <text:p>4.54671966519559</text:p>
              </table:table-cell>
              <table:table-cell office:value-type="float" office:value="3.22071680604001">
                <text:p>3.22071680604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3901528255563">
                <text:p>1.93901528255563</text:p>
              </table:table-cell>
              <table:table-cell office:value-type="float" office:value="0.875806131808403">
                <text:p>0.875806131808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121536511237">
                <text:p>3.5121536511237</text:p>
              </table:table-cell>
              <table:table-cell office:value-type="float" office:value="3.23071080294274">
                <text:p>3.230710802942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8634398825127">
                <text:p>6.88634398825127</text:p>
              </table:table-cell>
              <table:table-cell office:value-type="float" office:value="3.01324577011544">
                <text:p>3.013245770115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5164212394422">
                <text:p>4.25164212394422</text:p>
              </table:table-cell>
              <table:table-cell office:value-type="float" office:value="3.68615110745634">
                <text:p>3.68615110745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5871458474507">
                <text:p>2.65871458474507</text:p>
              </table:table-cell>
              <table:table-cell office:value-type="float" office:value="0.581811999194304">
                <text:p>0.581811999194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1954716371322">
                <text:p>3.91954716371322</text:p>
              </table:table-cell>
              <table:table-cell office:value-type="float" office:value="0.751822172463513">
                <text:p>0.751822172463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6205165798941">
                <text:p>2.16205165798941</text:p>
              </table:table-cell>
              <table:table-cell office:value-type="float" office:value="0.583023848632429">
                <text:p>0.5830238486324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6166261193">
                <text:p>2.96166261193</text:p>
              </table:table-cell>
              <table:table-cell office:value-type="float" office:value="0.780637187977926">
                <text:p>0.780637187977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6018430140893">
                <text:p>3.46018430140893</text:p>
              </table:table-cell>
              <table:table-cell office:value-type="float" office:value="2.90864776160419">
                <text:p>2.908647761604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0790210769824">
                <text:p>3.00790210769824</text:p>
              </table:table-cell>
              <table:table-cell office:value-type="float" office:value="0.748724737461394">
                <text:p>0.748724737461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427981707493">
                <text:p>4.04427981707493</text:p>
              </table:table-cell>
              <table:table-cell office:value-type="float" office:value="2.99820096201686">
                <text:p>2.998200962016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9857618915736">
                <text:p>1.49857618915736</text:p>
              </table:table-cell>
              <table:table-cell office:value-type="float" office:value="1.39457952455133">
                <text:p>1.39457952455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288229748003">
                <text:p>4.9288229748003</text:p>
              </table:table-cell>
              <table:table-cell office:value-type="float" office:value="3.53987585320604">
                <text:p>3.539875853206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6105889154722">
                <text:p>3.96105889154722</text:p>
              </table:table-cell>
              <table:table-cell office:value-type="float" office:value="3.50088049923177">
                <text:p>3.500880499231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2603949785004">
                <text:p>1.12603949785004</text:p>
              </table:table-cell>
              <table:table-cell office:value-type="float" office:value="1.54896491284516">
                <text:p>1.548964912845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6114468022743">
                <text:p>3.16114468022743</text:p>
              </table:table-cell>
              <table:table-cell office:value-type="float" office:value="0.741903197053993">
                <text:p>0.741903197053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8975845451149">
                <text:p>4.28975845451149</text:p>
              </table:table-cell>
              <table:table-cell office:value-type="float" office:value="3.42735088894199">
                <text:p>3.42735088894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806024396107">
                <text:p>3.1806024396107</text:p>
              </table:table-cell>
              <table:table-cell office:value-type="float" office:value="0.54042115470519">
                <text:p>0.540421154705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4744211535312">
                <text:p>2.14744211535312</text:p>
              </table:table-cell>
              <table:table-cell office:value-type="float" office:value="0.396589214759691">
                <text:p>0.396589214759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5872052012522">
                <text:p>4.25872052012522</text:p>
              </table:table-cell>
              <table:table-cell office:value-type="float" office:value="3.26777572878107">
                <text:p>3.26777572878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09685545732017">
                <text:p>4.09685545732017</text:p>
              </table:table-cell>
              <table:table-cell office:value-type="float" office:value="3.32611471646029">
                <text:p>3.326114716460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9347931899567">
                <text:p>4.19347931899567</text:p>
              </table:table-cell>
              <table:table-cell office:value-type="float" office:value="3.38995635292288">
                <text:p>3.38995635292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9513509904983">
                <text:p>1.79513509904983</text:p>
              </table:table-cell>
              <table:table-cell office:value-type="float" office:value="1.20911935530588">
                <text:p>1.20911935530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84588687236404">
                <text:p>4.84588687236404</text:p>
              </table:table-cell>
              <table:table-cell office:value-type="float" office:value="4.03959361139945">
                <text:p>4.039593611399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8626674187742">
                <text:p>3.98626674187742</text:p>
              </table:table-cell>
              <table:table-cell office:value-type="float" office:value="3.46820262994337">
                <text:p>3.46820262994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3969210004334">
                <text:p>2.43969210004334</text:p>
              </table:table-cell>
              <table:table-cell office:value-type="float" office:value="1.30908630109779">
                <text:p>1.30908630109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9987167372668">
                <text:p>2.89987167372668</text:p>
              </table:table-cell>
              <table:table-cell office:value-type="float" office:value="0.60415295737069">
                <text:p>0.60415295737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4138856620148">
                <text:p>3.74138856620148</text:p>
              </table:table-cell>
              <table:table-cell office:value-type="float" office:value="3.31682976552807">
                <text:p>3.316829765528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9068064967152">
                <text:p>3.09068064967152</text:p>
              </table:table-cell>
              <table:table-cell office:value-type="float" office:value="0.839879358733808">
                <text:p>0.8398793587338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0226199085289">
                <text:p>4.40226199085289</text:p>
              </table:table-cell>
              <table:table-cell office:value-type="float" office:value="3.29035759906981">
                <text:p>3.29035759906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594321983535">
                <text:p>0.82594321983535</text:p>
              </table:table-cell>
              <table:table-cell office:value-type="float" office:value="1.06084271208405">
                <text:p>1.06084271208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5097021425877">
                <text:p>2.95097021425877</text:p>
              </table:table-cell>
              <table:table-cell office:value-type="float" office:value="0.734726374988316">
                <text:p>0.734726374988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7274295944131">
                <text:p>3.17274295944131</text:p>
              </table:table-cell>
              <table:table-cell office:value-type="float" office:value="0.418728991512483">
                <text:p>0.418728991512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1579450923116">
                <text:p>4.11579450923116</text:p>
              </table:table-cell>
              <table:table-cell office:value-type="float" office:value="3.53774566766349">
                <text:p>3.537745667663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9460930028103">
                <text:p>7.09460930028103</text:p>
              </table:table-cell>
              <table:table-cell office:value-type="float" office:value="3.01140677594772">
                <text:p>3.011406775947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799679883917">
                <text:p>4.4799679883917</text:p>
              </table:table-cell>
              <table:table-cell office:value-type="float" office:value="3.4217798539181">
                <text:p>3.4217798539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4267453269335">
                <text:p>2.74267453269335</text:p>
              </table:table-cell>
              <table:table-cell office:value-type="float" office:value="1.17638238197205">
                <text:p>1.176382381972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9169819648001">
                <text:p>3.99169819648001</text:p>
              </table:table-cell>
              <table:table-cell office:value-type="float" office:value="3.82292450616134">
                <text:p>3.822924506161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31916590970677">
                <text:p>4.31916590970677</text:p>
              </table:table-cell>
              <table:table-cell office:value-type="float" office:value="3.69189975512998">
                <text:p>3.69189975512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476683805287">
                <text:p>2.8476683805287</text:p>
              </table:table-cell>
              <table:table-cell office:value-type="float" office:value="0.868557608161664">
                <text:p>0.868557608161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3553968056721">
                <text:p>2.83553968056721</text:p>
              </table:table-cell>
              <table:table-cell office:value-type="float" office:value="0.940662045753423">
                <text:p>0.940662045753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8918332594238">
                <text:p>3.88918332594238</text:p>
              </table:table-cell>
              <table:table-cell office:value-type="float" office:value="3.19029289807971">
                <text:p>3.19029289807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7805005229397">
                <text:p>1.77805005229397</text:p>
              </table:table-cell>
              <table:table-cell office:value-type="float" office:value="0.767012797983966">
                <text:p>0.767012797983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284193383407">
                <text:p>2.92284193383407</text:p>
              </table:table-cell>
              <table:table-cell office:value-type="float" office:value="0.781386738727155">
                <text:p>0.7813867387271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3539818267341">
                <text:p>2.23539818267341</text:p>
              </table:table-cell>
              <table:table-cell office:value-type="float" office:value="0.874545981895944">
                <text:p>0.8745459818959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7145311059163">
                <text:p>3.17145311059163</text:p>
              </table:table-cell>
              <table:table-cell office:value-type="float" office:value="3.60368091475103">
                <text:p>3.60368091475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7850929493632">
                <text:p>0.947850929493632</text:p>
              </table:table-cell>
              <table:table-cell office:value-type="float" office:value="0.803486635095314">
                <text:p>0.8034866350953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0045374035634">
                <text:p>3.50045374035634</text:p>
              </table:table-cell>
              <table:table-cell office:value-type="float" office:value="0.848195042953754">
                <text:p>0.848195042953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58160799627">
                <text:p>0.7658160799627</text:p>
              </table:table-cell>
              <table:table-cell office:value-type="float" office:value="5.39771384325282">
                <text:p>5.39771384325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0872109017565">
                <text:p>5.20872109017565</text:p>
              </table:table-cell>
              <table:table-cell office:value-type="float" office:value="1.19240565769934">
                <text:p>1.19240565769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9668822508006">
                <text:p>2.99668822508006</text:p>
              </table:table-cell>
              <table:table-cell office:value-type="float" office:value="3.286872258018">
                <text:p>3.286872258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8970162925709">
                <text:p>3.18970162925709</text:p>
              </table:table-cell>
              <table:table-cell office:value-type="float" office:value="0.938131618847343">
                <text:p>0.938131618847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73969202385">
                <text:p>3.6073969202385</text:p>
              </table:table-cell>
              <table:table-cell office:value-type="float" office:value="2.92903655958606">
                <text:p>2.929036559586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534242190727">
                <text:p>3.92534242190727</text:p>
              </table:table-cell>
              <table:table-cell office:value-type="float" office:value="3.47342767644991">
                <text:p>3.47342767644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3085336851732">
                <text:p>3.53085336851732</text:p>
              </table:table-cell>
              <table:table-cell office:value-type="float" office:value="3.41574990388512">
                <text:p>3.41574990388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4882802817626">
                <text:p>3.74882802817626</text:p>
              </table:table-cell>
              <table:table-cell office:value-type="float" office:value="3.02984219521941">
                <text:p>3.02984219521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38537877858247">
                <text:p>3.38537877858247</text:p>
              </table:table-cell>
              <table:table-cell office:value-type="float" office:value="3.29193081304073">
                <text:p>3.291930813040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8640523956377">
                <text:p>3.18640523956377</text:p>
              </table:table-cell>
              <table:table-cell office:value-type="float" office:value="0.82768050878223">
                <text:p>0.827680508782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4876470894972">
                <text:p>4.04876470894972</text:p>
              </table:table-cell>
              <table:table-cell office:value-type="float" office:value="3.53350924826438">
                <text:p>3.533509248264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535650877087">
                <text:p>3.1535650877087</text:p>
              </table:table-cell>
              <table:table-cell office:value-type="float" office:value="1.17052457472268">
                <text:p>1.17052457472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4333616779572">
                <text:p>3.34333616779572</text:p>
              </table:table-cell>
              <table:table-cell office:value-type="float" office:value="1.06040258952029">
                <text:p>1.06040258952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0429990339111">
                <text:p>4.20429990339111</text:p>
              </table:table-cell>
              <table:table-cell office:value-type="float" office:value="3.40026944477849">
                <text:p>3.400269444778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30717432292607">
                <text:p>5.30717432292607</text:p>
              </table:table-cell>
              <table:table-cell office:value-type="float" office:value="3.79487682963483">
                <text:p>3.79487682963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5508368963245">
                <text:p>3.65508368963245</text:p>
              </table:table-cell>
              <table:table-cell office:value-type="float" office:value="0.509447553096341">
                <text:p>0.5094475530963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8025204355961">
                <text:p>0.458025204355961</text:p>
              </table:table-cell>
              <table:table-cell office:value-type="float" office:value="5.04610614428807">
                <text:p>5.046106144288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5485349161874">
                <text:p>5.05485349161874</text:p>
              </table:table-cell>
              <table:table-cell office:value-type="float" office:value="3.74411906194692">
                <text:p>3.74411906194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7740835867011">
                <text:p>5.17740835867011</text:p>
              </table:table-cell>
              <table:table-cell office:value-type="float" office:value="1.52111053879404">
                <text:p>1.52111053879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7864958158151">
                <text:p>3.87864958158151</text:p>
              </table:table-cell>
              <table:table-cell office:value-type="float" office:value="0.823464077553149">
                <text:p>0.823464077553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2594620538615">
                <text:p>2.22594620538615</text:p>
              </table:table-cell>
              <table:table-cell office:value-type="float" office:value="0.630274169502601">
                <text:p>0.6302741695026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39632157415857">
                <text:p>4.39632157415857</text:p>
              </table:table-cell>
              <table:table-cell office:value-type="float" office:value="4.02700586264679">
                <text:p>4.02700586264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7984617298122">
                <text:p>3.57984617298122</text:p>
              </table:table-cell>
              <table:table-cell office:value-type="float" office:value="3.42547881741087">
                <text:p>3.425478817410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61347415348221">
                <text:p>3.61347415348221</text:p>
              </table:table-cell>
              <table:table-cell office:value-type="float" office:value="3.82838160781867">
                <text:p>3.828381607818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3015139119417">
                <text:p>4.23015139119417</text:p>
              </table:table-cell>
              <table:table-cell office:value-type="float" office:value="3.15652009372711">
                <text:p>3.156520093727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9340640953666">
                <text:p>2.89340640953666</text:p>
              </table:table-cell>
              <table:table-cell office:value-type="float" office:value="0.780303393569252">
                <text:p>0.7803033935692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779990860482">
                <text:p>2.39779990860482</text:p>
              </table:table-cell>
              <table:table-cell office:value-type="float" office:value="0.812271869129988">
                <text:p>0.8122718691299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1397451351894">
                <text:p>4.11397451351894</text:p>
              </table:table-cell>
              <table:table-cell office:value-type="float" office:value="3.57866058454319">
                <text:p>3.57866058454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2874420109759">
                <text:p>3.82874420109759</text:p>
              </table:table-cell>
              <table:table-cell office:value-type="float" office:value="3.40613631613282">
                <text:p>3.406136316132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7286595882269">
                <text:p>4.27286595882269</text:p>
              </table:table-cell>
              <table:table-cell office:value-type="float" office:value="3.13123418043767">
                <text:p>3.131234180437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63588632211554">
                <text:p>2.63588632211554</text:p>
              </table:table-cell>
              <table:table-cell office:value-type="float" office:value="1.14790838331276">
                <text:p>1.147908383312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2966610330197">
                <text:p>2.02966610330197</text:p>
              </table:table-cell>
              <table:table-cell office:value-type="float" office:value="1.24661902107782">
                <text:p>1.24661902107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7238081524919">
                <text:p>4.27238081524919</text:p>
              </table:table-cell>
              <table:table-cell office:value-type="float" office:value="4.09941594745049">
                <text:p>4.09941594745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3472276606049">
                <text:p>3.03472276606049</text:p>
              </table:table-cell>
              <table:table-cell office:value-type="float" office:value="0.809703883115278">
                <text:p>0.809703883115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0017502981365">
                <text:p>5.40017502981365</text:p>
              </table:table-cell>
              <table:table-cell office:value-type="float" office:value="4.59615402248465">
                <text:p>4.59615402248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0025032972889">
                <text:p>3.0025032972889</text:p>
              </table:table-cell>
              <table:table-cell office:value-type="float" office:value="0.805163434385306">
                <text:p>0.8051634343853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933809818622">
                <text:p>2.3933809818622</text:p>
              </table:table-cell>
              <table:table-cell office:value-type="float" office:value="0.337777206737436">
                <text:p>0.337777206737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3336888119823">
                <text:p>4.03336888119823</text:p>
              </table:table-cell>
              <table:table-cell office:value-type="float" office:value="3.43181146837616">
                <text:p>3.43181146837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0236356883117">
                <text:p>4.40236356883117</text:p>
              </table:table-cell>
              <table:table-cell office:value-type="float" office:value="0.902411402848914">
                <text:p>0.9024114028489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0334948702855">
                <text:p>5.20334948702855</text:p>
              </table:table-cell>
              <table:table-cell office:value-type="float" office:value="5.09561905734208">
                <text:p>5.095619057342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7322839535315">
                <text:p>3.07322839535315</text:p>
              </table:table-cell>
              <table:table-cell office:value-type="float" office:value="0.630181494224865">
                <text:p>0.630181494224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9740803597634">
                <text:p>3.89740803597634</text:p>
              </table:table-cell>
              <table:table-cell office:value-type="float" office:value="3.45641293917361">
                <text:p>3.456412939173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964821325859">
                <text:p>4.34964821325859</text:p>
              </table:table-cell>
              <table:table-cell office:value-type="float" office:value="3.78156020823747">
                <text:p>3.781560208237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2775672092567">
                <text:p>5.12775672092567</text:p>
              </table:table-cell>
              <table:table-cell office:value-type="float" office:value="3.9990938031144">
                <text:p>3.99909380311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8512744933884">
                <text:p>3.88512744933884</text:p>
              </table:table-cell>
              <table:table-cell office:value-type="float" office:value="3.51842876146284">
                <text:p>3.51842876146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18640886968769">
                <text:p>3.18640886968769</text:p>
              </table:table-cell>
              <table:table-cell office:value-type="float" office:value="0.791218345752168">
                <text:p>0.791218345752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0160009448744">
                <text:p>3.20160009448744</text:p>
              </table:table-cell>
              <table:table-cell office:value-type="float" office:value="0.607543978239678">
                <text:p>0.607543978239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6550310059104">
                <text:p>2.66550310059104</text:p>
              </table:table-cell>
              <table:table-cell office:value-type="float" office:value="0.737400146671082">
                <text:p>0.737400146671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35365363322133">
                <text:p>2.35365363322133</text:p>
              </table:table-cell>
              <table:table-cell office:value-type="float" office:value="3.51792821835608">
                <text:p>3.51792821835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2157896557076">
                <text:p>4.02157896557076</text:p>
              </table:table-cell>
              <table:table-cell office:value-type="float" office:value="2.96604525613973">
                <text:p>2.966045256139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29977531120389">
                <text:p>3.29977531120389</text:p>
              </table:table-cell>
              <table:table-cell office:value-type="float" office:value="3.58331440912618">
                <text:p>3.58331440912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98197990006019">
                <text:p>4.98197990006019</text:p>
              </table:table-cell>
              <table:table-cell office:value-type="float" office:value="4.63712001736227">
                <text:p>4.63712001736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0882081878254">
                <text:p>1.50882081878254</text:p>
              </table:table-cell>
              <table:table-cell office:value-type="float" office:value="0.612074404997766">
                <text:p>0.6120744049977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8433262867855">
                <text:p>2.8433262867855</text:p>
              </table:table-cell>
              <table:table-cell office:value-type="float" office:value="2.8833056929596">
                <text:p>2.88330569295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1616735518714">
                <text:p>2.81616735518714</text:p>
              </table:table-cell>
              <table:table-cell office:value-type="float" office:value="0.664265823100553">
                <text:p>0.6642658231005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3566479723726">
                <text:p>2.3566479723726</text:p>
              </table:table-cell>
              <table:table-cell office:value-type="float" office:value="0.610913441882128">
                <text:p>0.610913441882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8278766484232">
                <text:p>2.88278766484232</text:p>
              </table:table-cell>
              <table:table-cell office:value-type="float" office:value="2.88996024036042">
                <text:p>2.889960240360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50148734402921">
                <text:p>3.50148734402921</text:p>
              </table:table-cell>
              <table:table-cell office:value-type="float" office:value="2.96063026740518">
                <text:p>2.960630267405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3012642335849">
                <text:p>4.73012642335849</text:p>
              </table:table-cell>
              <table:table-cell office:value-type="float" office:value="1.12296306357555">
                <text:p>1.122963063575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69293153565701">
                <text:p>2.69293153565701</text:p>
              </table:table-cell>
              <table:table-cell office:value-type="float" office:value="0.940100214704805">
                <text:p>0.940100214704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16288767553623">
                <text:p>4.16288767553623</text:p>
              </table:table-cell>
              <table:table-cell office:value-type="float" office:value="3.115365344164">
                <text:p>3.1153653441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3009698798332">
                <text:p>4.93009698798332</text:p>
              </table:table-cell>
              <table:table-cell office:value-type="float" office:value="3.79443114080915">
                <text:p>3.79443114080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24830025036559">
                <text:p>6.24830025036559</text:p>
              </table:table-cell>
              <table:table-cell office:value-type="float" office:value="1.38321634997686">
                <text:p>1.383216349976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69074164846241">
                <text:p>3.69074164846241</text:p>
              </table:table-cell>
              <table:table-cell office:value-type="float" office:value="3.11921940542749">
                <text:p>3.119219405427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0927155262095">
                <text:p>6.90927155262095</text:p>
              </table:table-cell>
              <table:table-cell office:value-type="float" office:value="3.00879475410515">
                <text:p>3.00879475410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2951126515215">
                <text:p>4.12951126515215</text:p>
              </table:table-cell>
              <table:table-cell office:value-type="float" office:value="3.43411304360005">
                <text:p>3.43411304360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8171978806645">
                <text:p>2.58171978806645</text:p>
              </table:table-cell>
              <table:table-cell office:value-type="float" office:value="0.457137687454985">
                <text:p>0.457137687454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20529719735774">
                <text:p>3.20529719735774</text:p>
              </table:table-cell>
              <table:table-cell office:value-type="float" office:value="1.19943680003263">
                <text:p>1.19943680003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144680431639">
                <text:p>2.5144680431639</text:p>
              </table:table-cell>
              <table:table-cell office:value-type="float" office:value="0.948016028821395">
                <text:p>0.948016028821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541223097188">
                <text:p>2.3541223097188</text:p>
              </table:table-cell>
              <table:table-cell office:value-type="float" office:value="1.17350493804678">
                <text:p>1.17350493804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5566178832404">
                <text:p>3.85566178832404</text:p>
              </table:table-cell>
              <table:table-cell office:value-type="float" office:value="3.12107941348521">
                <text:p>3.121079413485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6742574611582">
                <text:p>2.46742574611582</text:p>
              </table:table-cell>
              <table:table-cell office:value-type="float" office:value="1.05392696161622">
                <text:p>1.053926961616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8520241028951">
                <text:p>4.48520241028951</text:p>
              </table:table-cell>
              <table:table-cell office:value-type="float" office:value="3.99839364539609">
                <text:p>3.998393645396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8096884302145">
                <text:p>4.68096884302145</text:p>
              </table:table-cell>
              <table:table-cell office:value-type="float" office:value="3.99189047082397">
                <text:p>3.991890470823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6624353605051">
                <text:p>3.06624353605051</text:p>
              </table:table-cell>
              <table:table-cell office:value-type="float" office:value="3.60635237795261">
                <text:p>3.60635237795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9768072243409">
                <text:p>1.49768072243409</text:p>
              </table:table-cell>
              <table:table-cell office:value-type="float" office:value="3.35016086115854">
                <text:p>3.350160861158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664100463692">
                <text:p>1.99664100463692</text:p>
              </table:table-cell>
              <table:table-cell office:value-type="float" office:value="1.26095214959125">
                <text:p>1.26095214959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71522831081209">
                <text:p>3.71522831081209</text:p>
              </table:table-cell>
              <table:table-cell office:value-type="float" office:value="3.62820295926227">
                <text:p>3.628202959262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1132396468003">
                <text:p>4.21132396468003</text:p>
              </table:table-cell>
              <table:table-cell office:value-type="float" office:value="3.38651174718006">
                <text:p>3.38651174718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9076570993437">
                <text:p>4.69076570993437</text:p>
              </table:table-cell>
              <table:table-cell office:value-type="float" office:value="4.30959048445052">
                <text:p>4.309590484450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77696571906344">
                <text:p>3.77696571906344</text:p>
              </table:table-cell>
              <table:table-cell office:value-type="float" office:value="3.47525884354219">
                <text:p>3.475258843542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34814232936188">
                <text:p>4.34814232936188</text:p>
              </table:table-cell>
              <table:table-cell office:value-type="float" office:value="3.2931143337329">
                <text:p>3.2931143337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2584704376617">
                <text:p>2.02584704376617</text:p>
              </table:table-cell>
              <table:table-cell office:value-type="float" office:value="3.71948402977853">
                <text:p>3.719484029778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50286128346744">
                <text:p>4.50286128346744</text:p>
              </table:table-cell>
              <table:table-cell office:value-type="float" office:value="3.33422569681779">
                <text:p>3.334225696817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1121232076356">
                <text:p>1.51121232076356</text:p>
              </table:table-cell>
              <table:table-cell office:value-type="float" office:value="1.51110109104627">
                <text:p>1.511101091046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40251965264559">
                <text:p>4.40251965264559</text:p>
              </table:table-cell>
              <table:table-cell office:value-type="float" office:value="1.16406164789568">
                <text:p>1.164061647895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33657964666751">
                <text:p>3.33657964666751</text:p>
              </table:table-cell>
              <table:table-cell office:value-type="float" office:value="2.84843817443712">
                <text:p>2.84843817443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66694625990699">
                <text:p>4.66694625990699</text:p>
              </table:table-cell>
              <table:table-cell office:value-type="float" office:value="4.39018009542204">
                <text:p>4.39018009542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74521124500872">
                <text:p>2.74521124500872</text:p>
              </table:table-cell>
              <table:table-cell office:value-type="float" office:value="0.913965544256654">
                <text:p>0.9139655442566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2600918077032">
                <text:p>3.02600918077032</text:p>
              </table:table-cell>
              <table:table-cell office:value-type="float" office:value="1.26161756238622">
                <text:p>1.261617562386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3726922517094">
                <text:p>2.83726922517094</text:p>
              </table:table-cell>
              <table:table-cell office:value-type="float" office:value="1.26222547188414">
                <text:p>1.262225471884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43319051541602">
                <text:p>5.43319051541602</text:p>
              </table:table-cell>
              <table:table-cell office:value-type="float" office:value="4.02900277836183">
                <text:p>4.029002778361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711035068671">
                <text:p>3.11711035068671</text:p>
              </table:table-cell>
              <table:table-cell office:value-type="float" office:value="3.50968510468322">
                <text:p>3.50968510468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79304693208478">
                <text:p>2.79304693208478</text:p>
              </table:table-cell>
              <table:table-cell office:value-type="float" office:value="1.0937640874071">
                <text:p>1.09376408740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67414797682048">
                <text:p>4.67414797682048</text:p>
              </table:table-cell>
              <table:table-cell office:value-type="float" office:value="3.70780657382174">
                <text:p>3.707806573821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31039539749571">
                <text:p>3.31039539749571</text:p>
              </table:table-cell>
              <table:table-cell office:value-type="float" office:value="0.97183269859954">
                <text:p>0.971832698599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41957047479927">
                <text:p>4.41957047479927</text:p>
              </table:table-cell>
              <table:table-cell office:value-type="float" office:value="3.36551076094356">
                <text:p>3.365510760943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78201870791987">
                <text:p>3.78201870791987</text:p>
              </table:table-cell>
              <table:table-cell office:value-type="float" office:value="3.92407296003604">
                <text:p>3.924072960036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305785738105">
                <text:p>4.1305785738105</text:p>
              </table:table-cell>
              <table:table-cell office:value-type="float" office:value="3.2723645116335">
                <text:p>3.27236451163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9776609842656">
                <text:p>3.19776609842656</text:p>
              </table:table-cell>
              <table:table-cell office:value-type="float" office:value="2.91662115982913">
                <text:p>2.916621159829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8739469190995">
                <text:p>3.98739469190995</text:p>
              </table:table-cell>
              <table:table-cell office:value-type="float" office:value="3.47515344837712">
                <text:p>3.475153448377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676778742058">
                <text:p>1.676778742058</text:p>
              </table:table-cell>
              <table:table-cell office:value-type="float" office:value="0.514538414911635">
                <text:p>0.5145384149116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3240850142352">
                <text:p>4.23240850142352</text:p>
              </table:table-cell>
              <table:table-cell office:value-type="float" office:value="3.57869583871222">
                <text:p>3.578695838712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1868431532688">
                <text:p>3.01868431532688</text:p>
              </table:table-cell>
              <table:table-cell office:value-type="float" office:value="0.560529070576364">
                <text:p>0.56052907057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599253884256">
                <text:p>3.25599253884256</text:p>
              </table:table-cell>
              <table:table-cell office:value-type="float" office:value="0.651606532329082">
                <text:p>0.651606532329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2926449656166">
                <text:p>1.42926449656166</text:p>
              </table:table-cell>
              <table:table-cell office:value-type="float" office:value="1.00068192109844">
                <text:p>1.000681921098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37232274034544">
                <text:p>2.37232274034544</text:p>
              </table:table-cell>
              <table:table-cell office:value-type="float" office:value="0.784755575153174">
                <text:p>0.784755575153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1767807057496">
                <text:p>4.1767807057496</text:p>
              </table:table-cell>
              <table:table-cell office:value-type="float" office:value="3.90081612046987">
                <text:p>3.900816120469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4485805085487">
                <text:p>2.44485805085487</text:p>
              </table:table-cell>
              <table:table-cell office:value-type="float" office:value="0.981046969732523">
                <text:p>0.9810469697325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5452876507168">
                <text:p>1.65452876507168</text:p>
              </table:table-cell>
              <table:table-cell office:value-type="float" office:value="1.3160135976712">
                <text:p>1.31601359767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9598580141097">
                <text:p>5.09598580141097</text:p>
              </table:table-cell>
              <table:table-cell office:value-type="float" office:value="4.72187071370445">
                <text:p>4.72187071370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307472174355">
                <text:p>3.05307472174355</text:p>
              </table:table-cell>
              <table:table-cell office:value-type="float" office:value="3.79178608049934">
                <text:p>3.791786080499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9948350531103">
                <text:p>4.29948350531103</text:p>
              </table:table-cell>
              <table:table-cell office:value-type="float" office:value="4.02773373154215">
                <text:p>4.027733731542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8214322743054">
                <text:p>2.98214322743054</text:p>
              </table:table-cell>
              <table:table-cell office:value-type="float" office:value="0.799073308107857">
                <text:p>0.7990733081078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9678714296661">
                <text:p>5.19678714296661</text:p>
              </table:table-cell>
              <table:table-cell office:value-type="float" office:value="4.81016129796402">
                <text:p>4.810161297964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68344569214822">
                <text:p>2.68344569214822</text:p>
              </table:table-cell>
              <table:table-cell office:value-type="float" office:value="0.98007755018987">
                <text:p>0.98007755018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0638524348235">
                <text:p>1.70638524348235</text:p>
              </table:table-cell>
              <table:table-cell office:value-type="float" office:value="1.2443491874471">
                <text:p>1.24434918744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1394506658204">
                <text:p>1.91394506658204</text:p>
              </table:table-cell>
              <table:table-cell office:value-type="float" office:value="3.42487764356191">
                <text:p>3.424877643561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070687511315">
                <text:p>3.1070687511315</text:p>
              </table:table-cell>
              <table:table-cell office:value-type="float" office:value="0.53027029891136">
                <text:p>0.53027029891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1925332710751">
                <text:p>3.41925332710751</text:p>
              </table:table-cell>
              <table:table-cell office:value-type="float" office:value="2.96625764571069">
                <text:p>2.966257645710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6720163832256">
                <text:p>1.46720163832256</text:p>
              </table:table-cell>
              <table:table-cell office:value-type="float" office:value="1.00226459283955">
                <text:p>1.00226459283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02954855536248">
                <text:p>4.02954855536248</text:p>
              </table:table-cell>
              <table:table-cell office:value-type="float" office:value="3.4102515503298">
                <text:p>3.4102515503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27804289522737">
                <text:p>4.27804289522737</text:p>
              </table:table-cell>
              <table:table-cell office:value-type="float" office:value="3.19836074260979">
                <text:p>3.198360742609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5153558767203">
                <text:p>3.5153558767203</text:p>
              </table:table-cell>
              <table:table-cell office:value-type="float" office:value="3.50919025258368">
                <text:p>3.509190252583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04760521316716">
                <text:p>2.04760521316716</text:p>
              </table:table-cell>
              <table:table-cell office:value-type="float" office:value="0.682295966392566">
                <text:p>0.6822959663925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2969894647161">
                <text:p>1.22969894647161</text:p>
              </table:table-cell>
              <table:table-cell office:value-type="float" office:value="1.36651969620677">
                <text:p>1.36651969620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7903669839765">
                <text:p>1.77903669839765</text:p>
              </table:table-cell>
              <table:table-cell office:value-type="float" office:value="0.805252297172285">
                <text:p>0.8052522971722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39045607512292">
                <text:p>4.39045607512292</text:p>
              </table:table-cell>
              <table:table-cell office:value-type="float" office:value="3.71053157002126">
                <text:p>3.710531570021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75797800749208">
                <text:p>5.75797800749208</text:p>
              </table:table-cell>
              <table:table-cell office:value-type="float" office:value="5.1342145651149">
                <text:p>5.1342145651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6336304060468">
                <text:p>3.26336304060468</text:p>
              </table:table-cell>
              <table:table-cell office:value-type="float" office:value="3.45463963831025">
                <text:p>3.45463963831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44767621915975">
                <text:p>2.44767621915975</text:p>
              </table:table-cell>
              <table:table-cell office:value-type="float" office:value="0.692087248392411">
                <text:p>0.692087248392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085089180597">
                <text:p>3.0085089180597</text:p>
              </table:table-cell>
              <table:table-cell office:value-type="float" office:value="0.436092186682936">
                <text:p>0.436092186682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2313956466814">
                <text:p>4.12313956466814</text:p>
              </table:table-cell>
              <table:table-cell office:value-type="float" office:value="3.60851711594433">
                <text:p>3.608517115944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9550783126938">
                <text:p>3.99550783126938</text:p>
              </table:table-cell>
              <table:table-cell office:value-type="float" office:value="3.36660448065109">
                <text:p>3.36660448065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3075774521865">
                <text:p>2.63075774521865</text:p>
              </table:table-cell>
              <table:table-cell office:value-type="float" office:value="0.712008350799303">
                <text:p>0.7120083507993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3719380739909">
                <text:p>2.03719380739909</text:p>
              </table:table-cell>
              <table:table-cell office:value-type="float" office:value="1.05828268037992">
                <text:p>1.058282680379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39979078966891">
                <text:p>2.39979078966891</text:p>
              </table:table-cell>
              <table:table-cell office:value-type="float" office:value="1.19341871031306">
                <text:p>1.19341871031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522872433174">
                <text:p>1.8522872433174</text:p>
              </table:table-cell>
              <table:table-cell office:value-type="float" office:value="1.00594882625402">
                <text:p>1.005948826254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3836571465165">
                <text:p>2.53836571465165</text:p>
              </table:table-cell>
              <table:table-cell office:value-type="float" office:value="0.963238449354035">
                <text:p>0.963238449354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9873699759651">
                <text:p>3.99873699759651</text:p>
              </table:table-cell>
              <table:table-cell office:value-type="float" office:value="3.37272433351428">
                <text:p>3.37272433351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9040830825213">
                <text:p>3.59040830825213</text:p>
              </table:table-cell>
              <table:table-cell office:value-type="float" office:value="3.62391392770691">
                <text:p>3.623913927706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8292972341293">
                <text:p>3.8292972341293</text:p>
              </table:table-cell>
              <table:table-cell office:value-type="float" office:value="3.26886337760239">
                <text:p>3.26886337760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1001841669561">
                <text:p>2.51001841669561</text:p>
              </table:table-cell>
              <table:table-cell office:value-type="float" office:value="2.90322197552489">
                <text:p>2.90322197552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95675136630369">
                <text:p>2.95675136630369</text:p>
              </table:table-cell>
              <table:table-cell office:value-type="float" office:value="0.966188413527376">
                <text:p>0.9661884135273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293272122934">
                <text:p>3.8293272122934</text:p>
              </table:table-cell>
              <table:table-cell office:value-type="float" office:value="1.12049705169584">
                <text:p>1.120497051695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983049743639">
                <text:p>3.9983049743639</text:p>
              </table:table-cell>
              <table:table-cell office:value-type="float" office:value="3.48029328525787">
                <text:p>3.480293285257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03813263011721">
                <text:p>3.03813263011721</text:p>
              </table:table-cell>
              <table:table-cell office:value-type="float" office:value="0.973567519639586">
                <text:p>0.9735675196395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7780097108988">
                <text:p>2.97780097108988</text:p>
              </table:table-cell>
              <table:table-cell office:value-type="float" office:value="0.313561677336455">
                <text:p>0.313561677336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5495236024032">
                <text:p>1.05495236024032</text:p>
              </table:table-cell>
              <table:table-cell office:value-type="float" office:value="1.09072250279089">
                <text:p>1.090722502790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6544820219395">
                <text:p>4.46544820219395</text:p>
              </table:table-cell>
              <table:table-cell office:value-type="float" office:value="3.79500464768816">
                <text:p>3.795004647688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80412309236945">
                <text:p>3.80412309236945</text:p>
              </table:table-cell>
              <table:table-cell office:value-type="float" office:value="3.21698617600439">
                <text:p>3.216986176004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6070087284732">
                <text:p>0.916070087284732</text:p>
              </table:table-cell>
              <table:table-cell office:value-type="float" office:value="1.2840355070973">
                <text:p>1.28403550709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1429550451295">
                <text:p>5.21429550451295</text:p>
              </table:table-cell>
              <table:table-cell office:value-type="float" office:value="1.2820973485635">
                <text:p>1.28209734856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0772441162256">
                <text:p>4.40772441162256</text:p>
              </table:table-cell>
              <table:table-cell office:value-type="float" office:value="3.21705076091553">
                <text:p>3.217050760915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37507565572595">
                <text:p>3.37507565572595</text:p>
              </table:table-cell>
              <table:table-cell office:value-type="float" office:value="1.05650999701023">
                <text:p>1.056509997010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30963383424443">
                <text:p>4.30963383424443</text:p>
              </table:table-cell>
              <table:table-cell office:value-type="float" office:value="3.9863100571113">
                <text:p>3.98631005711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250209260176">
                <text:p>3.2250209260176</text:p>
              </table:table-cell>
              <table:table-cell office:value-type="float" office:value="3.2637500753783">
                <text:p>3.26375007537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8673402932939">
                <text:p>3.98673402932939</text:p>
              </table:table-cell>
              <table:table-cell office:value-type="float" office:value="3.44812475646772">
                <text:p>3.448124756467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0340958552089">
                <text:p>2.50340958552089</text:p>
              </table:table-cell>
              <table:table-cell office:value-type="float" office:value="0.329169924512208">
                <text:p>0.329169924512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23890267459367">
                <text:p>4.23890267459367</text:p>
              </table:table-cell>
              <table:table-cell office:value-type="float" office:value="1.27827835546208">
                <text:p>1.278278355462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8107805361965">
                <text:p>0.268107805361965</text:p>
              </table:table-cell>
              <table:table-cell office:value-type="float" office:value="1.38369552576162">
                <text:p>1.383695525761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0077895948623">
                <text:p>2.60077895948623</text:p>
              </table:table-cell>
              <table:table-cell office:value-type="float" office:value="0.697320863389809">
                <text:p>0.6973208633898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91418828935532">
                <text:p>4.91418828935532</text:p>
              </table:table-cell>
              <table:table-cell office:value-type="float" office:value="3.92247339696197">
                <text:p>3.922473396961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15585028405308">
                <text:p>4.15585028405308</text:p>
              </table:table-cell>
              <table:table-cell office:value-type="float" office:value="3.43749948618973">
                <text:p>3.437499486189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8724334105068">
                <text:p>5.18724334105068</text:p>
              </table:table-cell>
              <table:table-cell office:value-type="float" office:value="4.36972279659722">
                <text:p>4.369722796597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7369272006902">
                <text:p>1.37369272006902</text:p>
              </table:table-cell>
              <table:table-cell office:value-type="float" office:value="1.25681881792974">
                <text:p>1.256818817929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6183947422246">
                <text:p>1.76183947422246</text:p>
              </table:table-cell>
              <table:table-cell office:value-type="float" office:value="0.494614987379047">
                <text:p>0.494614987379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1011127486954">
                <text:p>4.71011127486954</text:p>
              </table:table-cell>
              <table:table-cell office:value-type="float" office:value="3.70410386620833">
                <text:p>3.704103866208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69028464693127">
                <text:p>3.69028464693127</text:p>
              </table:table-cell>
              <table:table-cell office:value-type="float" office:value="1.34034322380848">
                <text:p>1.340343223808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71300648909156">
                <text:p>2.71300648909156</text:p>
              </table:table-cell>
              <table:table-cell office:value-type="float" office:value="3.11898824701509">
                <text:p>3.118988247015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11919754119735">
                <text:p>4.11919754119735</text:p>
              </table:table-cell>
              <table:table-cell office:value-type="float" office:value="3.99876433721739">
                <text:p>3.998764337217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69514616968192">
                <text:p>3.69514616968192</text:p>
              </table:table-cell>
              <table:table-cell office:value-type="float" office:value="1.11298369229608">
                <text:p>1.112983692296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1564871435485">
                <text:p>4.1564871435485</text:p>
              </table:table-cell>
              <table:table-cell office:value-type="float" office:value="3.54047298242073">
                <text:p>3.540472982420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22531802897645">
                <text:p>4.22531802897645</text:p>
              </table:table-cell>
              <table:table-cell office:value-type="float" office:value="0.472149300776658">
                <text:p>0.472149300776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44055448516551">
                <text:p>4.44055448516551</text:p>
              </table:table-cell>
              <table:table-cell office:value-type="float" office:value="3.738603090578">
                <text:p>3.7386030905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14887550870603">
                <text:p>0.714887550870603</text:p>
              </table:table-cell>
              <table:table-cell office:value-type="float" office:value="1.16267452563656">
                <text:p>1.16267452563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6797936020071">
                <text:p>2.56797936020071</text:p>
              </table:table-cell>
              <table:table-cell office:value-type="float" office:value="0.453104021462647">
                <text:p>0.4531040214626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6031753574934">
                <text:p>3.96031753574934</text:p>
              </table:table-cell>
              <table:table-cell office:value-type="float" office:value="3.23164757101085">
                <text:p>3.231647571010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112548681653">
                <text:p>4.01112548681653</text:p>
              </table:table-cell>
              <table:table-cell office:value-type="float" office:value="3.47623618660456">
                <text:p>3.47623618660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2256949723307">
                <text:p>3.12256949723307</text:p>
              </table:table-cell>
              <table:table-cell office:value-type="float" office:value="1.04043128303821">
                <text:p>1.040431283038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76638850460231">
                <text:p>3.76638850460231</text:p>
              </table:table-cell>
              <table:table-cell office:value-type="float" office:value="3.49704944401993">
                <text:p>3.497049444019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1951296838349">
                <text:p>3.01951296838349</text:p>
              </table:table-cell>
              <table:table-cell office:value-type="float" office:value="0.754620195838103">
                <text:p>0.754620195838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77445256006624">
                <text:p>2.77445256006624</text:p>
              </table:table-cell>
              <table:table-cell office:value-type="float" office:value="3.16324708552371">
                <text:p>3.163247085523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4279726575571">
                <text:p>4.04279726575571</text:p>
              </table:table-cell>
              <table:table-cell office:value-type="float" office:value="3.42195538849103">
                <text:p>3.421955388491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57158549270475">
                <text:p>3.57158549270475</text:p>
              </table:table-cell>
              <table:table-cell office:value-type="float" office:value="0.335422725053036">
                <text:p>0.335422725053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3716732894416">
                <text:p>3.93716732894416</text:p>
              </table:table-cell>
              <table:table-cell office:value-type="float" office:value="1.0935085707422">
                <text:p>1.09350857074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059968047118">
                <text:p>4.02059968047118</text:p>
              </table:table-cell>
              <table:table-cell office:value-type="float" office:value="3.45079123073563">
                <text:p>3.45079123073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36545745951685">
                <text:p>4.36545745951685</text:p>
              </table:table-cell>
              <table:table-cell office:value-type="float" office:value="4.06719927869204">
                <text:p>4.06719927869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59041807092669">
                <text:p>3.59041807092669</text:p>
              </table:table-cell>
              <table:table-cell office:value-type="float" office:value="3.40361867335435">
                <text:p>3.403618673354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7243662702327">
                <text:p>3.37243662702327</text:p>
              </table:table-cell>
              <table:table-cell office:value-type="float" office:value="0.867018528195472">
                <text:p>0.8670185281954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36614137931693">
                <text:p>2.36614137931693</text:p>
              </table:table-cell>
              <table:table-cell office:value-type="float" office:value="1.27566384574278">
                <text:p>1.275663845742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07607183736425">
                <text:p>3.07607183736425</text:p>
              </table:table-cell>
              <table:table-cell office:value-type="float" office:value="1.1493717035863">
                <text:p>1.14937170358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3469754965267">
                <text:p>4.13469754965267</text:p>
              </table:table-cell>
              <table:table-cell office:value-type="float" office:value="3.15134224047804">
                <text:p>3.151342240478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61395330321996">
                <text:p>3.61395330321996</text:p>
              </table:table-cell>
              <table:table-cell office:value-type="float" office:value="0.818981246470136">
                <text:p>0.818981246470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46418332194291">
                <text:p>3.46418332194291</text:p>
              </table:table-cell>
              <table:table-cell office:value-type="float" office:value="3.75436319692627">
                <text:p>3.754363196926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4719625215263">
                <text:p>2.84719625215263</text:p>
              </table:table-cell>
              <table:table-cell office:value-type="float" office:value="0.512950092502106">
                <text:p>0.512950092502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74601951679601">
                <text:p>3.74601951679601</text:p>
              </table:table-cell>
              <table:table-cell office:value-type="float" office:value="3.14341094218308">
                <text:p>3.143410942183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0419850065848">
                <text:p>3.0419850065848</text:p>
              </table:table-cell>
              <table:table-cell office:value-type="float" office:value="0.418572361757411">
                <text:p>0.418572361757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88609428668208">
                <text:p>3.88609428668208</text:p>
              </table:table-cell>
              <table:table-cell office:value-type="float" office:value="0.937388157837673">
                <text:p>0.9373881578376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044946066207">
                <text:p>3.044946066207</text:p>
              </table:table-cell>
              <table:table-cell office:value-type="float" office:value="1.01883960340863">
                <text:p>1.01883960340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52214832996179">
                <text:p>2.52214832996179</text:p>
              </table:table-cell>
              <table:table-cell office:value-type="float" office:value="0.674563614376222">
                <text:p>0.6745636143762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5265864439462">
                <text:p>3.85265864439462</text:p>
              </table:table-cell>
              <table:table-cell office:value-type="float" office:value="3.53951287967474">
                <text:p>3.539512879674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79121610507742">
                <text:p>3.79121610507742</text:p>
              </table:table-cell>
              <table:table-cell office:value-type="float" office:value="3.88236633188996">
                <text:p>3.882366331889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4415079774659">
                <text:p>3.34415079774659</text:p>
              </table:table-cell>
              <table:table-cell office:value-type="float" office:value="0.930565212591655">
                <text:p>0.9305652125916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6320077656293">
                <text:p>4.16320077656293</text:p>
              </table:table-cell>
              <table:table-cell office:value-type="float" office:value="1.13635544831247">
                <text:p>1.136355448312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52892368710951">
                <text:p>4.52892368710951</text:p>
              </table:table-cell>
              <table:table-cell office:value-type="float" office:value="3.86228128581872">
                <text:p>3.862281285818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63501677386">
                <text:p>4.2063501677386</text:p>
              </table:table-cell>
              <table:table-cell office:value-type="float" office:value="3.60604039899612">
                <text:p>3.606040398996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3766113628271">
                <text:p>2.3766113628271</text:p>
              </table:table-cell>
              <table:table-cell office:value-type="float" office:value="0.867490115599562">
                <text:p>0.8674901155995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64602367329536">
                <text:p>4.64602367329536</text:p>
              </table:table-cell>
              <table:table-cell office:value-type="float" office:value="1.47116739331553">
                <text:p>1.471167393315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5585180943254">
                <text:p>2.95585180943254</text:p>
              </table:table-cell>
              <table:table-cell office:value-type="float" office:value="2.82420501799631">
                <text:p>2.824205017996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2708891594566">
                <text:p>3.2708891594566</text:p>
              </table:table-cell>
              <table:table-cell office:value-type="float" office:value="0.534823897167893">
                <text:p>0.5348238971678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63684360310313">
                <text:p>3.63684360310313</text:p>
              </table:table-cell>
              <table:table-cell office:value-type="float" office:value="3.17347066143224">
                <text:p>3.173470661432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0184921111011">
                <text:p>3.0184921111011</text:p>
              </table:table-cell>
              <table:table-cell office:value-type="float" office:value="0.858225552267306">
                <text:p>0.8582255522673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43197006934457">
                <text:p>5.43197006934457</text:p>
              </table:table-cell>
              <table:table-cell office:value-type="float" office:value="1.90683085864144">
                <text:p>1.90683085864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23930882018256">
                <text:p>5.23930882018256</text:p>
              </table:table-cell>
              <table:table-cell office:value-type="float" office:value="0.883997813916005">
                <text:p>0.883997813916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93697407433672">
                <text:p>4.93697407433672</text:p>
              </table:table-cell>
              <table:table-cell office:value-type="float" office:value="4.3787258832649">
                <text:p>4.37872588326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01538994117758">
                <text:p>4.01538994117758</text:p>
              </table:table-cell>
              <table:table-cell office:value-type="float" office:value="3.48073233222646">
                <text:p>3.48073233222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35826741471367">
                <text:p>2.35826741471367</text:p>
              </table:table-cell>
              <table:table-cell office:value-type="float" office:value="0.612991859150446">
                <text:p>0.612991859150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81880706603">
                <text:p>1.2481880706603</text:p>
              </table:table-cell>
              <table:table-cell office:value-type="float" office:value="0.7781467876352">
                <text:p>0.7781467876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5385776172139">
                <text:p>3.35385776172139</text:p>
              </table:table-cell>
              <table:table-cell office:value-type="float" office:value="3.3188442288793">
                <text:p>3.31884422887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1622980683829">
                <text:p>4.1622980683829</text:p>
              </table:table-cell>
              <table:table-cell office:value-type="float" office:value="3.49562033555921">
                <text:p>3.495620335559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0379511932082">
                <text:p>4.00379511932082</text:p>
              </table:table-cell>
              <table:table-cell office:value-type="float" office:value="3.46038789562882">
                <text:p>3.46038789562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51731437879492">
                <text:p>4.51731437879492</text:p>
              </table:table-cell>
              <table:table-cell office:value-type="float" office:value="4.27728004742722">
                <text:p>4.277280047427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05539839107675">
                <text:p>7.05539839107675</text:p>
              </table:table-cell>
              <table:table-cell office:value-type="float" office:value="3.02926910784817">
                <text:p>3.029269107848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5881044293552">
                <text:p>2.95881044293552</text:p>
              </table:table-cell>
              <table:table-cell office:value-type="float" office:value="0.744493313130049">
                <text:p>0.7444933131300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04292054101748">
                <text:p>4.04292054101748</text:p>
              </table:table-cell>
              <table:table-cell office:value-type="float" office:value="3.52455936312477">
                <text:p>3.524559363124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64038017565605">
                <text:p>2.64038017565605</text:p>
              </table:table-cell>
              <table:table-cell office:value-type="float" office:value="0.793617111567309">
                <text:p>0.7936171115673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8836158762316">
                <text:p>3.98836158762316</text:p>
              </table:table-cell>
              <table:table-cell office:value-type="float" office:value="3.30897801038114">
                <text:p>3.30897801038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2396170565594">
                <text:p>1.42396170565594</text:p>
              </table:table-cell>
              <table:table-cell office:value-type="float" office:value="1.14311581418134">
                <text:p>1.14311581418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6854700661011">
                <text:p>2.6854700661011</text:p>
              </table:table-cell>
              <table:table-cell office:value-type="float" office:value="1.04717492400324">
                <text:p>1.047174924003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4931422947123">
                <text:p>1.64931422947123</text:p>
              </table:table-cell>
              <table:table-cell office:value-type="float" office:value="0.694954514895609">
                <text:p>0.6949545148956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1117748066513">
                <text:p>3.01117748066513</text:p>
              </table:table-cell>
              <table:table-cell office:value-type="float" office:value="1.06116327673032">
                <text:p>1.061163276730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6504077021614">
                <text:p>3.06504077021614</text:p>
              </table:table-cell>
              <table:table-cell office:value-type="float" office:value="0.933999484532351">
                <text:p>0.9339994845323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87102861536634">
                <text:p>2.87102861536634</text:p>
              </table:table-cell>
              <table:table-cell office:value-type="float" office:value="3.58091526974772">
                <text:p>3.58091526974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7800397999483">
                <text:p>3.37800397999483</text:p>
              </table:table-cell>
              <table:table-cell office:value-type="float" office:value="1.29844912727282">
                <text:p>1.298449127272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173638584042471">
                <text:p>-0.0173638584042471</text:p>
              </table:table-cell>
              <table:table-cell office:value-type="float" office:value="1.7186539151784">
                <text:p>1.71865391517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5910139513311">
                <text:p>3.05910139513311</text:p>
              </table:table-cell>
              <table:table-cell office:value-type="float" office:value="1.178479289625">
                <text:p>1.178479289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26762381285788">
                <text:p>3.26762381285788</text:p>
              </table:table-cell>
              <table:table-cell office:value-type="float" office:value="0.540034488893755">
                <text:p>0.5400344888937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26671218382534">
                <text:p>4.26671218382534</text:p>
              </table:table-cell>
              <table:table-cell office:value-type="float" office:value="3.52965439676382">
                <text:p>3.529654396763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5531180224673">
                <text:p>3.25531180224673</text:p>
              </table:table-cell>
              <table:table-cell office:value-type="float" office:value="0.510822888941904">
                <text:p>0.510822888941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28745865013376">
                <text:p>4.28745865013376</text:p>
              </table:table-cell>
              <table:table-cell office:value-type="float" office:value="0.572473702794055">
                <text:p>0.572473702794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5626668372607">
                <text:p>3.15626668372607</text:p>
              </table:table-cell>
              <table:table-cell office:value-type="float" office:value="0.755978836335993">
                <text:p>0.755978836335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42018370414495">
                <text:p>4.42018370414495</text:p>
              </table:table-cell>
              <table:table-cell office:value-type="float" office:value="3.81056649495399">
                <text:p>3.810566494953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8254480475756">
                <text:p>2.98254480475756</text:p>
              </table:table-cell>
              <table:table-cell office:value-type="float" office:value="0.801919870630655">
                <text:p>0.801919870630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89526864859576">
                <text:p>3.89526864859576</text:p>
              </table:table-cell>
              <table:table-cell office:value-type="float" office:value="3.67943850104845">
                <text:p>3.679438501048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82161983072358">
                <text:p>-0.182161983072358</text:p>
              </table:table-cell>
              <table:table-cell office:value-type="float" office:value="1.75319195684677">
                <text:p>1.753191956846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5514763620564">
                <text:p>2.95514763620564</text:p>
              </table:table-cell>
              <table:table-cell office:value-type="float" office:value="0.89387036800388">
                <text:p>0.893870368003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58642712575027">
                <text:p>3.58642712575027</text:p>
              </table:table-cell>
              <table:table-cell office:value-type="float" office:value="3.80555690434703">
                <text:p>3.805556904347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0997197733905">
                <text:p>2.90997197733905</text:p>
              </table:table-cell>
              <table:table-cell office:value-type="float" office:value="0.830362423283855">
                <text:p>0.8303624232838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63385143618763">
                <text:p>3.63385143618763</text:p>
              </table:table-cell>
              <table:table-cell office:value-type="float" office:value="3.61051641033315">
                <text:p>3.61051641033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7409471578298">
                <text:p>3.17409471578298</text:p>
              </table:table-cell>
              <table:table-cell office:value-type="float" office:value="0.805713118132609">
                <text:p>0.8057131181326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1145215196818">
                <text:p>2.11145215196818</text:p>
              </table:table-cell>
              <table:table-cell office:value-type="float" office:value="0.790017010221651">
                <text:p>0.7900170102216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67794985310253">
                <text:p>3.67794985310253</text:p>
              </table:table-cell>
              <table:table-cell office:value-type="float" office:value="0.520175512631215">
                <text:p>0.520175512631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1505398396372">
                <text:p>3.41505398396372</text:p>
              </table:table-cell>
              <table:table-cell office:value-type="float" office:value="3.03923157722683">
                <text:p>3.039231577226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0976127902049">
                <text:p>1.20976127902049</text:p>
              </table:table-cell>
              <table:table-cell office:value-type="float" office:value="1.49161361345264">
                <text:p>1.49161361345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36717368335417">
                <text:p>5.36717368335417</text:p>
              </table:table-cell>
              <table:table-cell office:value-type="float" office:value="1.5498689387098">
                <text:p>1.5498689387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84570134578214">
                <text:p>3.84570134578214</text:p>
              </table:table-cell>
              <table:table-cell office:value-type="float" office:value="3.17529073242219">
                <text:p>3.175290732422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2577574921188">
                <text:p>1.02577574921188</text:p>
              </table:table-cell>
              <table:table-cell office:value-type="float" office:value="1.03403733390328">
                <text:p>1.034037333903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47953965020468">
                <text:p>2.47953965020468</text:p>
              </table:table-cell>
              <table:table-cell office:value-type="float" office:value="1.06416563276495">
                <text:p>1.064165632764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0927005627385">
                <text:p>2.10927005627385</text:p>
              </table:table-cell>
              <table:table-cell office:value-type="float" office:value="1.10958778013619">
                <text:p>1.109587780136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08006823809986">
                <text:p>2.08006823809986</text:p>
              </table:table-cell>
              <table:table-cell office:value-type="float" office:value="3.78628116644552">
                <text:p>3.786281166445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5050753276862">
                <text:p>3.95050753276862</text:p>
              </table:table-cell>
              <table:table-cell office:value-type="float" office:value="3.59816915096255">
                <text:p>3.598169150962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9548835949379">
                <text:p>3.49548835949379</text:p>
              </table:table-cell>
              <table:table-cell office:value-type="float" office:value="3.71410779574641">
                <text:p>3.714107795746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88991772402639">
                <text:p>2.88991772402639</text:p>
              </table:table-cell>
              <table:table-cell office:value-type="float" office:value="0.746016427393442">
                <text:p>0.7460164273934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7555277280129">
                <text:p>0.507555277280129</text:p>
              </table:table-cell>
              <table:table-cell office:value-type="float" office:value="5.00471001548445">
                <text:p>5.004710015484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52823399360257">
                <text:p>3.52823399360257</text:p>
              </table:table-cell>
              <table:table-cell office:value-type="float" office:value="3.33706800085646">
                <text:p>3.33706800085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29459638634848">
                <text:p>3.29459638634848</text:p>
              </table:table-cell>
              <table:table-cell office:value-type="float" office:value="0.705668348197239">
                <text:p>0.7056683481972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1761212667855">
                <text:p>3.01761212667855</text:p>
              </table:table-cell>
              <table:table-cell office:value-type="float" office:value="1.22074851762543">
                <text:p>1.22074851762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54770175994124">
                <text:p>3.54770175994124</text:p>
              </table:table-cell>
              <table:table-cell office:value-type="float" office:value="3.77279390790831">
                <text:p>3.772793907908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69984528807054">
                <text:p>0.669984528807054</text:p>
              </table:table-cell>
              <table:table-cell office:value-type="float" office:value="5.15460222392824">
                <text:p>5.154602223928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92702354805477">
                <text:p>3.92702354805477</text:p>
              </table:table-cell>
              <table:table-cell office:value-type="float" office:value="3.49646869894041">
                <text:p>3.496468698940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34302616985878">
                <text:p>4.34302616985878</text:p>
              </table:table-cell>
              <table:table-cell office:value-type="float" office:value="4.1967843867217">
                <text:p>4.1967843867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05023805600483">
                <text:p>2.05023805600483</text:p>
              </table:table-cell>
              <table:table-cell office:value-type="float" office:value="0.608835265286305">
                <text:p>0.6088352652863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36710671581203">
                <text:p>4.36710671581203</text:p>
              </table:table-cell>
              <table:table-cell office:value-type="float" office:value="3.81125516798985">
                <text:p>3.811255167989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25303960531018">
                <text:p>3.25303960531018</text:p>
              </table:table-cell>
              <table:table-cell office:value-type="float" office:value="0.641193703547882">
                <text:p>0.6411937035478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9756266305493">
                <text:p>3.99756266305493</text:p>
              </table:table-cell>
              <table:table-cell office:value-type="float" office:value="3.61820427782972">
                <text:p>3.618204277829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7605390180127">
                <text:p>3.47605390180127</text:p>
              </table:table-cell>
              <table:table-cell office:value-type="float" office:value="1.03005570022452">
                <text:p>1.030055700224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2967979818825">
                <text:p>2.42967979818825</text:p>
              </table:table-cell>
              <table:table-cell office:value-type="float" office:value="1.14557978420245">
                <text:p>1.145579784202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1635366882661">
                <text:p>4.1635366882661</text:p>
              </table:table-cell>
              <table:table-cell office:value-type="float" office:value="0.901017631125633">
                <text:p>0.9010176311256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5418664742209">
                <text:p>4.15418664742209</text:p>
              </table:table-cell>
              <table:table-cell office:value-type="float" office:value="3.92116480785214">
                <text:p>3.921164807852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03147207771808">
                <text:p>4.03147207771808</text:p>
              </table:table-cell>
              <table:table-cell office:value-type="float" office:value="3.55817563847287">
                <text:p>3.55817563847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9292893386725">
                <text:p>2.99292893386725</text:p>
              </table:table-cell>
              <table:table-cell office:value-type="float" office:value="1.24372480653801">
                <text:p>1.243724806538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77073797343888">
                <text:p>0.477073797343888</text:p>
              </table:table-cell>
              <table:table-cell office:value-type="float" office:value="1.1522446502261">
                <text:p>1.1522446502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80445425871286">
                <text:p>3.80445425871286</text:p>
              </table:table-cell>
              <table:table-cell office:value-type="float" office:value="3.47914730223656">
                <text:p>3.479147302236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81254417706639">
                <text:p>3.81254417706639</text:p>
              </table:table-cell>
              <table:table-cell office:value-type="float" office:value="3.83836871176742">
                <text:p>3.8383687117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